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Reference">
      <style:paragraph-properties fo:break-before="page">
        <style:tab-stops/>
      </style:paragraph-properties>
    </style:style>
    <style:style style:name="P30" style:family="paragraph" style:parent-style-name="Contents_20_Heading">
      <style:paragraph-properties fo:break-before="page"/>
    </style:style>
    <style:style style:name="P31" style:family="paragraph" style:parent-style-name="Reference">
      <style:paragraph-properties>
        <style:tab-stops/>
      </style:paragraph-properties>
    </style:style>
    <style:style style:name="P32" style:family="paragraph" style:parent-style-name="Reference">
      <style:text-properties officeooo:rsid="0083e2e4" officeooo:paragraph-rsid="0083e2e4"/>
    </style:style>
    <style:style style:name="P33" style:family="paragraph" style:parent-style-name="Note">
      <style:text-properties fo:font-style="normal" style:font-style-asian="normal" style:font-style-complex="normal"/>
    </style:style>
    <style:style style:name="P34" style:family="paragraph" style:parent-style-name="Note">
      <style:text-properties officeooo:paragraph-rsid="002797df"/>
    </style:style>
    <style:style style:name="P35" style:family="paragraph" style:parent-style-name="Note">
      <style:text-properties officeooo:paragraph-rsid="009addbb"/>
    </style:style>
    <style:style style:name="P36" style:family="paragraph" style:parent-style-name="Option_20_title">
      <style:text-properties style:font-style-asian="normal" style:font-style-complex="normal"/>
    </style:style>
    <style:style style:name="P37" style:family="paragraph" style:parent-style-name="Option_20_title">
      <style:text-properties fo:font-style="normal" style:font-style-asian="normal" style:font-style-complex="normal"/>
    </style:style>
    <style:style style:name="P38" style:family="paragraph" style:parent-style-name="Option_20_title">
      <style:text-properties officeooo:paragraph-rsid="00283a1c"/>
    </style:style>
    <style:style style:name="P39" style:family="paragraph" style:parent-style-name="Option_20_title">
      <style:text-properties officeooo:rsid="0068dc3f"/>
    </style:style>
    <style:style style:name="P40" style:family="paragraph" style:parent-style-name="Option_20_title">
      <style:text-properties officeooo:paragraph-rsid="00ab13e5"/>
    </style:style>
    <style:style style:name="P41" style:family="paragraph" style:parent-style-name="Option_20_title">
      <style:text-properties officeooo:paragraph-rsid="00bfe008"/>
    </style:style>
    <style:style style:name="P42" style:family="paragraph" style:parent-style-name="Note">
      <style:paragraph-properties fo:margin-left="11.99mm" fo:margin-right="0mm" fo:text-indent="-11.99mm" style:auto-text-indent="false"/>
    </style:style>
    <style:style style:name="P43" style:family="paragraph" style:parent-style-name="Option">
      <style:paragraph-properties fo:margin-left="0mm" fo:margin-right="0mm" fo:text-indent="0mm" style:auto-text-indent="false"/>
    </style:style>
    <style:style style:name="P44" style:family="paragraph" style:parent-style-name="Footnote">
      <style:text-properties officeooo:rsid="0015d65b" officeooo:paragraph-rsid="0015d65b"/>
    </style:style>
    <style:style style:name="P45" style:family="paragraph" style:parent-style-name="Footnote">
      <style:text-properties officeooo:rsid="00259ac4" officeooo:paragraph-rsid="00259ac4"/>
    </style:style>
    <style:style style:name="P46" style:family="paragraph" style:parent-style-name="Footnote">
      <style:text-properties officeooo:rsid="002706f7" officeooo:paragraph-rsid="002706f7"/>
    </style:style>
    <style:style style:name="P47" style:family="paragraph" style:parent-style-name="Footnote">
      <style:text-properties officeooo:rsid="002797df" officeooo:paragraph-rsid="002797df"/>
    </style:style>
    <style:style style:name="P48" style:family="paragraph" style:parent-style-name="Footnote">
      <style:text-properties officeooo:rsid="00283a1c" officeooo:paragraph-rsid="00283a1c"/>
    </style:style>
    <style:style style:name="P49" style:family="paragraph" style:parent-style-name="Footnote">
      <style:text-properties officeooo:rsid="002ee9f8" officeooo:paragraph-rsid="002ee9f8"/>
    </style:style>
    <style:style style:name="P50" style:family="paragraph" style:parent-style-name="Footnote">
      <style:text-properties officeooo:rsid="003e47c0" officeooo:paragraph-rsid="003e47c0"/>
    </style:style>
    <style:style style:name="P51" style:family="paragraph" style:parent-style-name="Footnote">
      <style:text-properties officeooo:rsid="00813323" officeooo:paragraph-rsid="00813323"/>
    </style:style>
    <style:style style:name="P52" style:family="paragraph" style:parent-style-name="Footnote">
      <style:text-properties officeooo:rsid="0083e2e4" officeooo:paragraph-rsid="0083e2e4"/>
    </style:style>
    <style:style style:name="P53" style:family="paragraph" style:parent-style-name="Answer">
      <style:text-properties officeooo:paragraph-rsid="002797df"/>
    </style:style>
    <style:style style:name="P54" style:family="paragraph" style:parent-style-name="Answer">
      <style:text-properties officeooo:rsid="0037af8d" officeooo:paragraph-rsid="0037af8d"/>
    </style:style>
    <style:style style:name="P55" style:family="paragraph" style:parent-style-name="Answer">
      <style:text-properties officeooo:paragraph-rsid="008db1e9"/>
    </style:style>
    <style:style style:name="P56" style:family="paragraph" style:parent-style-name="Answer">
      <style:text-properties officeooo:rsid="008db1e9" officeooo:paragraph-rsid="008db1e9"/>
    </style:style>
    <style:style style:name="P57" style:family="paragraph" style:parent-style-name="Answer">
      <style:text-properties officeooo:paragraph-rsid="00a3938e"/>
    </style:style>
    <style:style style:name="P58" style:family="paragraph" style:parent-style-name="Option_20_Start">
      <style:text-properties officeooo:paragraph-rsid="002706f7"/>
    </style:style>
    <style:style style:name="P59" style:family="paragraph" style:parent-style-name="Option_20_Start">
      <style:text-properties officeooo:paragraph-rsid="002797df"/>
    </style:style>
    <style:style style:name="P60" style:family="paragraph" style:parent-style-name="Option_20_Start">
      <style:text-properties officeooo:paragraph-rsid="00283a1c"/>
    </style:style>
    <style:style style:name="P61" style:family="paragraph" style:parent-style-name="Option_20_Start">
      <style:text-properties officeooo:rsid="00283a1c" officeooo:paragraph-rsid="00283a1c"/>
    </style:style>
    <style:style style:name="P62" style:family="paragraph" style:parent-style-name="Option_20_Start">
      <style:text-properties officeooo:paragraph-rsid="0030f54a"/>
    </style:style>
    <style:style style:name="P63" style:family="paragraph" style:parent-style-name="Option_20_Start">
      <style:text-properties officeooo:paragraph-rsid="006c2030"/>
    </style:style>
    <style:style style:name="P64" style:family="paragraph" style:parent-style-name="Option_20_Start">
      <style:text-properties officeooo:paragraph-rsid="007a1f5a"/>
    </style:style>
    <style:style style:name="P65" style:family="paragraph" style:parent-style-name="Option_20_Start">
      <style:text-properties officeooo:rsid="009f61a1" officeooo:paragraph-rsid="009f61a1"/>
    </style:style>
    <style:style style:name="P66" style:family="paragraph" style:parent-style-name="Option_20_Start">
      <style:text-properties officeooo:paragraph-rsid="00ab13e5"/>
    </style:style>
    <style:style style:name="P67" style:family="paragraph" style:parent-style-name="Option_20_Start">
      <style:text-properties officeooo:rsid="00aca646" officeooo:paragraph-rsid="00aca646"/>
    </style:style>
    <style:style style:name="P68" style:family="paragraph" style:parent-style-name="Option_20_Start">
      <style:text-properties officeooo:rsid="00ba05c8" officeooo:paragraph-rsid="00ba05c8"/>
    </style:style>
    <style:style style:name="P69" style:family="paragraph" style:parent-style-name="Option_20_Start">
      <style:text-properties officeooo:rsid="00ba05c8" officeooo:paragraph-rsid="00ba3a04"/>
    </style:style>
    <style:style style:name="P70" style:family="paragraph" style:parent-style-name="Option_20_Start">
      <style:text-properties officeooo:rsid="00ba05c8" officeooo:paragraph-rsid="00bc03fd"/>
    </style:style>
    <style:style style:name="P71" style:family="paragraph" style:parent-style-name="Option_20_Start">
      <style:text-properties officeooo:rsid="00ba05c8" officeooo:paragraph-rsid="00bd3e3d"/>
    </style:style>
    <style:style style:name="P72" style:family="paragraph" style:parent-style-name="Option_20_Start">
      <style:text-properties officeooo:paragraph-rsid="00bc03fd"/>
    </style:style>
    <style:style style:name="P73" style:family="paragraph" style:parent-style-name="Table">
      <style:text-properties officeooo:paragraph-rsid="00618721"/>
    </style:style>
    <style:style style:name="P74" style:family="paragraph" style:parent-style-name="Source_20_code">
      <style:text-properties officeooo:rsid="006496a9" officeooo:paragraph-rsid="006496a9"/>
    </style:style>
    <style:style style:name="P75" style:family="paragraph" style:parent-style-name="Source_20_code">
      <style:text-properties officeooo:paragraph-rsid="00a3682d"/>
    </style:style>
    <style:style style:name="P76" style:family="paragraph" style:parent-style-name="Source_20_code">
      <style:text-properties officeooo:rsid="00a3682d" officeooo:paragraph-rsid="00a3682d"/>
    </style:style>
    <style:style style:name="P77" style:family="paragraph" style:parent-style-name="Option_20_note">
      <style:text-properties officeooo:paragraph-rsid="007a1f5a"/>
    </style:style>
    <style:style style:name="P78" style:family="paragraph" style:parent-style-name="Option_20_note">
      <style:text-properties officeooo:rsid="009f61a1" officeooo:paragraph-rsid="009f61a1"/>
    </style:style>
    <style:style style:name="P79" style:family="paragraph" style:parent-style-name="Option_20_note">
      <style:text-properties officeooo:rsid="00a06f13" officeooo:paragraph-rsid="00a06f13"/>
    </style:style>
    <style:style style:name="P80" style:family="paragraph" style:parent-style-name="Table_20_index_20_1">
      <style:paragraph-properties>
        <style:tab-stops>
          <style:tab-stop style:position="170mm" style:type="right" style:leader-style="dotted" style:leader-text="."/>
        </style:tab-stops>
      </style:paragraph-properties>
    </style:style>
    <style:style style:name="P81" style:family="paragraph" style:parent-style-name="Illustration_20_Index_20_1">
      <style:paragraph-properties>
        <style:tab-stops>
          <style:tab-stop style:position="170mm" style:type="right" style:leader-style="dotted" style:leader-text="."/>
        </style:tab-stops>
      </style:paragraph-properties>
    </style:style>
    <style:style style:name="P82" style:family="paragraph" style:parent-style-name="Command_20_Start">
      <style:text-properties officeooo:paragraph-rsid="009816eb"/>
    </style:style>
    <style:style style:name="P83" style:family="paragraph" style:parent-style-name="Command_20_End">
      <style:text-properties officeooo:paragraph-rsid="0098d308"/>
    </style:style>
    <style:style style:name="P84" style:family="paragraph" style:parent-style-name="Text_20_Body_20_Start">
      <style:text-properties officeooo:paragraph-rsid="00ae8774"/>
    </style:style>
    <style:style style:name="P85" style:family="paragraph" style:parent-style-name="Index_20_1">
      <style:paragraph-properties>
        <style:tab-stops>
          <style:tab-stop style:position="170mm" style:type="right" style:leader-style="dotted" style:leader-text="."/>
        </style:tab-stops>
      </style:paragraph-properties>
    </style:style>
    <style:style style:name="P86" style:family="paragraph" style:parent-style-name="Option">
      <style:text-properties officeooo:rsid="00bfe008" officeooo:paragraph-rsid="00bfe008"/>
    </style:style>
    <style:style style:name="P87" style:family="paragraph" style:parent-style-name="Index_20_Separator">
      <style:paragraph-properties>
        <style:tab-stops/>
      </style:paragraph-properties>
    </style:style>
    <style:style style:name="P88" style:family="paragraph" style:parent-style-name="Contents_20_3">
      <style:paragraph-properties>
        <style:tab-stops>
          <style:tab-stop style:position="160.02mm" style:type="right" style:leader-style="dotted" style:leader-text="."/>
        </style:tab-stops>
      </style:paragraph-properties>
    </style:style>
    <style:style style:name="P89" style:family="paragraph" style:parent-style-name="Contents_20_4">
      <style:paragraph-properties>
        <style:tab-stops>
          <style:tab-stop style:position="155.03mm" style:type="right" style:leader-style="dotted" style:leader-text="."/>
        </style:tab-stops>
      </style:paragraph-properties>
    </style:style>
    <style:style style:name="P90" style:family="paragraph" style:parent-style-name="Contents_20_2">
      <style:paragraph-properties>
        <style:tab-stops>
          <style:tab-stop style:position="165.01mm" style:type="right" style:leader-style="dotted" style:leader-text="."/>
        </style:tab-stops>
      </style:paragraph-properties>
    </style:style>
    <style:style style:name="P91" style:family="paragraph" style:parent-style-name="Contents_20_1">
      <style:paragraph-properties>
        <style:tab-stops>
          <style:tab-stop style:position="170mm" style:type="right" style:leader-style="dotted" style:leader-text="."/>
        </style:tab-stops>
      </style:paragraph-properties>
    </style:style>
    <style:style style:name="P92" style:family="paragraph" style:parent-style-name="Standard" style:list-style-name="L8"/>
    <style:style style:name="P93" style:family="paragraph" style:parent-style-name="Text_20_body" style:list-style-name="L9"/>
    <style:style style:name="P94" style:family="paragraph" style:parent-style-name="Heading_20_1" style:list-style-name="">
      <style:paragraph-properties fo:text-align="justify" style:justify-single-word="false"/>
    </style:style>
    <style:style style:name="P95" style:family="paragraph" style:parent-style-name="Heading_20_1">
      <style:paragraph-properties fo:break-before="page"/>
    </style:style>
    <style:style style:name="P96" style:family="paragraph" style:parent-style-name="Heading_20_2">
      <style:text-properties officeooo:rsid="00868084" officeooo:paragraph-rsid="00868084"/>
    </style:style>
    <style:style style:name="P97" style:family="paragraph" style:parent-style-name="Heading_20_2">
      <style:text-properties officeooo:paragraph-rsid="00a9b12c"/>
    </style:style>
    <style:style style:name="P98" style:family="paragraph" style:parent-style-name="Heading_20_2" style:list-style-name="">
      <style:paragraph-properties fo:text-align="justify" style:justify-single-word="false"/>
    </style:style>
    <style:style style:name="P99" style:family="paragraph" style:parent-style-name="Heading_20_2">
      <style:text-properties officeooo:rsid="0032c6b2" officeooo:paragraph-rsid="0032c6b2"/>
    </style:style>
    <style:style style:name="P100" style:family="paragraph" style:parent-style-name="Heading_20_2">
      <style:paragraph-properties fo:break-before="page"/>
    </style:style>
    <style:style style:name="P101" style:family="paragraph" style:parent-style-name="Heading_20_3">
      <style:text-properties officeooo:paragraph-rsid="00918711"/>
    </style:style>
    <style:style style:name="P102" style:family="paragraph" style:parent-style-name="Heading_20_3">
      <style:text-properties style:font-style-asian="normal" style:font-style-complex="normal"/>
    </style:style>
    <style:style style:name="P103" style:family="paragraph" style:parent-style-name="Heading_20_3">
      <style:text-properties officeooo:rsid="009f61a1" officeooo:paragraph-rsid="009f61a1"/>
    </style:style>
    <style:style style:name="P104" style:family="paragraph" style:parent-style-name="Heading_20_3">
      <style:text-properties officeooo:paragraph-rsid="002706f7"/>
    </style:style>
    <style:style style:name="P105" style:family="paragraph" style:parent-style-name="Heading_20_3">
      <style:paragraph-properties fo:break-before="page"/>
    </style:style>
    <style:style style:name="P106" style:family="paragraph" style:parent-style-name="Heading_20_4">
      <style:text-properties officeooo:rsid="003b244f" officeooo:paragraph-rsid="003b244f"/>
    </style:style>
    <style:style style:name="P107" style:family="paragraph" style:parent-style-name="Heading_20_4">
      <style:text-properties officeooo:rsid="003e8725" officeooo:paragraph-rsid="003e8725"/>
    </style:style>
    <style:style style:name="P108" style:family="paragraph" style:parent-style-name="Heading_20_4">
      <style:text-properties officeooo:rsid="00918711"/>
    </style:style>
    <style:style style:name="P109" style:family="paragraph" style:parent-style-name="List_20_1">
      <style:text-properties officeooo:rsid="006f49b8" officeooo:paragraph-rsid="006f49b8"/>
    </style:style>
    <style:style style:name="P110" style:family="paragraph" style:parent-style-name="List_20_1">
      <style:text-properties officeooo:rsid="0068dddf" officeooo:paragraph-rsid="0068dddf"/>
    </style:style>
    <style:style style:name="P111" style:family="paragraph" style:parent-style-name="List_20_1">
      <style:text-properties officeooo:rsid="008310a8" officeooo:paragraph-rsid="008310a8"/>
    </style:style>
    <style:style style:name="P112" style:family="paragraph" style:parent-style-name="List_20_1">
      <style:text-properties officeooo:rsid="0093db33"/>
    </style:style>
    <style:style style:name="P113" style:family="paragraph" style:parent-style-name="List_20_1">
      <style:text-properties officeooo:paragraph-rsid="004dfd2b"/>
    </style:style>
    <style:style style:name="P114" style:family="paragraph" style:parent-style-name="List_20_1">
      <style:text-properties officeooo:paragraph-rsid="00b02fc0"/>
    </style:style>
    <style:style style:name="P115" style:family="paragraph" style:parent-style-name="List_20_1">
      <style:text-properties officeooo:rsid="00b02fc0" officeooo:paragraph-rsid="00b02fc0"/>
    </style:style>
    <style:style style:name="P116" style:family="paragraph" style:parent-style-name="List_20_1">
      <style:text-properties fo:font-style="italic" officeooo:rsid="00b02fc0" officeooo:paragraph-rsid="00b02fc0" style:font-style-asian="italic" style:font-style-complex="italic"/>
    </style:style>
    <style:style style:name="P117" style:family="paragraph" style:parent-style-name="List_20_1">
      <style:text-properties officeooo:rsid="0038d579" officeooo:paragraph-rsid="0038d579"/>
    </style:style>
    <style:style style:name="P118" style:family="paragraph" style:parent-style-name="List_20_1">
      <style:text-properties officeooo:paragraph-rsid="0038d579"/>
    </style:style>
    <style:style style:name="P119" style:family="paragraph" style:parent-style-name="List_20_1">
      <style:text-properties officeooo:paragraph-rsid="0042e302"/>
    </style:style>
    <style:style style:name="P120" style:family="paragraph" style:parent-style-name="List_20_1">
      <style:text-properties officeooo:rsid="0042e302" officeooo:paragraph-rsid="0042e302"/>
    </style:style>
    <style:style style:name="P121" style:family="paragraph" style:parent-style-name="List_20_1">
      <style:text-properties officeooo:paragraph-rsid="004495ea"/>
    </style:style>
    <style:style style:name="P122" style:family="paragraph" style:parent-style-name="List_20_1">
      <style:text-properties officeooo:paragraph-rsid="0013ea2a"/>
    </style:style>
    <style:style style:name="P123" style:family="paragraph" style:parent-style-name="List_20_1_20_Cont." style:list-style-name="L4"/>
    <style:style style:name="P124" style:family="paragraph" style:parent-style-name="List_20_1_20_Cont.">
      <style:paragraph-properties fo:margin-left="12.51mm" fo:margin-right="0mm" fo:text-indent="-4mm" style:auto-text-indent="false"/>
    </style:style>
    <style:style style:name="P125" style:family="paragraph" style:parent-style-name="Option" style:list-style-name="L9"/>
    <style:style style:name="P126" style:family="paragraph" style:parent-style-name="List_20_1_20_End" style:list-style-name="L3"/>
    <style:style style:name="P127" style:family="paragraph" style:parent-style-name="List_20_1_20_End" style:list-style-name="L6">
      <style:text-properties officeooo:paragraph-rsid="00272990"/>
    </style:style>
    <style:style style:name="P128" style:family="paragraph" style:parent-style-name="List_20_1_20_End">
      <style:text-properties officeooo:rsid="0038d579" officeooo:paragraph-rsid="0038d579"/>
    </style:style>
    <style:style style:name="P129" style:family="paragraph" style:parent-style-name="List_20_1_20_End">
      <style:text-properties officeooo:paragraph-rsid="0013ea2a"/>
    </style:style>
    <style:style style:name="P130" style:family="paragraph" style:parent-style-name="List_20_1_20_End">
      <style:text-properties officeooo:rsid="0013ea2a" officeooo:paragraph-rsid="0013ea2a"/>
    </style:style>
    <style:style style:name="P131" style:family="paragraph" style:parent-style-name="List_20_1_20_End" style:list-style-name="L10"/>
    <style:style style:name="P132" style:family="paragraph" style:parent-style-name="List_20_1_20_End" style:list-style-name="L11"/>
    <style:style style:name="P133" style:family="paragraph" style:parent-style-name="List_20_1_20_End">
      <style:paragraph-properties fo:margin-left="12.51mm" fo:margin-right="0mm" fo:text-indent="-4mm" style:auto-text-indent="false"/>
    </style:style>
    <style:style style:name="P134" style:family="paragraph" style:parent-style-name="List_20_1_20_Start" style:list-style-name="L1"/>
    <style:style style:name="P135" style:family="paragraph" style:parent-style-name="List_20_1_20_Start" style:list-style-name="L2"/>
    <style:style style:name="P136" style:family="paragraph" style:parent-style-name="List_20_1_20_Start" style:list-style-name="L4"/>
    <style:style style:name="P137" style:family="paragraph" style:parent-style-name="List_20_1_20_Start" style:list-style-name="L5">
      <style:text-properties officeooo:paragraph-rsid="006f49b8"/>
    </style:style>
    <style:style style:name="P138" style:family="paragraph" style:parent-style-name="List_20_1_20_Start" style:list-style-name="L6"/>
    <style:style style:name="P139" style:family="paragraph" style:parent-style-name="List_20_1_20_Start" style:list-style-name="L7"/>
    <style:style style:name="P140" style:family="paragraph" style:parent-style-name="List_20_1_20_Start">
      <style:text-properties officeooo:paragraph-rsid="0013ea2a"/>
    </style:style>
    <style:style style:name="P141" style:family="paragraph" style:parent-style-name="List_20_1_20_Start">
      <style:text-properties officeooo:rsid="0013ea2a" officeooo:paragraph-rsid="0014b6e1"/>
    </style:style>
    <style:style style:name="P142" style:family="paragraph" style:parent-style-name="List_20_1_20_Start" style:list-style-name="L10"/>
    <style:style style:name="P143" style:family="paragraph" style:parent-style-name="List_20_1_20_Start" style:list-style-name="L11"/>
    <style:style style:name="P144" style:family="paragraph" style:parent-style-name="List_20_1_20_Start">
      <style:paragraph-properties fo:margin-left="12.51mm" fo:margin-right="0mm" fo:text-indent="-4.06mm" style:auto-text-indent="false"/>
    </style:style>
    <style:style style:name="P145" style:family="paragraph" style:parent-style-name="Question">
      <style:text-properties officeooo:paragraph-rsid="00a3938e"/>
    </style:style>
    <style:style style:name="P146" style:family="paragraph" style:parent-style-name="Question">
      <style:text-properties officeooo:rsid="0037af8d" officeooo:paragraph-rsid="0037af8d"/>
    </style:style>
    <style:style style:name="P147" style:family="paragraph" style:parent-style-name="Question">
      <style:text-properties officeooo:rsid="008db1e9" officeooo:paragraph-rsid="008db1e9"/>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officeooo:rsid="00ab13e5" style:font-style-asian="normal" style:font-style-complex="normal"/>
    </style:style>
    <style:style style:name="T15" style:family="text">
      <style:text-properties style:text-position="super 58%"/>
    </style:style>
    <style:style style:name="T16" style:family="text">
      <style:text-properties style:text-position="super 58%" style:font-style-asian="italic" style:font-style-complex="italic"/>
    </style:style>
    <style:style style:name="T17" style:family="text">
      <style:text-properties style:text-position="super 58%" officeooo:rsid="00272990"/>
    </style:style>
    <style:style style:name="T18" style:family="text">
      <style:text-properties style:font-style-asian="italic" style:font-style-complex="italic"/>
    </style:style>
    <style:style style:name="T19" style:family="text">
      <style:text-properties style:text-underline-style="solid" style:text-underline-width="auto" style:text-underline-color="font-color" style:font-style-asian="normal" style:font-style-complex="normal"/>
    </style:style>
    <style:style style:name="T20" style:family="text">
      <style:text-properties style:font-name="Ume P Mincho S3" style:font-name-asian="Ume P Mincho S3" style:font-name-complex="Ume P Mincho S3"/>
    </style:style>
    <style:style style:name="T21" style:family="text">
      <style:text-properties fo:font-weight="bold" style:font-weight-asian="bold" style:font-weight-complex="bold"/>
    </style:style>
    <style:style style:name="T22" style:family="text">
      <style:text-properties officeooo:rsid="0013ea2a"/>
    </style:style>
    <style:style style:name="T23" style:family="text">
      <style:text-properties officeooo:rsid="0014b6e1"/>
    </style:style>
    <style:style style:name="T24" style:family="text">
      <style:text-properties officeooo:rsid="0015d65b"/>
    </style:style>
    <style:style style:name="T25" style:family="text">
      <style:text-properties officeooo:rsid="00259ac4"/>
    </style:style>
    <style:style style:name="T26" style:family="text">
      <style:text-properties officeooo:rsid="002706f7"/>
    </style:style>
    <style:style style:name="T27" style:family="text">
      <style:text-properties officeooo:rsid="00272990"/>
    </style:style>
    <style:style style:name="T28" style:family="text">
      <style:text-properties officeooo:rsid="002797df"/>
    </style:style>
    <style:style style:name="T29" style:family="text">
      <style:text-properties officeooo:rsid="00283a1c"/>
    </style:style>
    <style:style style:name="T30" style:family="text">
      <style:text-properties officeooo:rsid="00297a38"/>
    </style:style>
    <style:style style:name="T31" style:family="text">
      <style:text-properties officeooo:rsid="002a1459"/>
    </style:style>
    <style:style style:name="T32" style:family="text">
      <style:text-properties officeooo:rsid="002d4b7d"/>
    </style:style>
    <style:style style:name="T33" style:family="text">
      <style:text-properties officeooo:rsid="002db773"/>
    </style:style>
    <style:style style:name="T34" style:family="text">
      <style:text-properties officeooo:rsid="002ee9f8"/>
    </style:style>
    <style:style style:name="T35" style:family="text">
      <style:text-properties officeooo:rsid="00302c38"/>
    </style:style>
    <style:style style:name="T36" style:family="text">
      <style:text-properties officeooo:rsid="0030f54a"/>
    </style:style>
    <style:style style:name="T37" style:family="text">
      <style:text-properties officeooo:rsid="00330a2b"/>
    </style:style>
    <style:style style:name="T38" style:family="text">
      <style:text-properties officeooo:rsid="0034fa7e"/>
    </style:style>
    <style:style style:name="T39" style:family="text">
      <style:text-properties officeooo:rsid="0036e484"/>
    </style:style>
    <style:style style:name="T40" style:family="text">
      <style:text-properties officeooo:rsid="0038929b"/>
    </style:style>
    <style:style style:name="T41" style:family="text">
      <style:text-properties officeooo:rsid="0039b912"/>
    </style:style>
    <style:style style:name="T42" style:family="text">
      <style:text-properties officeooo:rsid="003b244f"/>
    </style:style>
    <style:style style:name="T43" style:family="text">
      <style:text-properties officeooo:rsid="003c91ca"/>
    </style:style>
    <style:style style:name="T44" style:family="text">
      <style:text-properties officeooo:rsid="003d2435"/>
    </style:style>
    <style:style style:name="T45" style:family="text">
      <style:text-properties officeooo:rsid="003e47c0"/>
    </style:style>
    <style:style style:name="T46" style:family="text">
      <style:text-properties officeooo:rsid="003e8725"/>
    </style:style>
    <style:style style:name="T47" style:family="text">
      <style:text-properties officeooo:rsid="0041c449"/>
    </style:style>
    <style:style style:name="T48" style:family="text">
      <style:text-properties officeooo:rsid="00426797"/>
    </style:style>
    <style:style style:name="T49" style:family="text">
      <style:text-properties officeooo:rsid="0042e302"/>
    </style:style>
    <style:style style:name="T50" style:family="text">
      <style:text-properties officeooo:rsid="004495ea"/>
    </style:style>
    <style:style style:name="T51" style:family="text">
      <style:text-properties officeooo:rsid="0044bc21"/>
    </style:style>
    <style:style style:name="T52" style:family="text">
      <style:text-properties officeooo:rsid="004dfd2b"/>
    </style:style>
    <style:style style:name="T53" style:family="text">
      <style:text-properties officeooo:rsid="0050c1de"/>
    </style:style>
    <style:style style:name="T54" style:family="text">
      <style:text-properties officeooo:rsid="005246f6"/>
    </style:style>
    <style:style style:name="T55" style:family="text">
      <style:text-properties officeooo:rsid="00535d91"/>
    </style:style>
    <style:style style:name="T56" style:family="text">
      <style:text-properties officeooo:rsid="00547596"/>
    </style:style>
    <style:style style:name="T57" style:family="text">
      <style:text-properties officeooo:rsid="0056d64d"/>
    </style:style>
    <style:style style:name="T58" style:family="text">
      <style:text-properties officeooo:rsid="00585f9b"/>
    </style:style>
    <style:style style:name="T59" style:family="text">
      <style:text-properties officeooo:rsid="0016c718"/>
    </style:style>
    <style:style style:name="T60" style:family="text">
      <style:text-properties officeooo:rsid="005c5ea5"/>
    </style:style>
    <style:style style:name="T61" style:family="text">
      <style:text-properties officeooo:rsid="005eb9c6"/>
    </style:style>
    <style:style style:name="T62" style:family="text">
      <style:text-properties officeooo:rsid="00618721"/>
    </style:style>
    <style:style style:name="T63" style:family="text">
      <style:text-properties officeooo:rsid="0062e13e"/>
    </style:style>
    <style:style style:name="T64" style:family="text">
      <style:text-properties officeooo:rsid="00647896"/>
    </style:style>
    <style:style style:name="T65" style:family="text">
      <style:text-properties officeooo:rsid="00662ed2"/>
    </style:style>
    <style:style style:name="T66" style:family="text">
      <style:text-properties officeooo:rsid="006a1074"/>
    </style:style>
    <style:style style:name="T67" style:family="text">
      <style:text-properties officeooo:rsid="006b1df6"/>
    </style:style>
    <style:style style:name="T68" style:family="text">
      <style:text-properties officeooo:rsid="006c2030"/>
    </style:style>
    <style:style style:name="T69" style:family="text">
      <style:text-properties officeooo:rsid="00715870"/>
    </style:style>
    <style:style style:name="T70" style:family="text">
      <style:text-properties officeooo:rsid="0073ad2a"/>
    </style:style>
    <style:style style:name="T71" style:family="text">
      <style:text-properties officeooo:rsid="00756d63"/>
    </style:style>
    <style:style style:name="T72" style:family="text">
      <style:text-properties officeooo:rsid="00762dd6"/>
    </style:style>
    <style:style style:name="T73" style:family="text">
      <style:text-properties officeooo:rsid="00766659"/>
    </style:style>
    <style:style style:name="T74" style:family="text">
      <style:text-properties officeooo:rsid="00766a47"/>
    </style:style>
    <style:style style:name="T75" style:family="text">
      <style:text-properties officeooo:rsid="007a1f5a"/>
    </style:style>
    <style:style style:name="T76" style:family="text">
      <style:text-properties officeooo:rsid="00813323"/>
    </style:style>
    <style:style style:name="T77" style:family="text">
      <style:text-properties officeooo:rsid="008310a8"/>
    </style:style>
    <style:style style:name="T78" style:family="text">
      <style:text-properties officeooo:rsid="0083e2e4"/>
    </style:style>
    <style:style style:name="T79" style:family="text">
      <style:text-properties officeooo:rsid="0084a069"/>
    </style:style>
    <style:style style:name="T80" style:family="text">
      <style:text-properties officeooo:rsid="00899f22"/>
    </style:style>
    <style:style style:name="T81" style:family="text">
      <style:text-properties officeooo:rsid="008a21a5"/>
    </style:style>
    <style:style style:name="T82" style:family="text">
      <style:text-properties officeooo:rsid="008bbbf4"/>
    </style:style>
    <style:style style:name="T83" style:family="text">
      <style:text-properties officeooo:rsid="008d2da1"/>
    </style:style>
    <style:style style:name="T84" style:family="text">
      <style:text-properties officeooo:rsid="008db1e9"/>
    </style:style>
    <style:style style:name="T85" style:family="text">
      <style:text-properties officeooo:rsid="008efcec"/>
    </style:style>
    <style:style style:name="T86" style:family="text">
      <style:text-properties officeooo:rsid="0090410b"/>
    </style:style>
    <style:style style:name="T87" style:family="text">
      <style:text-properties officeooo:rsid="00918711"/>
    </style:style>
    <style:style style:name="T88" style:family="text">
      <style:text-properties officeooo:rsid="00935ac3"/>
    </style:style>
    <style:style style:name="T89" style:family="text">
      <style:text-properties officeooo:rsid="0093db33"/>
    </style:style>
    <style:style style:name="T90" style:family="text">
      <style:text-properties officeooo:rsid="00955ee9"/>
    </style:style>
    <style:style style:name="T91" style:family="text">
      <style:text-properties officeooo:rsid="0097b2f6"/>
    </style:style>
    <style:style style:name="T92" style:family="text">
      <style:text-properties officeooo:rsid="009816eb"/>
    </style:style>
    <style:style style:name="T93" style:family="text">
      <style:text-properties officeooo:rsid="009addbb"/>
    </style:style>
    <style:style style:name="T94" style:family="text">
      <style:text-properties officeooo:rsid="009b12cf"/>
    </style:style>
    <style:style style:name="T95" style:family="text">
      <style:text-properties officeooo:rsid="009b6395"/>
    </style:style>
    <style:style style:name="T96" style:family="text">
      <style:text-properties officeooo:rsid="009f61a1"/>
    </style:style>
    <style:style style:name="T97" style:family="text">
      <style:text-properties officeooo:rsid="00a06f13"/>
    </style:style>
    <style:style style:name="T98" style:family="text">
      <style:text-properties officeooo:rsid="00a09345"/>
    </style:style>
    <style:style style:name="T99" style:family="text">
      <style:text-properties officeooo:rsid="00a3682d"/>
    </style:style>
    <style:style style:name="T100" style:family="text">
      <style:text-properties officeooo:rsid="00a3938e"/>
    </style:style>
    <style:style style:name="T101" style:family="text">
      <style:text-properties officeooo:rsid="00a4bcad"/>
    </style:style>
    <style:style style:name="T102" style:family="text">
      <style:text-properties officeooo:rsid="00a8ffc8"/>
    </style:style>
    <style:style style:name="T103" style:family="text">
      <style:text-properties officeooo:rsid="00a972c1"/>
    </style:style>
    <style:style style:name="T104" style:family="text">
      <style:text-properties officeooo:rsid="00868084"/>
    </style:style>
    <style:style style:name="T105" style:family="text">
      <style:text-properties officeooo:rsid="00a9b12c"/>
    </style:style>
    <style:style style:name="T106" style:family="text">
      <style:text-properties officeooo:rsid="00ab13e5"/>
    </style:style>
    <style:style style:name="T107" style:family="text">
      <style:text-properties officeooo:rsid="00aca646"/>
    </style:style>
    <style:style style:name="T108" style:family="text">
      <style:text-properties officeooo:rsid="00ae1c31"/>
    </style:style>
    <style:style style:name="T109" style:family="text">
      <style:text-properties officeooo:rsid="00ae8774"/>
    </style:style>
    <style:style style:name="T110" style:family="text">
      <style:text-properties officeooo:rsid="00b02fc0"/>
    </style:style>
    <style:style style:name="T111" style:family="text">
      <style:text-properties officeooo:rsid="00b1a47a"/>
    </style:style>
    <style:style style:name="T112" style:family="text">
      <style:text-properties officeooo:rsid="00b2040b"/>
    </style:style>
    <style:style style:name="T113" style:family="text">
      <style:text-properties officeooo:rsid="00b924e7"/>
    </style:style>
    <style:style style:name="T114" style:family="text">
      <style:text-properties officeooo:rsid="00ba3a04"/>
    </style:style>
    <style:style style:name="T115" style:family="text">
      <style:text-properties officeooo:rsid="00bc03fd"/>
    </style:style>
    <style:style style:name="T116" style:family="text">
      <style:text-properties officeooo:rsid="00bd3e3d"/>
    </style:style>
    <style:style style:name="T117" style:family="text">
      <style:text-properties officeooo:rsid="00bfe008"/>
    </style:style>
    <style:style style:name="T118" style:family="text">
      <style:text-properties officeooo:rsid="00c199bc"/>
    </style:style>
    <style:style style:name="T119"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2">1</text:span></text:p>
      <text:p text:style-name="P4">© 2007-201<text:span text:style-name="T108">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of Contents</text:p>
          </text:index-title>
          <text:p text:style-name="P91"><text:a xlink:type="simple" xlink:href="#__RefHeading__31345316" text:style-name="Index_20_Link" text:visited-style-name="Index_20_Link">Overview<text:tab/>5</text:a></text:p>
          <text:p text:style-name="P90"><text:a xlink:type="simple" xlink:href="#__RefHeading__16232_1510295094" text:style-name="Index_20_Link" text:visited-style-name="Index_20_Link">Features<text:tab/>5</text:a></text:p>
          <text:p text:style-name="P90"><text:a xlink:type="simple" xlink:href="#__RefHeading__16234_1510295094" text:style-name="Index_20_Link" text:visited-style-name="Index_20_Link">Requirements<text:tab/>5</text:a></text:p>
          <text:p text:style-name="P90"><text:a xlink:type="simple" xlink:href="#__RefHeading__16236_1510295094" text:style-name="Index_20_Link" text:visited-style-name="Index_20_Link">Supported entry types<text:tab/>6</text:a></text:p>
          <text:p text:style-name="P91"><text:a xlink:type="simple" xlink:href="#__RefHeading__16238_1510295094" text:style-name="Index_20_Link" text:visited-style-name="Index_20_Link">Installation<text:tab/>7</text:a></text:p>
          <text:p text:style-name="P90"><text:a xlink:type="simple" xlink:href="#__RefHeading__16240_1510295094" text:style-name="Index_20_Link" text:visited-style-name="Index_20_Link">Packages<text:tab/>7</text:a></text:p>
          <text:p text:style-name="P90"><text:a xlink:type="simple" xlink:href="#__RefHeading__31496503" text:style-name="Index_20_Link" text:visited-style-name="Index_20_Link">Network connection key files<text:tab/>7</text:a></text:p>
          <text:p text:style-name="P91"><text:a xlink:type="simple" xlink:href="#__RefHeading__16242_1510295094" text:style-name="Index_20_Link" text:visited-style-name="Index_20_Link">Usage<text:tab/>8</text:a></text:p>
          <text:p text:style-name="P90"><text:a xlink:type="simple" xlink:href="#__RefHeading__16244_1510295094" text:style-name="Index_20_Link" text:visited-style-name="Index_20_Link">Creating archives<text:tab/>8</text:a></text:p>
          <text:p text:style-name="P88"><text:a xlink:type="simple" xlink:href="#__RefHeading__16246_1510295094" text:style-name="Index_20_Link" text:visited-style-name="Index_20_Link">File archives<text:tab/>9</text:a></text:p>
          <text:p text:style-name="P88"><text:a xlink:type="simple" xlink:href="#__RefHeading__16248_1510295094" text:style-name="Index_20_Link" text:visited-style-name="Index_20_Link">Image archives<text:tab/>9</text:a></text:p>
          <text:p text:style-name="P90"><text:a xlink:type="simple" xlink:href="#__RefHeading__16250_1510295094" text:style-name="Index_20_Link" text:visited-style-name="Index_20_Link">List archives and directory content<text:tab/>10</text:a></text:p>
          <text:p text:style-name="P90"><text:a xlink:type="simple" xlink:href="#__RefHeading__16252_1510295094" text:style-name="Index_20_Link" text:visited-style-name="Index_20_Link">Test archives<text:tab/>10</text:a></text:p>
          <text:p text:style-name="P90"><text:a xlink:type="simple" xlink:href="#__RefHeading__16254_1510295094" text:style-name="Index_20_Link" text:visited-style-name="Index_20_Link">Compare archives<text:tab/>11</text:a></text:p>
          <text:p text:style-name="P90"><text:a xlink:type="simple" xlink:href="#__RefHeading__16256_1510295094" text:style-name="Index_20_Link" text:visited-style-name="Index_20_Link">Extract archives<text:tab/>11</text:a></text:p>
          <text:p text:style-name="P90"><text:a xlink:type="simple" xlink:href="#__RefHeading__12718_1965121651" text:style-name="Index_20_Link" text:visited-style-name="Index_20_Link">Convert archives<text:tab/>12</text:a></text:p>
          <text:p text:style-name="P90"><text:a xlink:type="simple" xlink:href="#__RefHeading__16258_1510295094" text:style-name="Index_20_Link" text:visited-style-name="Index_20_Link">Incremental/Differential archives<text:tab/>12</text:a></text:p>
          <text:p text:style-name="P90"><text:a xlink:type="simple" xlink:href="#__RefHeading__16260_1510295094" text:style-name="Index_20_Link" text:visited-style-name="Index_20_Link">Compress archives<text:tab/>13</text:a></text:p>
          <text:p text:style-name="P90"><text:a xlink:type="simple" xlink:href="#__RefHeading__16262_1510295094" text:style-name="Index_20_Link" text:visited-style-name="Index_20_Link">Encrypt archives<text:tab/>14</text:a></text:p>
          <text:p text:style-name="P88"><text:a xlink:type="simple" xlink:href="#__RefHeading__16264_1510295094" text:style-name="Index_20_Link" text:visited-style-name="Index_20_Link">Asymmetric encryption<text:tab/>15</text:a></text:p>
          <text:p text:style-name="P90"><text:a xlink:type="simple" xlink:href="#__RefHeading__29676110" text:style-name="Index_20_Link" text:visited-style-name="Index_20_Link">Split archives<text:tab/>16</text:a></text:p>
          <text:p text:style-name="P90"><text:a xlink:type="simple" xlink:href="#__RefHeading__16266_1510295094" text:style-name="Index_20_Link" text:visited-style-name="Index_20_Link">Store archives<text:tab/>16</text:a></text:p>
          <text:p text:style-name="P88"><text:a xlink:type="simple" xlink:href="#__RefHeading__31224310" text:style-name="Index_20_Link" text:visited-style-name="Index_20_Link">File system<text:tab/>16</text:a></text:p>
          <text:p text:style-name="P88"><text:a xlink:type="simple" xlink:href="#__RefHeading__33452803" text:style-name="Index_20_Link" text:visited-style-name="Index_20_Link">Remote server (FTP/SCP/SFTP/WebDAV)<text:tab/>17</text:a></text:p>
          <text:p text:style-name="P88"><text:a xlink:type="simple" xlink:href="#__RefHeading__16268_1510295094" text:style-name="Index_20_Link" text:visited-style-name="Index_20_Link">CD/DVD/BD<text:tab/>17</text:a></text:p>
          <text:p text:style-name="P88"><text:a xlink:type="simple" xlink:href="#__RefHeading__33455003" text:style-name="Index_20_Link" text:visited-style-name="Index_20_Link">Device<text:tab/>19</text:a></text:p>
          <text:p text:style-name="P91"><text:a xlink:type="simple" xlink:href="#__RefHeading__29694130" text:style-name="Index_20_Link" text:visited-style-name="Index_20_Link">Server<text:tab/>19</text:a></text:p>
          <text:p text:style-name="P90"><text:a xlink:type="simple" xlink:href="#__RefHeading__16270_1510295094" text:style-name="Index_20_Link" text:visited-style-name="Index_20_Link">Daemon<text:tab/>19</text:a></text:p>
          <text:p text:style-name="P88"><text:a xlink:type="simple" xlink:href="#__RefHeading__7119_1531997487" text:style-name="Index_20_Link" text:visited-style-name="Index_20_Link">Ports<text:tab/>19</text:a></text:p>
          <text:p text:style-name="P88"><text:a xlink:type="simple" xlink:href="#__RefHeading__6783_1531997487" text:style-name="Index_20_Link" text:visited-style-name="Index_20_Link">Firewall<text:tab/>19</text:a></text:p>
          <text:p text:style-name="P90"><text:a xlink:type="simple" xlink:href="#__RefHeading__12406_1972768539" text:style-name="Index_20_Link" text:visited-style-name="Index_20_Link">Master and Slave<text:tab/>20</text:a></text:p>
          <text:p text:style-name="P90"><text:a xlink:type="simple" xlink:href="#__RefHeading__16272_1510295094" text:style-name="Index_20_Link" text:visited-style-name="Index_20_Link">Database<text:tab/>20</text:a></text:p>
          <text:p text:style-name="P88"><text:a xlink:type="simple" xlink:href="#__RefHeading__8614_961238848" text:style-name="Index_20_Link" text:visited-style-name="Index_20_Link">bar-sqlite3<text:tab/>21</text:a></text:p>
          <text:p text:style-name="P90"><text:a xlink:type="simple" xlink:href="#__RefHeading__30626103" text:style-name="Index_20_Link" text:visited-style-name="Index_20_Link">Graphical front end<text:tab/>22</text:a></text:p>
          <text:p text:style-name="P88"><text:a xlink:type="simple" xlink:href="#__RefHeading__16274_1510295094" text:style-name="Index_20_Link" text:visited-style-name="Index_20_Link">Status tab<text:tab/>23</text:a></text:p>
          <text:p text:style-name="P88"><text:a xlink:type="simple" xlink:href="#__RefHeading__16276_1510295094" text:style-name="Index_20_Link" text:visited-style-name="Index_20_Link">Jobs tab<text:tab/>24</text:a></text:p>
          <text:p text:style-name="P89"><text:a xlink:type="simple" xlink:href="#__RefHeading__16278_1510295094" text:style-name="Index_20_Link" text:visited-style-name="Index_20_Link">Entries<text:tab/>24</text:a></text:p>
          <text:p text:style-name="P89"><text:a xlink:type="simple" xlink:href="#__RefHeading__16280_1510295094" text:style-name="Index_20_Link" text:visited-style-name="Index_20_Link">Images<text:tab/>25</text:a></text:p>
          <text:p text:style-name="P89"><text:a xlink:type="simple" xlink:href="#__RefHeading__16282_1510295094" text:style-name="Index_20_Link" text:visited-style-name="Index_20_Link">Filters &amp; Mounts<text:tab/>26</text:a></text:p>
          <text:p text:style-name="P89"><text:a xlink:type="simple" xlink:href="#__RefHeading__30546110" text:style-name="Index_20_Link" text:visited-style-name="Index_20_Link">Storage<text:tab/>27</text:a></text:p>
          <text:p text:style-name="P89"><text:a xlink:type="simple" xlink:href="#__RefHeading__14185_608817561" text:style-name="Index_20_Link" text:visited-style-name="Index_20_Link">Scripts<text:tab/>28</text:a></text:p>
          <text:p text:style-name="P89"><text:a xlink:type="simple" xlink:href="#__RefHeading__16284_1510295094" text:style-name="Index_20_Link" text:visited-style-name="Index_20_Link">Schedule<text:tab/>29</text:a></text:p>
          <text:p text:style-name="P89"><text:a xlink:type="simple" xlink:href="#__RefHeading__16286_1510295094" text:style-name="Index_20_Link" text:visited-style-name="Index_20_Link">Persistence<text:tab/>30</text:a></text:p>
          <text:p text:style-name="P89"><text:a xlink:type="simple" xlink:href="#__RefHeading__12408_1972768539" text:style-name="Index_20_Link" text:visited-style-name="Index_20_Link">Comment<text:tab/>31</text:a></text:p>
          <text:p text:style-name="P88"><text:a xlink:type="simple" xlink:href="#__RefHeading__12410_1972768539" text:style-name="Index_20_Link" text:visited-style-name="Index_20_Link">Restore tab<text:tab/>31</text:a></text:p>
          <text:p text:style-name="P88"><text:a xlink:type="simple" xlink:href="#__RefHeading__12251_695893263" text:style-name="Index_20_Link" text:visited-style-name="Index_20_Link">Server settings<text:tab/>34</text:a></text:p>
          <text:p text:style-name="P89"><text:a xlink:type="simple" xlink:href="#__RefHeading__12253_695893263" text:style-name="Index_20_Link" text:visited-style-name="Index_20_Link">General<text:tab/>34</text:a></text:p>
          <text:p text:style-name="P89"><text:a xlink:type="simple" xlink:href="#__RefHeading__12255_695893263" text:style-name="Index_20_Link" text:visited-style-name="Index_20_Link">Servers<text:tab/>34</text:a></text:p>
          <text:p text:style-name="P89"><text:a xlink:type="simple" xlink:href="#__RefHeading__12257_695893263" text:style-name="Index_20_Link" text:visited-style-name="Index_20_Link">Commands<text:tab/>35</text:a></text:p>
          <text:p text:style-name="P89"><text:soft-page-break/><text:a xlink:type="simple" xlink:href="#__RefHeading__12259_695893263" text:style-name="Index_20_Link" text:visited-style-name="Index_20_Link">Verbosity &amp; Log<text:tab/>35</text:a></text:p>
          <text:p text:style-name="P91"><text:a xlink:type="simple" xlink:href="#__RefHeading__16288_1510295094" text:style-name="Index_20_Link" text:visited-style-name="Index_20_Link">Use cases<text:tab/>36</text:a></text:p>
          <text:p text:style-name="P90"><text:a xlink:type="simple" xlink:href="#__RefHeading__15954_1674148630" text:style-name="Index_20_Link" text:visited-style-name="Index_20_Link">a) <text:s/>Normal backup<text:tab/>36</text:a></text:p>
          <text:p text:style-name="P90"><text:a xlink:type="simple" xlink:href="#__RefHeading__15956_1674148630" text:style-name="Index_20_Link" text:visited-style-name="Index_20_Link">b) <text:s/>Full daily backup with time schedule<text:tab/>37</text:a></text:p>
          <text:p text:style-name="P90"><text:a xlink:type="simple" xlink:href="#__RefHeading__15958_1674148630" text:style-name="Index_20_Link" text:visited-style-name="Index_20_Link">c) <text:s/>Full weekly backup with time schedule and daily incremental backup<text:tab/>37</text:a></text:p>
          <text:p text:style-name="P90"><text:a xlink:type="simple" xlink:href="#__RefHeading__15960_1674148630" text:style-name="Index_20_Link" text:visited-style-name="Index_20_Link">d) <text:s/>Full weekly backup with daily incremental and continuous backup<text:tab/>37</text:a></text:p>
          <text:p text:style-name="P90"><text:a xlink:type="simple" xlink:href="#__RefHeading__15962_1674148630" text:style-name="Index_20_Link" text:visited-style-name="Index_20_Link">e) <text:s/>Restore single file or directory<text:tab/>37</text:a></text:p>
          <text:p text:style-name="P90"><text:a xlink:type="simple" xlink:href="#__RefHeading__15964_1674148630" text:style-name="Index_20_Link" text:visited-style-name="Index_20_Link">f) <text:s/>Restore full backup<text:tab/>38</text:a></text:p>
          <text:p text:style-name="P91"><text:a xlink:type="simple" xlink:href="#__RefHeading__15744_1674148630" text:style-name="Index_20_Link" text:visited-style-name="Index_20_Link">Appendix<text:tab/>39</text:a></text:p>
          <text:p text:style-name="P90"><text:a xlink:type="simple" xlink:href="#__RefHeading__8616_961238848" text:style-name="Index_20_Link" text:visited-style-name="Index_20_Link">Tools<text:tab/>39</text:a></text:p>
          <text:p text:style-name="P90"><text:a xlink:type="simple" xlink:href="#__RefHeading__30604910" text:style-name="Index_20_Link" text:visited-style-name="Index_20_Link">Archive file name macros<text:tab/>39</text:a></text:p>
          <text:p text:style-name="P90"><text:a xlink:type="simple" xlink:href="#__RefHeading__27593402" text:style-name="Index_20_Link" text:visited-style-name="Index_20_Link">BAR command line options summary<text:tab/>41</text:a></text:p>
          <text:p text:style-name="P88"><text:a xlink:type="simple" xlink:href="#__RefHeading__16290_1510295094" text:style-name="Index_20_Link" text:visited-style-name="Index_20_Link">Basic commands<text:tab/>41</text:a></text:p>
          <text:p text:style-name="P88"><text:a xlink:type="simple" xlink:href="#__RefHeading__16292_1510295094" text:style-name="Index_20_Link" text:visited-style-name="Index_20_Link">Include/Exclude files<text:tab/>42</text:a></text:p>
          <text:p text:style-name="P88"><text:a xlink:type="simple" xlink:href="#__RefHeading__16294_1510295094" text:style-name="Index_20_Link" text:visited-style-name="Index_20_Link">Incremental/Differential archives<text:tab/>43</text:a></text:p>
          <text:p text:style-name="P88"><text:a xlink:type="simple" xlink:href="#__RefHeading__16296_1510295094" text:style-name="Index_20_Link" text:visited-style-name="Index_20_Link">Compression<text:tab/>44</text:a></text:p>
          <text:p text:style-name="P88"><text:a xlink:type="simple" xlink:href="#__RefHeading__16298_1510295094" text:style-name="Index_20_Link" text:visited-style-name="Index_20_Link">Encryption<text:tab/>47</text:a></text:p>
          <text:p text:style-name="P88"><text:a xlink:type="simple" xlink:href="#__RefHeading__12412_1972768539" text:style-name="Index_20_Link" text:visited-style-name="Index_20_Link">Signatures<text:tab/>49</text:a></text:p>
          <text:p text:style-name="P88"><text:a xlink:type="simple" xlink:href="#__RefHeading__29665410" text:style-name="Index_20_Link" text:visited-style-name="Index_20_Link">Splitting<text:tab/>49</text:a></text:p>
          <text:p text:style-name="P88"><text:a xlink:type="simple" xlink:href="#__RefHeading__31202610" text:style-name="Index_20_Link" text:visited-style-name="Index_20_Link">Storage<text:tab/>49</text:a></text:p>
          <text:p text:style-name="P89"><text:a xlink:type="simple" xlink:href="#__RefHeading__16300_1510295094" text:style-name="Index_20_Link" text:visited-style-name="Index_20_Link">File<text:tab/>49</text:a></text:p>
          <text:p text:style-name="P89"><text:a xlink:type="simple" xlink:href="#__RefHeading__33495803" text:style-name="Index_20_Link" text:visited-style-name="Index_20_Link">FTP<text:tab/>50</text:a></text:p>
          <text:p text:style-name="P89"><text:a xlink:type="simple" xlink:href="#__RefHeading__33496803" text:style-name="Index_20_Link" text:visited-style-name="Index_20_Link">SSH<text:tab/>50</text:a></text:p>
          <text:p text:style-name="P89"><text:a xlink:type="simple" xlink:href="#__RefHeading__16302_1510295094" text:style-name="Index_20_Link" text:visited-style-name="Index_20_Link">SCP<text:tab/>51</text:a></text:p>
          <text:p text:style-name="P89"><text:a xlink:type="simple" xlink:href="#__RefHeading__16304_1510295094" text:style-name="Index_20_Link" text:visited-style-name="Index_20_Link">SFTP<text:tab/>51</text:a></text:p>
          <text:p text:style-name="P89"><text:a xlink:type="simple" xlink:href="#__RefHeading__7767_909302912" text:style-name="Index_20_Link" text:visited-style-name="Index_20_Link">WebDAV<text:tab/>51</text:a></text:p>
          <text:p text:style-name="P89"><text:a xlink:type="simple" xlink:href="#__RefHeading__16306_1510295094" text:style-name="Index_20_Link" text:visited-style-name="Index_20_Link">CD/DVD/BD<text:tab/>52</text:a></text:p>
          <text:p text:style-name="P89"><text:a xlink:type="simple" xlink:href="#__RefHeading__33501503" text:style-name="Index_20_Link" text:visited-style-name="Index_20_Link">Device<text:tab/>54</text:a></text:p>
          <text:p text:style-name="P88"><text:a xlink:type="simple" xlink:href="#__RefHeading__16308_1510295094" text:style-name="Index_20_Link" text:visited-style-name="Index_20_Link">Restore<text:tab/>55</text:a></text:p>
          <text:p text:style-name="P88"><text:a xlink:type="simple" xlink:href="#__RefHeading__16310_1510295094" text:style-name="Index_20_Link" text:visited-style-name="Index_20_Link">Server<text:tab/>55</text:a></text:p>
          <text:p text:style-name="P88"><text:a xlink:type="simple" xlink:href="#__RefHeading__13949_1679799926" text:style-name="Index_20_Link" text:visited-style-name="Index_20_Link">Index database<text:tab/>57</text:a></text:p>
          <text:p text:style-name="P88"><text:a xlink:type="simple" xlink:href="#__RefHeading__10437_873480820" text:style-name="Index_20_Link" text:visited-style-name="Index_20_Link">Continuous database<text:tab/>58</text:a></text:p>
          <text:p text:style-name="P88"><text:a xlink:type="simple" xlink:href="#__RefHeading__13951_1679799926" text:style-name="Index_20_Link" text:visited-style-name="Index_20_Link">Logging<text:tab/>58</text:a></text:p>
          <text:p text:style-name="P88"><text:a xlink:type="simple" xlink:href="#__RefHeading__16312_1510295094" text:style-name="Index_20_Link" text:visited-style-name="Index_20_Link">Miscellaneous<text:tab/>59</text:a></text:p>
          <text:p text:style-name="P90"><text:a xlink:type="simple" xlink:href="#__RefHeading__16314_1510295094" text:style-name="Index_20_Link" text:visited-style-name="Index_20_Link">BAR configuration and job files<text:tab/>63</text:a></text:p>
          <text:p text:style-name="P88"><text:a xlink:type="simple" xlink:href="#__RefHeading__16316_1510295094" text:style-name="Index_20_Link" text:visited-style-name="Index_20_Link">Additional configuration entries<text:tab/>63</text:a></text:p>
          <text:p text:style-name="P88"><text:a xlink:type="simple" xlink:href="#__RefHeading__16318_1510295094" text:style-name="Index_20_Link" text:visited-style-name="Index_20_Link">Block configuration entries<text:tab/>64</text:a></text:p>
          <text:p text:style-name="P89"><text:a xlink:type="simple" xlink:href="#__RefHeading__14674_1674148630" text:style-name="Index_20_Link" text:visited-style-name="Index_20_Link">File server<text:tab/>65</text:a></text:p>
          <text:p text:style-name="P89"><text:a xlink:type="simple" xlink:href="#__RefHeading__16320_1510295094" text:style-name="Index_20_Link" text:visited-style-name="Index_20_Link">FTP server<text:tab/>65</text:a></text:p>
          <text:p text:style-name="P89"><text:a xlink:type="simple" xlink:href="#__RefHeading__16322_1510295094" text:style-name="Index_20_Link" text:visited-style-name="Index_20_Link">SSH/SCP/SFTP server<text:tab/>65</text:a></text:p>
          <text:p text:style-name="P89"><text:a xlink:type="simple" xlink:href="#__RefHeading__9029_1272517093" text:style-name="Index_20_Link" text:visited-style-name="Index_20_Link">WebDAV server<text:tab/>65</text:a></text:p>
          <text:p text:style-name="P89"><text:a xlink:type="simple" xlink:href="#__RefHeading__9031_1272517093" text:style-name="Index_20_Link" text:visited-style-name="Index_20_Link">Device<text:tab/>66</text:a></text:p>
          <text:p text:style-name="P89"><text:a xlink:type="simple" xlink:href="#__RefHeading__9033_1272517093" text:style-name="Index_20_Link" text:visited-style-name="Index_20_Link">Schedule<text:tab/>66</text:a></text:p>
          <text:p text:style-name="P88"><text:a xlink:type="simple" xlink:href="#__RefHeading__16326_1510295094" text:style-name="Index_20_Link" text:visited-style-name="Index_20_Link">Example configuration file<text:tab/>67</text:a></text:p>
          <text:p text:style-name="P90"><text:a xlink:type="simple" xlink:href="#__RefHeading__32474025" text:style-name="Index_20_Link" text:visited-style-name="Index_20_Link">BARControl command line options summary<text:tab/>68</text:a></text:p>
          <text:p text:style-name="P90"><text:a xlink:type="simple" xlink:href="#__RefHeading__16328_1510295094" text:style-name="Index_20_Link" text:visited-style-name="Index_20_Link">BARControl configuration file<text:tab/>69</text:a></text:p>
          <text:p text:style-name="P90"><text:a xlink:type="simple" xlink:href="#__RefHeading__16330_1510295094" text:style-name="Index_20_Link" text:visited-style-name="Index_20_Link">Exit codes<text:tab/>70</text:a></text:p>
          <text:p text:style-name="P90"><text:a xlink:type="simple" xlink:href="#__RefHeading__29596110" text:style-name="Index_20_Link" text:visited-style-name="Index_20_Link">Archive file format<text:tab/>70</text:a></text:p>
          <text:p text:style-name="P90"><text:a xlink:type="simple" xlink:href="#__RefHeading__35624716" text:style-name="Index_20_Link" text:visited-style-name="Index_20_Link">Compilation<text:tab/>71</text:a></text:p>
          <text:p text:style-name="P90"><text:a xlink:type="simple" xlink:href="#__RefHeading__16332_1510295094" text:style-name="Index_20_Link" text:visited-style-name="Index_20_Link">Development<text:tab/>75</text:a></text:p>
          <text:p text:style-name="P91"><text:soft-page-break/><text:a xlink:type="simple" xlink:href="#__RefHeading__31406103" text:style-name="Index_20_Link" text:visited-style-name="Index_20_Link">Frequently asked questions<text:tab/>75</text:a></text:p>
          <text:p text:style-name="P91"><text:a xlink:type="simple" xlink:href="#__RefHeading__16334_1510295094" text:style-name="Index_20_Link" text:visited-style-name="Index_20_Link">Contact and bug reports<text:tab/>81</text:a></text:p>
          <text:p text:style-name="P91"><text:a xlink:type="simple" xlink:href="#__RefHeading__16336_1510295094" text:style-name="Index_20_Link" text:visited-style-name="Index_20_Link">License<text:tab/>82</text:a></text:p>
          <text:p text:style-name="P91"><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1">Figure 1: Graphical front end main window (status tab)<text:tab/>22</text:p>
          <text:p text:style-name="P81">Figure 2: Entries<text:tab/>24</text:p>
          <text:p text:style-name="P81">Figure 3: Images<text:tab/>25</text:p>
          <text:p text:style-name="P81">Figure 4: Filters and mounts<text:tab/>26</text:p>
          <text:p text:style-name="P81">Figure 5: Storage<text:tab/>26</text:p>
          <text:p text:style-name="P81">Figure 6: Archive name editor<text:tab/>27</text:p>
          <text:p text:style-name="P81">Figure 7: Scripts<text:tab/>28</text:p>
          <text:p text:style-name="P81">Figure 8: Scheduler<text:tab/>29</text:p>
          <text:p text:style-name="P81">Figure 9: Restoring files<text:tab/>30</text:p>
          <text:p text:style-name="P81">Figure 10: Restore dialog<text:tab/>31</text:p>
          <text:p text:style-name="P81">Figure 11: Server general settings<text:tab/>32</text:p>
          <text:p text:style-name="P81">Figure 12: Servers settings<text:tab/>33</text:p>
          <text:p text:style-name="P81">Figure 13: Server command settings<text:tab/>34</text:p>
          <text:p text:style-name="P81">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0">Table 1: Supported entries<text:tab/>7</text:p>
          <text:p text:style-name="P80">Table 2: Certificates and key files<text:tab/>8</text:p>
          <text:p text:style-name="P80">Table 3: Archive part and medium sizes<text:tab/>19</text:p>
          <text:p text:style-name="P80">Table 4: Server ports<text:tab/>20</text:p>
          <text:p text:style-name="P80">Table 5: Archive file name macros<text:tab/>38</text:p>
          <text:p text:style-name="P80">Table 6: Pattern types<text:tab/>40</text:p>
          <text:p text:style-name="P80">Table 7: Compression algorithms<text:tab/>44</text:p>
          <text:p text:style-name="P80">Table 8: Encryption algorithms<text:tab/>45</text:p>
          <text:p text:style-name="P80">Table 9: Log information types<text:tab/>55</text:p>
          <text:p text:style-name="P80">Table 10: Verbosity levels<text:tab/>58</text:p>
          <text:p text:style-name="P80">Table 11: BAR exit codes<text:tab/>66</text:p>
          <text:p text:style-name="P80">Table 12: Compilation packages<text:tab/>69</text:p>
          <text:p text:style-name="P80">Table 13: Tests<text:tab/>70</text:p>
        </text:index-body>
      </text:table-index>
      <text:p text:style-name="Text_20_body"/>
      <text:h text:style-name="P94" text:outline-level="1"/>
      <text:h text:style-name="P95"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497038742" text:style-name="L1">
        <text:list-item>
          <text:p text:style-name="P134">create, list, test, compare and extract archives of files and disk images,</text:p>
        </text:list-item>
      </text:list>
      <text:list xml:id="list783347566"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4">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8">or WebDAVS</text:span></text:p>
        </text:list-item>
        <text:list-item>
          <text:p text:style-name="List_20_1">with external tools: store archives on CD/DVD/BD including error correction codes, <text:span text:style-name="T65">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707552159" text:style-name="L2">
        <text:list-item>
          <text:p text:style-name="P135">glibc 2.3.2 or higher</text:p>
        </text:list-item>
      </text:list>
      <text:list xml:id="list115005583317350" text:continue-list="list783347566" text:style-name="List_20_1">
        <text:list-item>
          <text:p text:style-name="List_20_1"><text:span text:style-name="Name">BAR</text:span> binary</text:p>
        </text:list-item>
      </text:list>
      <text:list xml:id="list3406164537" text:style-name="L3">
        <text:list-item>
          <text:p text:style-name="P12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269851715" text:style-name="L4">
        <text:list-item>
          <text:p text:style-name="P136">cdrecord [<text:reference-ref text:reference-format="text" text:ref-name="cdrtools">cdrtools</text:reference-ref>]</text:p>
        </text:list-item>
      </text:list>
      <text:list xml:id="list115006005585993" text:continue-list="list115005583317350" text:style-name="List_20_1">
        <text:list-item>
          <text:p text:style-name="List_20_1">growisofs [<text:reference-ref text:reference-format="text" text:ref-name="growisofs">growisofs</text:reference-ref>]</text:p>
        </text:list-item>
      </text:list>
      <text:list xml:id="list115004570309195" text:continue-list="list4269851715" text:style-name="L4">
        <text:list-item>
          <text:p text:style-name="P123">mkisofs, <text:span text:style-name="T63">dvd+rw-format</text:span> [<text:reference-ref text:reference-format="text" text:ref-name="dvd+rw-tools">dvd+rw-tools</text:reference-ref>]</text:p>
        </text:list-item>
      </text:list>
      <text:list xml:id="list115005420381985" text:continue-list="list115006005585993"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388447448" text:style-name="L5">
        <text:list-item>
          <text:p text:style-name="P137"><text:soft-page-break/>C/<text:span text:style-name="T67">C++</text:span> development environment with gcc, <text:span text:style-name="T66">g++</text:span></text:p>
        </text:list-item>
      </text:list>
      <text:list xml:id="list115005351859059" text:continue-list="list115005420381985" text:style-name="List_20_1">
        <text:list-item>
          <text:p text:style-name="List_20_1">GNU make</text:p>
        </text:list-item>
        <text:list-item>
          <text:p text:style-name="List_20_1">m4</text:p>
        </text:list-item>
        <text:list-item>
          <text:p text:style-name="P109">xgettext</text:p>
        </text:list-item>
        <text:list-item>
          <text:p text:style-name="List_20_1">perl</text:p>
        </text:list-item>
        <text:list-item>
          <text:p text:style-name="P110">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15004431442586"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1"><text:span text:style-name="T94">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1</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15005900006891"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1</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39">key-pair is valid for one year. If the key-pair expires after one year a new key-pair must be generated with:</text:span></text:p>
      <text:p text:style-name="Command_20_End">sudo bar-keygen ‑‑<text:span text:style-name="T39">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0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text:s/>for available macros).</text:p>
      <text:p text:style-name="Text_20_body">The arguments following the archive name are names or patterns of <text:span text:style-name="T3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1728086799" text:style-name="L6">
        <text:list-item>
          <text:p text:style-name="P138"><text:bookmark-start text:name="__DdeLink__11097_1674148630"/>&lt;name&gt; stay for a parameter, e. g. a name or some text,</text:p>
        </text:list-item>
      </text:list>
      <text:list xml:id="list115004234197308" text:continue-list="list115005900006891"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15004813146319" text:continue-list="list1728086799" text:style-name="L6">
        <text:list-item>
          <text:p text:style-name="P127">&lt;size&gt; specify a byte size. Sizes can be specified as numbers including the following optional units: <text:span text:style-name="T26">T, </text:span>G, M, K which multiply the given number by 1099511627776 <text:span text:style-name="T26">(1024</text:span><text:span text:style-name="T17">4</text:span><text:span text:style-name="T26">), </text:span>1073741824 (1024<text:span text:style-name="T15">3</text:span>), 1048576 (1024<text:span text:style-name="T15">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115005395320639" text:continue-list="list11500423419730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922806005" text:style-name="L7">
        <text:list-item>
          <text:p text:style-name="P139"><text:soft-page-break/>ext2</text:p>
        </text:list-item>
      </text:list>
      <text:list xml:id="list115005826619789" text:continue-list="list115005395320639"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15004758559583" text:continue-numbering="true" text:style-name="List_20_1">
        <text:list-item>
          <text:p text:style-name="List_20_1_20_End">ext4</text:p>
        </text:list-item>
      </text:list>
      <text:p text:style-name="Text_20_Body_20_Start">Experimental, but no longer supported files systems are:</text:p>
      <text:list xml:id="list115004635791574"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text:soft-page-break/>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text:soft-page-break/>Convert archives<text:bookmark-end text:name="__RefHeading__12718_1965121651"/></text:h>
      <text:p text:style-name="Text_20_Body_20_Start">Archives can be converted to adapt <text:span text:style-name="T73">one or all of the</text:span> following par<text:span text:style-name="T73">a</text:span>meters <text:span text:style-name="T73">of existing archives</text:span>:</text:p>
      <text:list xml:id="list115005010870315" text:continue-numbering="true" text:style-name="List_20_1">
        <text:list-item>
          <text:p text:style-name="List_20_1_20_Start"><text:span text:style-name="T89">byte compress</text:span> algorithm</text:p>
        </text:list-item>
        <text:list-item>
          <text:p text:style-name="List_20_1">crypt <text:span text:style-name="T89">algorithm</text:span></text:p>
        </text:list-item>
        <text:list-item>
          <text:p text:style-name="P112">crypt password</text:p>
        </text:list-item>
        <text:list-item>
          <text:p text:style-name="List_20_1">crypt key</text:p>
        </text:list-item>
        <text:list-item>
          <text:p text:style-name="List_20_1">comment</text:p>
        </text:list-item>
        <text:list-item>
          <text:p text:style-name="List_20_1_20_End">signature</text:p>
        </text:list-item>
      </text:list>
      <text:p text:style-name="Text_20_Body_20_Start">The archives are read and the content is re-encrypted and byte compressed with the new given settings. <text:span text:style-name="T74">To set a new password or key see option ‑‑</text:span><text:span text:style-name="Option"><text:span text:style-name="T74">crypt-new-password</text:span></text:span><text:span text:style-name="T74">.</text:span></text:p>
      <text:p text:style-name="P35">Note<text:span text:style-name="T93">s</text:span>:<text:tab/><text:span text:style-name="T93">I</text:span>f an archive is encrypted the <text:span text:style-name="T90">old </text:span>encryption password and <text:span text:style-name="T90">old private </text:span>key is required to change some setting.</text:p>
      <text:p text:style-name="P35"><text:tab/><text:span text:style-name="T93">T</text:span>o change the signature of an <text:span text:style-name="T90">existing </text:span>archive the old public signature key is required or the option <text:span text:style-name="Option"><text:span text:style-name="T74">‑‑</text:span></text:span><text:span text:style-name="Option">skip-verify-signatures</text:span> have to be used.</text:p>
      <text:p text:style-name="Text_20_Body_20_Start">Examples:</text:p>
      <text:p text:style-name="Command_20_Start">bar ‑‑convert home.bar ‑‑compress-<text:span text:style-name="T91">algorithm=</text:span>lz4-16</text:p>
      <text:p text:style-name="Command">bar ‑‑convert home.bar ‑‑<text:span text:style-name="T91">crypt-algorithm=AES192 ‑‑crypt-password=secret</text:span></text:p>
      <text:p text:style-name="Command">bar ‑‑convert home.bar ‑‑<text:span text:style-name="T91">crypt-algorithm=CAMELLIA256 ‑‑crypt-password=secret ‑‑crypt-new-password=new-secret</text:span></text:p>
      <text:p text:style-name="Command">bar ‑‑convert home.bar ‑‑<text:span text:style-name="T91">comment='some text'</text:span></text:p>
      <text:p text:style-name="Command_20_End">bar ‑‑convert home.bar ‑‑<text:span text:style-name="T91">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15004552409546"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Text_20_Body_20_Start"><text:soft-page-break/><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3">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15005449530445"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text:soft-page-break/>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 <text:span text:style-name="T76">The pass phrase is read from the console if required</text:span><text:span text:style-name="T76"><text:note text:id="ftn2" text:note-class="footnote"><text:note-citation>2</text:note-citation><text:note-body><text:p text:style-name="P51">If the environment variable SSH_ASKPASS is set to an execute this executed is called to enter the password.</text:p></text:note-body></text:note></text:span><text:span text:style-name="T76">.</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82">bar ‑‑create home.bar /home –<text:span text:style-name="T92">crypt</text:span>-algorithm=<text:span text:style-name="T92">AES256 ‑‑crypt-password=secret</text:span></text:p>
      <text:p text:style-name="P83">bar ‑‑create home.bar /home -z <text:span text:style-name="T92">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text:soft-page-break/>Note<text:span text:style-name="T11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4214240716040"/><text:alphabetical-index-mark-start text:id="IMark94214203619192"/>URI<text:alphabetical-index-mark-end text:id="IMark94214203619192"/><text:alphabetical-index-mark-end text:id="IMark94214240716040"/>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5">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8"><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5">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text:soft-page-break/>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3">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4">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text:soft-page-break/>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96" text:outline-level="2"><text:bookmark-start text:name="__RefHeading__12406_1972768539"/>Master and Slave<text:bookmark-end text:name="__RefHeading__12406_1972768539"/></text:h>
      <text:p text:style-name="Text_20_Body_20_Start"><text:span text:style-name="T104">Several instances of a </text:span><text:span text:style-name="Name"><text:span text:style-name="T104">BAR</text:span></text:span><text:span text:style-name="T10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3">in the job setting </text:span>accordingly to the host where the <text:span text:style-name="Name"><text:span text:style-name="T102">BAR</text:span></text:span><text:span text:style-name="T102"> server </text:span>slave is running. <text:span text:style-name="T81">The port number can be 0 for the default port number.</text:span></text:p>
      <text:p text:style-name="Text_20_body">Before a job can be executed on the slave slave and master have to be paired once. Pairing is done with of the following steps:</text:p>
      <text:list xml:id="list11500493711096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012258545" text:style-name="List_20_2">
        <text:list-item>
          <text:p text:style-name="List_20_2_20_Start">wait for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3">the </text:span><text:span text:style-name="Name">BAR</text:span> <text:span text:style-name="T103">server slave instance </text:span>is running.</text:p>
      <text:list xml:id="list115005967779337" text:continue-numbering="true" text:style-name="List_20_2">
        <text:list-item>
          <text:p text:style-name="List_20_2_20_End"><text:span text:style-name="T103">create the file specified with the option </text:span><text:span text:style-name="Option"><text:span text:style-name="T81">‑‑pairing-master-file</text:span></text:span><text:span text:style-name="T81"> (see </text:span><text:span text:style-name="T81"><text:bookmark-ref text:reference-format="text" text:ref-name="__RefHeading__16312_1510295094">Miscellaneous</text:bookmark-ref></text:span><text:span text:style-name="T81">, page </text:span><text:span text:style-name="T81"><text:bookmark-ref text:reference-format="page" text:ref-name="__RefHeading__16312_1510295094">59</text:bookmark-ref></text:span><text:span text:style-name="T81">)</text:span></text:p>
        </text:list-item>
      </text:list>
      <text:p text:style-name="Text_20_Body_20_Start">The <text:span text:style-name="Name"><text:span text:style-name="T103">BAR</text:span></text:span><text:span text:style-name="T103"> server </text:span>master <text:span text:style-name="T80">has</text:span> <text:span text:style-name="T103">a </text:span>time window of 120s to pair with <text:span text:style-name="T105">the </text:span>slave. <text:span text:style-name="T81">The master do this automatically when there is a least on job defined for the slave.</text:span></text:p>
      <text:h text:style-name="P97"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8">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8">periodically checked and </text:span>added automatically if</text:p>
      <text:list xml:id="list115004713573018" text:continue-list="list115004937110969" text:style-name="List_20_1">
        <text:list-item>
          <text:p text:style-name="P144">the archive files are stored either in the file system, on a ftp server, scp/sftp server, or a we<text:span text:style-name="T28">bdav</text:span> server and</text:p>
        </text:list-item>
        <text:list-item>
          <text:p text:style-name="P124">the name suffix is <text:span text:style-name="Filename">.bar,</text:span> and</text:p>
        </text:list-item>
        <text:list-item>
          <text:p text:style-name="P133">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8">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8">index-d</text:span></text:span><text:span text:style-name="Command">atabase</text:span> in /etc/bar/<text:span text:style-name="Filename">bar.cfg</text:span>.</text:p>
      <text:p text:style-name="Standard"><text:span text:style-name="T28">S</text:span>torage files can be added, removed, <text:span text:style-name="T29">or refreshed manually in</text:span> index database with the command line options <text:span text:style-name="Option">--index-database-add</text:span> <text:span text:style-name="Option">--index-database-remove</text:span> <text:span text:style-name="T29">and –</text:span><text:span text:style-name="Option"><text:span text:style-name="T29">index-database-refresh </text:span></text:span>of <text:span text:style-name="Name"><text:span text:style-name="T28">BARC</text:span></text:span><text:span text:style-name="Name">ontrol</text:span> or via the <text:span text:style-name="Command"><text:span text:style-name="T28">BARC</text:span></text:span><text:span text:style-name="Command">ontrol</text:span> front end, tab restore in the context menu of the archive list.</text:p>
      <text:p text:style-name="P34">Note:<text:tab/>The index database is upgraded automatically when a new <text:span text:style-name="Name">BAR</text:span> version is installed and run for the first time. Depending on the size of the database this may take some time. The upgrade is done in the background. <text:span text:style-name="T28">The show data in </text:span><text:span text:style-name="Command"><text:span text:style-name="T28">BARControl</text:span></text:span><text:span text:style-name="T28">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2">e</text:span>n<text:span text:style-name="T52">an</text:span>ce the tool <text:span text:style-name="Command">bar-sqlite3</text:span> can be used for some basic operations.</text:p>
      <text:list xml:id="list115005254432449" text:continue-numbering="true" text:style-name="List_20_1">
        <text:list-item>
          <text:p text:style-name="List_20_1">create a new empty database: <text:span text:style-name="T38">this is done with option </text:span><text:span text:style-name="Option"><text:span text:style-name="T38">‑‑create</text:span></text:span><text:span text:style-name="T38">.<text:line-break/></text:span>Note: be careful with this option! An existing database is deleted when a new one is created</text:p>
        </text:list-item>
        <text:list-item>
          <text:p text:style-name="P113"><text:span text:style-name="Option"><text:span text:style-name="T38">‑‑create-triggers: </text:span></text:span>re-create all triggers of the database<text:span text:style-name="T38">.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13"><text:span text:style-name="Option">‑‑</text:span><text:span text:style-name="Option"><text:span text:style-name="T52">create-newest</text:span></text:span><text:span text:style-name="T52">: re-create all newest data in the database. It deletes all existing newest data in the database and re-creates it from the existing entries data.</text:span></text:p>
        </text:list-item>
        <text:list-item>
          <text:p text:style-name="P113"><text:span text:style-name="Option"><text:span text:style-name="T38">‑‑create-indizes: </text:span></text:span>re-create all indizes of the database. <text:span text:style-name="T38">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13">‑‑<text:span text:style-name="T69">vacuum: collect and remove not used space in the index database file. This may shrink the disk space used by the index database file.</text:span></text:p>
        </text:list-item>
        <text:list-item>
          <text:p text:style-name="List_20_1">execute some SQL command: <text:span text:style-name="T38">execute an arbitrary SQL command. SQL commands may also be piped into bar-sqlite3 with </text:span><text:span text:style-name="Option"><text:span text:style-name="T38">‑</text:span></text:span><text:span text:style-name="T38"> as the SQL command.</text:span></text:p>
        </text:list-item>
      </text:list>
      <text:h text:style-name="P98" text:outline-level="2"/>
      <text:h text:style-name="P100" text:outline-level="2"><text:bookmark-start text:name="__RefHeading__30626103"/><text:alphabetical-index-mark text:string-value="graphical front end"/>Graphical front end<text:bookmark-end text:name="__RefHeading__30626103"/></text:h>
      <text:p text:style-name="P84">The graphical front end <text:span text:style-name="Name">BARControl</text:span> for <text:span text:style-name="Name">BAR</text:span> can be used to control a <text:span text:style-name="Name">BAR</text:span> server instance <text:span text:style-name="T109">(</text:span><text:span text:style-name="Name"><text:span text:style-name="T109">BAR <text:s/></text:span></text:span><text:span text:style-name="T109">daemon) </text:span>running on the local or some remote computer. Via the front end the status of a server can be display, backup or restore jobs can be create, edited, deleted, started, paused, suspended or canceled.</text:p>
      <text:p text:style-name="P34">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8">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09">name </text:span>is given a login dialog is show where a server name may be entered or selected from a know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2">TLS/</text:span>SSL <text:span text:style-name="T11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0">gen</text:span></text:span> <text:span text:style-name="T110">(see chapter </text:span><text:span text:style-name="T110"><text:bookmark-ref text:reference-format="text" text:ref-name="__RefHeading__31496503">Network connection key files</text:bookmark-ref></text:span><text:span text:style-name="T110">, page </text:span><text:span text:style-name="T110"><text:bookmark-ref text:reference-format="page" text:ref-name="__RefHeading__31496503">7</text:bookmark-ref></text:span><text:span text:style-name="T110">). The private key is read from one of the following locations:</text:span></text:p>
      <text:list xml:id="list115004931853698" text:continue-numbering="true" text:style-name="List_20_1">
        <text:list-item>
          <text:p text:style-name="List_20_1">specified on the command line via the option <text:span text:style-name="Option">–key-file</text:span></text:p>
        </text:list-item>
        <text:list-item>
          <text:p text:style-name="P114"><text:span text:style-name="Filename"><text:span text:style-name="T110">bar-key.pem</text:span></text:span><text:span text:style-name="T110"> in the local directory</text:span></text:p>
        </text:list-item>
        <text:list-item>
          <text:p text:style-name="P115"><text:span text:style-name="Filename">$HOME/.bar/bar-key.pem</text:span></text:p>
        </text:list-item>
        <text:list-item>
          <text:p text:style-name="P116"><text:span text:style-name="Filename">/etc/bar/bar-key.pem</text:span></text:p>
        </text:list-item>
        <text:list-item>
          <text:p text:style-name="P116"><text:span text:style-name="Filename"><text:span text:style-name="T11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10"><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8">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0">B</text:span></text:span><text:span text:style-name="T40"> </text:span>show the defined backup jobs and their current status. <text:span text:style-name="T82">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0">C</text:span></text:span><text:span text:style-name="T40"> </text:span>show the detailed status of the currently select job in the list. Via the button ruler at the bottom<text:span text:style-name="T40">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0">D</text:span></text:span>. In the appearing dialog you can select the specific operation:</text:p>
      <text:list xml:id="list11500443264226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1">G</text:span></text:span><text:span text:style-name="T40">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2">(see example figure </text:span><text:span text:style-name="T42"><text:sequence-ref text:reference-format="value" text:ref-name="refFigure1">2</text:sequence-ref></text:span><text:span text:style-name="T42">)</text:span>. Each job have a unique name and is stored into a text file by the <text:span text:style-name="Name">BAR</text:span> server (default directory is <text:span text:style-name="Filename">/etc/bar/jobs</text:span>). A job file contain the following data:</text:p>
      <text:list xml:id="list115005945069070" text:continue-numbering="true" text:style-name="List_20_1">
        <text:list-item>
          <text:p text:style-name="List_20_1_20_Start"><text:span text:style-name="T82">slave host to run the job </text:span><text:span text:style-name="Number_20_Mark"><text:span text:style-name="T40">B</text:span></text:span></text:p>
        </text:list-item>
      </text:list>
      <text:list xml:id="list3741619684" text:style-name="L8">
        <text:list-item>
          <text:p text:style-name="P92">included entry names</text:p>
        </text:list-item>
      </text:list>
      <text:list xml:id="list115006403612478" text:continue-list="list115005945069070" text:style-name="List_20_1">
        <text:list-item>
          <text:p text:style-name="List_20_1">included images</text:p>
        </text:list-item>
        <text:list-item>
          <text:p text:style-name="P117">filters and mounts</text:p>
        </text:list-item>
        <text:list-item>
          <text:p text:style-name="List_20_1">storage information</text:p>
        </text:list-item>
        <text:list-item>
          <text:p text:style-name="P117">scripts</text:p>
        </text:list-item>
        <text:list-item>
          <text:p text:style-name="P118">schedule information</text:p>
        </text:list-item>
        <text:list-item>
          <text:p text:style-name="P128">comments</text:p>
        </text:list-item>
      </text:list>
      <text:p text:style-name="Text_20_Body_20_Start">The jobs tab have some sub-tabs to edit these pieces of data.</text:p>
      <text:h text:style-name="P106" text:outline-level="4"><text:bookmark-start text:name="__RefHeading__16278_1510295094"/>Entries<text:bookmark-end text:name="__RefHeading__16278_1510295094"/></text:h>
      <text:p text:style-name="Text_20_Body_20_Start">With the <text:span text:style-name="T42">entries</text:span> tab (see example figure <text:sequence-ref text:reference-format="value" text:ref-name="refFigure1">2</text:sequence-ref>: <text:sequence-ref text:reference-format="caption" text:ref-name="refFigure1">Entries</text:sequence-ref>) file <text:span text:style-name="T43">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3">C</text:span></text:span><text:span text:style-name="T43"> </text:span>open or close the directory. With the buttons at the bottom files, directories, links, hard links and special files can be included (entry become green) <text:span text:style-name="Number_20_Mark"><text:span text:style-name="T43">D</text:span></text:span><text:span text:style-name="T43"> </text:span>or excluded (entry has a red cross) <text:span text:style-name="Number_20_Mark"><text:span text:style-name="T43">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3">F</text:span></text:span><text:span text:style-name="T43"> </text:span>all included directories are opened in the directory tree view. With the directory size checkbox <text:span text:style-name="Number_20_Mark"><text:span text:style-name="T43">G</text:span></text:span><text:span text:style-name="T43">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1"><draw:image xlink:href="../images/entries.png" xlink:type="simple" xlink:show="embed" xlink:actuate="onLoad" loext:mime-type="image/png"/></draw:frame>Figure <text:sequence text:ref-name="refFigure1" text:name="Figure" text:formula="ooow:Figure+1" style:num-format="1">2</text:sequence>: <text:span text:style-name="T41">Entries</text:span></text:p></draw:text-box></draw:frame><text:bookmark-start text:name="__RefHeading__16280_1510295094"/><text:soft-page-break/>Images<text:bookmark-end text:name="__RefHeading__16280_1510295094"/></text:h>
      <text:p text:style-name="Text_20_Body_20_Start">Similar to files <text:span text:style-name="T44">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4">&amp; Mounts</text:span><text:bookmark-end text:name="__RefHeading__16282_1510295094"/></text:h>
      <text:p text:style-name="Text_20_Body_20_Start">In the filters <text:span text:style-name="T44">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5">B</text:span></text:span><text:span text:style-name="T45"> </text:span>and do not match to an exclude filter <text:span text:style-name="Number_20_Mark"><text:span text:style-name="T45">C</text:span></text:span><text:span text:style-name="T45"> </text:span>are included into the created archive. Entries which are explicitly excluded will never be stored into an archive.</text:p>
      <text:p text:style-name="P23"><text:span text:style-name="T45">Besides listing included and excluded entries also script commands can be specified which are executed to create a list of included </text:span><text:span text:style-name="Number_20_Mark"><text:span text:style-name="T45">D</text:span></text:span><text:span text:style-name="T45"> or excluded entries </text:span><text:span text:style-name="Number_20_Mark"><text:span text:style-name="T45">E</text:span></text:span>. <text:span text:style-name="T45">The scripts should output in each line a single entry name on standard output.</text:span></text:p>
      <text:p text:style-name="P23"><text:span text:style-name="T45">To automatically mount and unmount file systems mounts </text:span><text:span text:style-name="Number_20_Mark"><text:span text:style-name="T45">F</text:span></text:span> <text:span text:style-name="T45">may be defined. The mount name must match an entry in the system mount table</text:span><text:span text:style-name="T45"><text:note text:id="ftn11" text:note-class="footnote"><text:note-citation>11</text:note-citation><text:note-body><text:p text:style-name="P50">On Linux this is usually <text:span text:style-name="Filename">/etc/fstab</text:span>.</text:p></text:note-body></text:note></text:span><text:span text:style-name="T45">. When the job is executed all mounts are mounted if not already mounted and unmounted after the job is executed if the mount was executed before or when the checkbox </text:span><text:span text:style-name="Command"><text:span text:style-name="T45">always unmount</text:span></text:span><text:span text:style-name="T45"> is set.</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2"><draw:image xlink:href="../images/filters+mounts.png" xlink:type="simple" xlink:show="embed" xlink:actuate="onLoad" loext:mime-type="image/png"/></draw:frame>Figure <text:sequence text:ref-name="refFigure3" text:name="Figure" text:formula="ooow:Figure+1" style:num-format="1">4</text:sequence>: Filters <text:span text:style-name="T44">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6"><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45">Created archives may be unlimited or split </text:span><text:span text:style-name="Number_20_Mark"><text:span text:style-name="T45">B</text:span></text:span><text:span text:style-name="T45"> and compressed </text:span><text:span text:style-name="Number_20_Mark"><text:span text:style-name="T45">C</text:span></text:span><text:span text:style-name="T45">. Entries should never be compressed, e. g. because they are already compressed, can be added to the compress exclude list </text:span><text:soft-page-break/><text:span text:style-name="Number_20_Mark"><text:span text:style-name="T45">D</text:span></text:span><text:span text:style-name="T45">. If the archives should be encrypted, too, the encryption algorithm, key and the password may be specified </text:span><text:span text:style-name="Number_20_Mark"><text:span text:style-name="T45">E</text:span></text:span><text:span text:style-name="T45">. Also the default archive mode </text:span><text:span text:style-name="Number_20_Mark"><text:span text:style-name="T45">F</text:span></text:span><text:span text:style-name="T45"> can be set here.</text:span></text:p>
      <text:p text:style-name="Text_20_body">In the archive file name field <text:span text:style-name="Number_20_Mark"><text:span text:style-name="T45">G</text:span></text:span><text:span text:style-name="T45"> </text:span>the button <draw:frame draw:style-name="fr15" draw:name="graphics11" text:anchor-type="as-char" svg:width="4.23mm" svg:height="4.23mm" draw:z-index="34"><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27"><draw:image xlink:href="Pictures/10000200000000100000000CE7C2D0B669077D74.gif" xlink:type="simple" xlink:show="embed" xlink:actuate="onLoad" loext:mime-type="image/gif"/></draw:frame><text:s/><text:span text:style-name="T46">button </text:span>the system file selector dial<text:span text:style-name="T46">o</text:span>g is opened. The <text:span text:style-name="T46">archive name </text:span>editor dialog include all possible variable patterns <text:span text:style-name="T46">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6">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4"><draw:text-box fo:min-height="35%"><text:p text:style-name="Figure"><draw:frame draw:style-name="fr17" draw:name="Image5" text:anchor-type="paragraph" svg:width="170mm" style:rel-width="100%" svg:height="118.96mm" style:rel-height="scale" draw:z-index="15"><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5">and blanking a medium.</text:span></text:p>
      <text:h text:style-name="P107" text:outline-level="4"><text:bookmark-start text:name="__RefHeading__14185_608817561"/>Scripts<text:bookmark-end text:name="__RefHeading__14185_608817561"/></text:h>
      <text:p text:style-name="P26"><draw:frame draw:style-name="fr5" draw:name="Frame14" text:anchor-type="paragraph" svg:width="112.2mm" style:rel-width="66%" svg:height="94.23mm" style:rel-height="scale-min" draw:z-index="19"><draw:text-box><text:p text:style-name="Figure"><draw:frame draw:style-name="fr17" draw:name="Image9" text:anchor-type="paragraph" svg:width="112.2mm" style:rel-width="100%" svg:height="94.23mm" style:rel-height="scale" draw:z-index="20"><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4">(see example figure </text:span><text:span text:style-name="T54"><text:sequence-ref text:reference-format="value" text:ref-name="refFigure6">7</text:sequence-ref></text:span><text:span text:style-name="T54">: </text:span><text:span text:style-name="T54"><text:sequence-ref text:reference-format="caption" text:ref-name="refFigure6">Scripts</text:sequence-ref></text:span><text:span text:style-name="T54">) </text:span>pre- <text:span text:style-name="Number_20_Mark">B</text:span> and post-scripts <text:span text:style-name="Number_20_Mark">C</text:span> may be defined which are executed before the job starts and after the job <text:span text:style-name="T54">has</text:span> terminated. Scripts may contain special variables like <text:span text:style-name="Variable">%name</text:span>, <text:span text:style-name="Variable">%archive,</text:span> %<text:span text:style-name="T70">ype, </text:span><text:span text:style-name="Variable">%file</text:span>, <text:span text:style-name="Variable">%directory</text:span> which are expanded <text:span text:style-name="T54">to </text:span>the current job name, the full archive name, the archive file name and the archive directory part. <text:span text:style-name="T53">With the test buttons </text:span><text:span text:style-name="Number_20_Mark"><text:span text:style-name="T53">D</text:span></text:span><text:span text:style-name="T53">,</text:span><text:span text:style-name="Number_20_Mark"><text:span text:style-name="T53">E</text:span></text:span><text:span text:style-name="T53"> the scripts can be executed for a test run.</text:span></text:p>
      <text:p text:style-name="Note">Note:<text:tab/><text:span text:style-name="T85">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7">date </text:span><text:span text:style-name="Number_20_Mark"><text:span text:style-name="T47">B</text:span></text:span><text:span text:style-name="T47">, weekdays </text:span><text:span text:style-name="Number_20_Mark"><text:span text:style-name="T55">C</text:span></text:span><text:span text:style-name="T55"> and </text:span>time <text:span text:style-name="Number_20_Mark"><text:span text:style-name="T47">D</text:span></text:span><text:span text:style-name="T47"> </text:span>for the backup job can be defined. Also the type of the created archive (default, normal, full, incremental, <text:s/>differential, or continuous) <text:span text:style-name="Number_20_Mark"><text:span text:style-name="T47">E</text:span></text:span><text:span text:style-name="T47">, for continuous backups the time interval </text:span><text:span text:style-name="Number_20_Mark"><text:span text:style-name="T47">F</text:span></text:span><text:span text:style-name="T47">.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7">G</text:span></text:span><text:span text:style-name="T47"> may</text:span> be defined, <text:span text:style-name="T47">too</text:span>.</text:p>
      <text:p text:style-name="Text_20_body">For a schedule the minimal number of executed jobs to keep <text:span text:style-name="Number_20_Mark"><text:span text:style-name="T55">H</text:span></text:span>, the maximal number of executed jobs to keep <text:span text:style-name="Number_20_Mark"><text:span text:style-name="T55">I</text:span></text:span> and the maximal age of executed jobs <text:span text:style-name="Number_20_Mark"><text:span text:style-name="T55">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5">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6">A job will be executed only if it was missed for max. 30 days.</text:span></text:p>
      <text:h text:style-name="P108" text:outline-level="4"><draw:frame draw:style-name="fr2" draw:name="Frame7" text:anchor-type="paragraph" svg:width="111.39mm" draw:z-index="5"><draw:text-box fo:min-height="93.13mm"><text:p text:style-name="Figure"><draw:frame draw:style-name="fr14" draw:name="graphics6" text:anchor-type="paragraph" svg:width="111.39mm" svg:height="93.13mm" draw:z-index="13"><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2"><draw:text-box fo:min-height="91.93mm"><text:p text:style-name="Figure"><draw:frame draw:style-name="fr17" draw:name="Image4" text:anchor-type="paragraph" svg:width="111.13mm" style:rel-width="100%" svg:height="91.93mm" style:rel-height="scale" draw:z-index="33"><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8">(see example figure </text:span><text:span text:style-name="T88"><text:sequence-ref text:reference-format="value" text:ref-name="refFigure8">9</text:sequence-ref></text:span><text:span text:style-name="T88">: </text:span><text:span text:style-name="T88"><text:sequence-ref text:reference-format="caption" text:ref-name="refFigure8">Persistenc</text:sequence-ref></text:span><text:span text:style-name="T88">) the time periods to keep created archives can be defined. For each archive type the minimal number of entities to keep </text:span><text:span text:style-name="Number_20_Mark"><text:span text:style-name="T55">H</text:span></text:span><text:span text:style-name="T87">, the maximal number of entities to keep </text:span><text:span text:style-name="Number_20_Mark"><text:span text:style-name="T55">I</text:span></text:span><text:span text:style-name="T87"> and the maximal age of an entity </text:span><text:span text:style-name="Number_20_Mark"><text:span text:style-name="T55">J</text:span></text:span><text:span text:style-name="T87">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115005795552467"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08"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01"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5">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5">top tree view </text:span><text:span text:style-name="Number_20_Mark"><text:span text:style-name="T25">B</text:span></text:span><text:span text:style-name="T25"> resp. </text:span>list <text:span text:style-name="Number_20_Mark"><text:span text:style-name="T47">C</text:span></text:span><text:span text:style-name="T47"> </text:span>all known storage archives are listed. <text:span text:style-name="T25">The tree view show jobs</text:span><text:span text:style-name="T25"><text:note text:id="ftn13" text:note-class="footnote"><text:note-citation>13</text:note-citation><text:note-body><text:p text:style-name="P46">If a job is unknown, e. g. was deleted, only the internal UUID is shown instead of the name.</text:p></text:note-body></text:note></text:span><text:span text:style-name="T25">,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7">D</text:span></text:span><text:span text:style-name="T47"> </text:span>parts of storage archive names can be entered <text:span text:style-name="T25">(multiple words, at least 3 characters)</text:span>. <text:span text:style-name="T25">Archive names which contain the filter words </text:span>are listed immediately. <text:span text:style-name="T25">The state filter </text:span><text:span text:style-name="Number_20_Mark"><text:span text:style-name="T25">E</text:span></text:span><text:span text:style-name="T25"> in the top list filter the archives by there current state. </text:span>After selecting some storage archives <text:span text:style-name="T47">with the checkboxes </text:span><text:span text:style-name="Number_20_Mark"><text:span text:style-name="T47">F</text:span></text:span><text:span text:style-name="T47"> </text:span>the <text:span text:style-name="T32">content of </text:span>whole archives can be restored with the <text:span text:style-name="Command">Restore</text:span>-button <text:span text:style-name="Number_20_Mark"><text:span text:style-name="T48">G</text:span></text:span>.</text:p>
      <text:p text:style-name="P19">The bottom list <text:span text:style-name="Number_20_Mark"><text:span text:style-name="T48">H</text:span></text:span><text:span text:style-name="T48"> </text:span>show entries which are stored in some archive. By entering parts of names <text:span text:style-name="T25">(multiple words, at least 3 characters) in the input field </text:span><text:span text:style-name="Command"><text:span text:style-name="T25">Filter:</text:span></text:span> <text:span text:style-name="Number_20_Mark"><text:span text:style-name="T48">I</text:span></text:span><text:span text:style-name="T48"> </text:span>entries <text:span text:style-name="T25">which contain the filter words </text:span>are listed immediately<text:note text:id="ftn14" text:note-class="footnote"><text:note-citation>14</text:note-citation><text:note-body><text:p text:style-name="P45">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8">J</text:span></text:span>.</text:p>
      <text:p text:style-name="P17">The <text:span text:style-name="Command">count</text:span> value <text:span text:style-name="Number_20_Mark"><text:span text:style-name="T48">K</text:span></text:span><text:span text:style-name="T48">,</text:span><text:span text:style-name="Number_20_Mark"><text:span text:style-name="T48">L</text:span></text:span><text:span text:style-name="T48"> </text:span>in the upper left of the lists show the number of total <text:span text:style-name="T33">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18"><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9"><draw:image xlink:href="Pictures/100000000000000B0000000B4DFF7AF9EE6CBD7C.png" xlink:type="simple" xlink:show="embed" xlink:actuate="onLoad" loext:mime-type="image/png"/></draw:frame><text:s/>button the selection can be cleared.</text:p>
      <text:p text:style-name="P20">The entr<text:span text:style-name="T48">y</text:span> <text:span text:style-name="T48">types </text:span>shown in the bottom list can be filtered by files, images, directories, links, hard links and special entries <text:span text:style-name="T48">with the type filter</text:span> <text:span text:style-name="Number_20_Mark"><text:span text:style-name="T48">M</text:span></text:span>. Only entries with the matching type are shown in the list.</text:p>
      <text:p text:style-name="Text_20_body">If the check box <text:span text:style-name="Command">newest only</text:span> <text:span text:style-name="Number_20_Mark"><text:span text:style-name="T48">N</text:span></text:span><text:span text:style-name="T48"> </text:span>only the newest entries are shown, otherwise all existing entries are shown.</text:p>
      <text:p text:style-name="P19"><text:soft-page-break/><text:span text:style-name="T33">After one of the restore buttons is selected a restore dialog opens (see example figure </text:span><text:span text:style-name="T33"><text:sequence-ref text:reference-format="value" text:ref-name="refFigure10">11</text:sequence-ref></text:span><text:span text:style-name="T33">: </text:span><text:span text:style-name="T33"><text:sequence-ref text:reference-format="caption" text:ref-name="refFigure10">Restore dialog</text:sequence-ref></text:span><text:span text:style-name="T33">) with a list of archives or single entries to restore B. </text:span>If a different restore destination is required, the directory <text:span text:style-name="Number_20_Mark"><text:span text:style-name="T48">C</text:span></text:span><text:span text:style-name="T48"> of </text:span>the restore can be selected in the <text:span text:style-name="T25">dialog. There also the check box </text:span><text:span text:style-name="Command"><text:span text:style-name="T25">directory content</text:span></text:span><text:span text:style-name="T25"> </text:span><text:span text:style-name="Number_20_Mark"><text:span text:style-name="T56">D</text:span></text:span><text:span text:style-name="T25"> can be selected to restore directories including their content</text:span>. By selecting the check box <text:span text:style-name="Command">overwrite exiting files</text:span> <text:span text:style-name="Number_20_Mark"><text:span text:style-name="T56">E</text:span></text:span><text:span text:style-name="T48"> </text:span>already existing files are overwritten. <text:span text:style-name="T26">With the button </text:span><text:span text:style-name="Command"><text:span text:style-name="T26">Start restore</text:span></text:span><text:span text:style-name="T26"> </text:span><text:span text:style-name="Number_20_Mark"><text:span text:style-name="T56">F</text:span></text:span><text:span text:style-name="T26"> the restore of entries can be started.</text:span></text:p>
      <text:p text:style-name="Note">Note:<text:tab/>Details for storage archives in the <text:span text:style-name="T25">top</text:span> list and entries in the lower list can be displayed by positioning the mouse over an entry in the <text:span text:style-name="T25">right</text:span> part of the list <text:span text:style-name="T25">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1"><draw:text-box fo:min-height="58%" fo:min-width="112.2mm"><text:p text:style-name="Figure"><draw:frame draw:style-name="fr17" draw:name="Image8" text:anchor-type="paragraph" svg:width="170mm" style:rel-width="100%" svg:height="142.68mm" style:rel-height="scale" draw:z-index="22"><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05"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8">BARC</text:span></text:span><text:span text:style-name="Name">ontrol</text:span> in the server settings dialog<text:note text:id="ftn15" text:note-class="footnote"><text:note-citation>15</text:note-citation><text:note-body><text:p text:style-name="P44">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8">BARC</text:span></text:span><text:span text:style-name="Name">ontrol</text:span>, the last writable configuration file <text:span text:style-name="T3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9">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49">This include the</text:span></text:p>
      <text:list xml:id="list115005513250694" text:continue-numbering="true" text:style-name="List_20_1">
        <text:list-item>
          <text:p text:style-name="List_20_1_20_Start"><text:span text:style-name="T49">temporary directory </text:span><text:span text:style-name="Number_20_Mark"><text:span text:style-name="T49">B</text:span></text:span><text:span text:style-name="T49">,</text:span></text:p>
        </text:list-item>
        <text:list-item>
          <text:p text:style-name="P119"><text:span text:style-name="T49">the nice level </text:span><text:span text:style-name="Number_20_Mark"><text:span text:style-name="T49">C</text:span></text:span><text:span text:style-name="T49">,</text:span></text:p>
        </text:list-item>
        <text:list-item>
          <text:p text:style-name="P119"><text:span text:style-name="T49">the max. number of compress and encryption threads </text:span><text:span text:style-name="Number_20_Mark"><text:span text:style-name="T49">D</text:span></text:span><text:span text:style-name="T49">,</text:span></text:p>
        </text:list-item>
        <text:list-item>
          <text:p text:style-name="P119"><text:span text:style-name="T49">the minimal compress size </text:span><text:span text:style-name="Number_20_Mark"><text:span text:style-name="T49">E</text:span></text:span><text:span text:style-name="T49">,</text:span></text:p>
        </text:list-item>
        <text:list-item>
          <text:p text:style-name="P120">the jobs directory <text:span text:style-name="Number_20_Mark">F</text:span>,</text:p>
        </text:list-item>
        <text:list-item>
          <text:p text:style-name="P120">the max. size of files included in a continuous backup <text:span text:style-name="Number_20_Mark">G</text:span>,</text:p>
        </text:list-item>
        <text:list-item>
          <text:p text:style-name="P120">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3"><draw:text-box fo:min-height="30%" fo:min-width="112.2mm"><text:p text:style-name="Figure"><draw:frame draw:style-name="fr17" draw:name="Image1" text:anchor-type="paragraph" svg:width="163.65mm" style:rel-width="100%" svg:height="89.09mm" style:rel-height="scale" draw:z-index="24"><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49">sub-</text:span>tab <text:span text:style-name="T59">(see example figure </text:span><text:span text:style-name="T59"><text:sequence-ref text:reference-format="value" text:ref-name="refFigure12">13</text:sequence-ref></text:span><text:span text:style-name="T59">: </text:span><text:span text:style-name="T59"><text:sequence-ref text:reference-format="caption" text:ref-name="refFigure12">Servers settings</text:sequence-ref></text:span><text:span text:style-name="T59">)</text:span> the <text:span text:style-name="T49">port number </text:span><text:span text:style-name="Number_20_Mark"><text:span text:style-name="T49">B</text:span></text:span><text:span text:style-name="T49"> of the </text:span><text:span text:style-name="Name"><text:span text:style-name="T49">BAR</text:span></text:span><text:span text:style-name="T49"> server, the CA/Cert/key files </text:span><text:span text:style-name="Number_20_Mark"><text:span text:style-name="T49">C</text:span></text:span><text:span text:style-name="T49"> and the server login password </text:span><text:span text:style-name="Number_20_Mark"><text:span text:style-name="T57">D</text:span></text:span><text:span text:style-name="T49"> can be changed.</text:span></text:p>
      <text:p text:style-name="P25"><draw:frame draw:style-name="fr9" draw:name="Frame10" text:anchor-type="paragraph" svg:x="0mm" svg:y="15.08mm" style:rel-width="100%" svg:height="71.63mm" draw:z-index="25"><draw:text-box fo:min-height="29%" fo:min-width="170mm"><text:p text:style-name="Figure"><draw:frame draw:style-name="fr17" draw:name="Image2" text:anchor-type="paragraph" svg:width="170mm" style:rel-width="100%" svg:height="92.55mm" style:rel-height="scale" draw:z-index="26"><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49">Here also names and login credentials</text:span> can be set for a servers where archives can be stored <text:span text:style-name="Number_20_Mark"><text:span text:style-name="T49">E</text:span></text:span>. There always exists default server settings for at least one FTP, SSH, and WebDAV server. Additional servers may be <text:span text:style-name="T49">added</text:span>.</text:p>
      <text:h text:style-name="Heading_20_4" text:outline-level="4"><text:bookmark-start text:name="__RefHeading__12257_695893263"/>Commands<text:bookmark-end text:name="__RefHeading__12257_695893263"/></text:h>
      <text:p text:style-name="Text_20_Body_20_Start">In the commands <text:span text:style-name="T50">sub-</text:span>tab <text:span text:style-name="T58">(see example figure </text:span><text:span text:style-name="T58"><text:sequence-ref text:reference-format="value" text:ref-name="refFigure13">14</text:sequence-ref></text:span><text:span text:style-name="T58">: </text:span><text:span text:style-name="T58"><text:sequence-ref text:reference-format="caption" text:ref-name="refFigure13">Server command settings</text:sequence-ref></text:span><text:span text:style-name="T58">) </text:span>the <text:span text:style-name="T49">device name </text:span><text:span text:style-name="Number_20_Mark"><text:span text:style-name="T49">B</text:span></text:span><text:span text:style-name="T49"> and </text:span>external commands for writing CD/DVD/BD and devices <text:span text:style-name="Number_20_Mark"><text:span text:style-name="T49">C</text:span></text:span><text:span text:style-name="T49"> </text:span>can be defined.</text:p>
      <text:h text:style-name="Heading_20_4" text:outline-level="4"><draw:frame draw:style-name="fr10" draw:name="Frame15" text:anchor-type="paragraph" svg:y="0.65mm" svg:width="170mm" draw:z-index="28"><draw:text-box fo:min-height="92.55mm"><text:p text:style-name="Figure"><draw:frame draw:style-name="fr17" draw:name="Image10" text:anchor-type="paragraph" svg:width="170mm" style:rel-width="100%" svg:height="92.55mm" style:rel-height="scale"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49">Verbosity &amp; </text:span>Log<text:bookmark-end text:name="__RefHeading__12259_695893263"/></text:h>
      <text:p text:style-name="Text_20_Body_20_Start">In the <text:span text:style-name="T50">verbosity and </text:span>log <text:span text:style-name="T50">sub-</text:span>tab (see example figure <text:sequence-ref text:reference-format="value" text:ref-name="refFigure14">15</text:sequence-ref>: <text:sequence-ref text:reference-format="caption" text:ref-name="refFigure14">Server verbosity &amp; log settings</text:sequence-ref>) the</text:p>
      <text:list xml:id="list115006255194726" text:continue-numbering="true" text:style-name="List_20_1">
        <text:list-item>
          <text:p text:style-name="List_20_1_20_Start"><text:soft-page-break/>log <text:span text:style-name="T50">level </text:span><text:span text:style-name="Number_20_Mark"><text:span text:style-name="T50">B</text:span></text:span><text:span text:style-name="T50">,</text:span></text:p>
        </text:list-item>
        <text:list-item>
          <text:p text:style-name="P121"><text:span text:style-name="T50">the log </text:span>types <text:span text:style-name="Number_20_Mark"><text:span text:style-name="T50">C</text:span></text:span>,</text:p>
        </text:list-item>
        <text:list-item>
          <text:p text:style-name="P121">the log file name <text:span text:style-name="Number_20_Mark"><text:span text:style-name="T50">D</text:span></text:span>,</text:p>
        </text:list-item>
        <text:list-item>
          <text:p text:style-name="P121">the log format <text:span text:style-name="Number_20_Mark"><text:span text:style-name="T50">E</text:span></text:span><text:span text:style-name="T50"> </text:span>and</text:p>
        </text:list-item>
        <text:list-item>
          <text:p text:style-name="List_20_1_20_End"><text:span text:style-name="T34">the</text:span> log post command <text:span text:style-name="Number_20_Mark"><text:span text:style-name="T50">F</text:span></text:span></text:p>
        </text:list-item>
      </text:list>
      <text:p text:style-name="Text_20_Body_20_Start"><draw:frame draw:style-name="fr11" draw:name="Frame11" text:anchor-type="paragraph" svg:x="0mm" svg:y="7.14mm" svg:width="170mm" draw:z-index="30"><draw:text-box fo:min-height="92.55mm"><text:p text:style-name="Figure"><draw:frame draw:style-name="fr17" draw:name="Image3" text:anchor-type="paragraph" svg:width="170mm" style:rel-width="100%" svg:height="92.55mm" style:rel-height="scale" draw:z-index="31"><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88018688"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2">entries (</text:span>files, directories, <text:span text:style-name="T22">links, hard links, special files,</text:span> or disks<text:span text:style-name="T22">)</text:span> can be done with the following settings in <text:span text:style-name="Name">BARControl</text:span>:<text:bookmark-end text:name="__DdeLink__15739_1674148630"/></text:p>
      <text:list xml:id="list115005876731649" text:continue-list="list11500625519472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2">n the</text:span> <text:span text:style-name="Command">Include</text:span> button.</text:p>
        </text:list-item>
        <text:list-item>
          <text:p text:style-name="List_20_1_20_End">switch to the <text:span text:style-name="Command">Storage</text:span> sub-tab. Select the name of the archive to create and select <text:span text:style-name="T22">the </text:span>type of storage. Most simply enter a archive name like <text:span text:style-name="Filename">my-backup.bar</text:span> and a <text:span text:style-name="T22">as the type</text:span> <text:span text:style-name="Command">file system</text:span>. <text:span text:style-name="T22">This will store the archive into the file system with given name.</text:span></text:p>
        </text:list-item>
      </text:list>
      <text:p text:style-name="Text_20_Body_20_Start">For a full backup this is all to do. The backup can be started in the <text:span text:style-name="Command">Status</text:span> tab by selecting the job and <text:span text:style-name="T22">then </text:span>click the button <text:span text:style-name="Command">Start</text:span>. In the dialog which opens click <text:span text:style-name="Command">Normal</text:span>. The job is immediately schedule for execution and will be run as soon <text:span text:style-name="T22">as possible</text:span>.</text:p>
      <text:list xml:id="list115006180081174" text:continue-list="list488018688" text:style-name="Numbering_20_1">
        <text:list-item>
          <text:h text:style-name="Alpha2" text:outline-level="2"><text:bookmark-start text:name="__RefHeading__15956_1674148630"/><text:soft-page-break/><text:s/>Full <text:span text:style-name="T22">daily </text:span>backup with time schedule<text:bookmark-end text:name="__RefHeading__15956_1674148630"/></text:h>
        </text:list-item>
      </text:list>
      <text:p text:style-name="Text_20_Body_20_Start">For a full backup of some <text:span text:style-name="T22">entrie</text:span>s <text:span text:style-name="T22">with a</text:span> regular scheduling first 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p>
      <text:list xml:id="list115006677145605" text:continue-list="list115005876731649"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2">the t</text:span><text:span text:style-name="Name">ype</text:span> <text:span text:style-name="Name">full</text:span></text:p>
        </text:list-item>
        <text:list-item>
          <text:p text:style-name="List_20_1_20_End">verify <text:span text:style-name="T22">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49">The exact time may be later than the specified time if some other jobs are running before.</text:p></text:note-body></text:note> <text:span text:style-name="T22">each day </text:span>as a full backup.</text:p>
      <text:list xml:id="list115005555301654" text:continue-list="list115006180081174" text:style-name="Numbering_20_1">
        <text:list-item>
          <text:h text:style-name="Alpha2" text:outline-level="2"><text:bookmark-start text:name="__RefHeading__15958_1674148630"/><text:span text:style-name="T51"><text:s/>Full w</text:span><text:bookmark-start text:name="__DdeLink__15029_1674148630"/>eekly backup with <text:span text:style-name="T3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2">weekly </text:span>backup of some <text:span text:style-name="T22">entrie</text:span>s <text:span text:style-name="T22">with a regular scheduling and daily incremental backups </text:span>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bookmark-end text:name="__DdeLink__15741_1674148630"/></text:p>
      <text:list xml:id="list115007416655497" text:continue-list="list115006677145605" text:style-name="List_20_1">
        <text:list-item>
          <text:p text:style-name="P140">switch to the <text:span text:style-name="Name">Jobs</text:span> tab. In the <text:span text:style-name="Name">Schedule</text:span> sub-tab add a new schedule entry and define * <text:span text:style-name="T22">for the date and time</text:span>. <text:span text:style-name="T22">S</text:span>elect <text:span text:style-name="T22">the</text:span> week day <text:span text:style-name="T22">when to do execute the full backup.</text:span></text:p>
        </text:list-item>
        <text:list-item>
          <text:p text:style-name="P122">select for <text:span text:style-name="T22">the t</text:span><text:span text:style-name="Name">ype</text:span> <text:span text:style-name="Name">full</text:span></text:p>
        </text:list-item>
        <text:list-item>
          <text:p text:style-name="P12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22"><text:span text:style-name="Name"><text:span text:style-name="T6">select for the type </text:span></text:span><text:span text:style-name="Name"><text:span text:style-name="T2">incremental</text:span></text:span></text:p>
        </text:list-item>
        <text:list-item>
          <text:p text:style-name="P129">verify <text:span text:style-name="T22">that </text:span><text:span text:style-name="Name">enabled</text:span> is checked</text:p>
        </text:list-item>
      </text:list>
      <text:list xml:id="list115006069916539" text:continue-list="list115005555301654" text:style-name="Numbering_20_1">
        <text:list-item>
          <text:h text:style-name="Alpha2" text:outline-level="2"><text:bookmark-start text:name="__RefHeading__15960_1674148630"/><text:span text:style-name="T51"><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2">weekly </text:span>backup of some <text:span text:style-name="T22">entrie</text:span>s <text:span text:style-name="T22">with with a regular scheduling, daily incremental backups and continuous storages of changes </text:span>define some backup job as described in use case <text:bookmark-ref text:reference-format="number" text:ref-name="__RefHeading__15958_1674148630">c</text:bookmark-ref><text:span text:style-name="T22">)</text:span><text:bookmark-ref text:reference-format="text" text:ref-name="__RefHeading__15958_1674148630"> Full weekly backup with time schedule and daily incremental backup</text:bookmark-ref>. Then enter the following <text:span text:style-name="T22">additional </text:span>settings in <text:span text:style-name="Name">BARControl</text:span>:<text:bookmark-end text:name="__DdeLink__15741_16741486301"/></text:p>
      <text:list xml:id="list115006153281627" text:continue-list="list115007416655497" text:style-name="List_20_1">
        <text:list-item>
          <text:p text:style-name="P140">switch to the <text:span text:style-name="Name">Jobs</text:span> tab. In the <text:span text:style-name="Name">Schedule</text:span> sub-tab add a new schedule entry and define * <text:span text:style-name="T22">for the date, <text:s/>time and week day</text:span>.</text:p>
        </text:list-item>
        <text:list-item>
          <text:p text:style-name="P122">select for <text:span text:style-name="T22">the t</text:span><text:span text:style-name="Name">ype</text:span> <text:span text:style-name="Name"><text:span text:style-name="T22">continuous</text:span></text:span></text:p>
        </text:list-item>
        <text:list-item>
          <text:p text:style-name="P130">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5">time interval </text:span>the backup is executed. </text:p>
      <text:list xml:id="list115006549250080" text:continue-list="list115006069916539"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3">entry do the following in <text:s/></text:span><text:span text:style-name="Name"><text:span text:style-name="T23">BARControl:</text:span></text:span></text:p>
      <text:list xml:id="list115005891115033" text:continue-list="list115006153281627" text:style-name="List_20_1">
        <text:list-item>
          <text:p text:style-name="P141"><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4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4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4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4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15007240024890" text:continue-list="list11500654925008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3">a full backup including incremental backups do the following in <text:s/></text:span><text:span text:style-name="Name"><text:span text:style-name="T23">BARControl:</text:span></text:span></text:p>
      <text:list xml:id="list115005884065847" text:continue-list="list115005891115033" text:style-name="List_20_1">
        <text:list-item>
          <text:p text:style-name="P141"><text:span text:style-name="Name"><text:span text:style-name="T5">switch to the </text:span></text:span><text:span text:style-name="Name"><text:span text:style-name="T23">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4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4" text:outline-level="1"/>
      <text:h text:style-name="P95" text:outline-level="1"><text:bookmark-start text:name="__RefHeading__15744_1674148630"/>Appendix<text:bookmark-end text:name="__RefHeading__15744_1674148630"/></text:h>
      <text:h text:style-name="P99" text:outline-level="2"><text:bookmark-start text:name="__RefHeading__8616_961238848"/>Tools<text:bookmark-end text:name="__RefHeading__8616_961238848"/></text:h>
      <text:p text:style-name="Text_20_Body_20_Start">The following tools are part of <text:span text:style-name="Command">BAR</text:span>:</text:p>
      <text:list xml:id="list115006964941527"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7">generator</text:span></text:p>
        </text:list-item>
        <text:list-item>
          <text:p text:style-name="List_20_1_20_End">bar-sqlite3: <text:span text:style-name="T37">index </text:span>a maint<text:span text:style-name="T60">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4"><text:soft-page-break/>Note:<text:tab/><text:span text:style-name="Command"><text:span text:style-name="T28">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214229919352"/>--create<text:alphabetical-index-mark-end text:id="IMark94214229919352"/>, <text:alphabetical-index-mark-start text:id="IMark94214242148680"/>-c<text:alphabetical-index-mark-end text:id="IMark94214242148680"/></text:p>
      <text:p text:style-name="Option_20_Start">Create an archive with files, directories, links, hard links and special files like device-, pipes- and sockets-descriptors.</text:p>
      <text:p text:style-name="Option_20_title"><text:alphabetical-index-mark-start text:id="IMark94214239604008"/>--image<text:alphabetical-index-mark-end text:id="IMark94214239604008"/>, <text:alphabetical-index-mark-start text:id="IMark94214242193720"/>-m<text:alphabetical-index-mark-end text:id="IMark942142421937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214228284632"/>--list<text:alphabetical-index-mark-end text:id="IMark94214228284632"/>, <text:alphabetical-index-mark-start text:id="IMark94214242405896"/>-l<text:alphabetical-index-mark-end text:id="IMark942142424058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214232547288"/>--test<text:alphabetical-index-mark-end text:id="IMark94214232547288"/>, <text:alphabetical-index-mark-start text:id="IMark94214239666504"/>-t<text:alphabetical-index-mark-end text:id="IMark94214239666504"/></text:p>
      <text:p text:style-name="Option_20_Start">Test content integrity of archives.</text:p>
      <text:p text:style-name="Option_20_title"><text:alphabetical-index-mark-start text:id="IMark94214250723480"/>--compare<text:alphabetical-index-mark-end text:id="IMark94214250723480"/>, <text:alphabetical-index-mark-start text:id="IMark94214232905464"/>-d<text:alphabetical-index-mark-end text:id="IMark94214232905464"/></text:p>
      <text:p text:style-name="Option_20_Start">Compare content of archives with content in file system.</text:p>
      <text:p text:style-name="Option_20_title"><text:alphabetical-index-mark-start text:id="IMark94214213442760"/>--extract<text:alphabetical-index-mark-end text:id="IMark94214213442760"/>, <text:alphabetical-index-mark-start text:id="IMark94214242162088"/>-x<text:alphabetical-index-mark-end text:id="IMark94214242162088"/></text:p>
      <text:p text:style-name="Option_20_Start">Extract content of archives.</text:p>
      <text:p text:style-name="Option_20_title"><text:alphabetical-index-mark-start text:id="IMark94214239749784"/>--generate-keys<text:alphabetical-index-mark-end text:id="IMark9421423974978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4214239749784"/>--generate-keys-bits<text:alphabetical-index-mark-end text:id="IMark94214239749784"/>=&lt;n&gt;</text:p>
      <text:p text:style-name="Option_20_Start">Specify number of bits to use for a RSA key pair. It can be 1024, 2048 or 3072 bits. Default value are 2048 bits.</text:p>
      <text:p text:style-name="Option_20_title"><text:soft-page-break/><text:alphabetical-index-mark-start text:id="IMark94214235164248"/>--<text:span text:style-name="T72">generate-keys-mode</text:span><text:alphabetical-index-mark-end text:id="IMark94214235164248"/><text:span text:style-name="T72">=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P86"/>
      <text:p text:style-name="P41"><text:alphabetical-index-mark-start text:id="IMark94214205118104"/>‑‑<text:span text:style-name="T117">storage-list-stdin</text:span><text:alphabetical-index-mark-end text:id="IMark94214205118104"/><text:span text:style-name="T117">,</text:span><text:alphabetical-index-mark-start text:id="IMark94214233410216"/><text:span text:style-name="T117">-T</text:span><text:alphabetical-index-mark-end text:id="IMark94214233410216"/></text:p>
      <text:p text:style-name="Option_20_Start">Read storage names (glob pattern) from stdin.</text:p>
      <text:p text:style-name="Option_20_title"><text:alphabetical-index-mark-start text:id="IMark94214235081384"/><text:span text:style-name="T116">‑‑storage-list</text:span><text:alphabetical-index-mark-end text:id="IMark94214235081384"/>=&lt;file name&gt;</text:p>
      <text:p text:style-name="P71">Define the name of a file <text:span text:style-name="T114">from which storage </text:span>names or simple patterns (glob pattern) <text:span text:style-name="T114">are read.</text:span></text:p>
      <text:p text:style-name="Option_20_title"><text:alphabetical-index-mark-start text:id="IMark94214230780744"/>‑‑<text:span text:style-name="T116">storage-command</text:span><text:alphabetical-index-mark-end text:id="IMark94214230780744"/>=<text:bookmark-start text:name="__DdeLink__11095_16741486303"/>&lt;command|script&gt;<text:bookmark-end text:name="__DdeLink__11095_16741486303"/></text:p>
      <text:p text:style-name="P71"><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6">storage </text:span>names or simple patterns (glob pattern).<text:bookmark-end text:name="__DdeLink__12520_16741486302"/></text:p>
      <text:p text:style-name="Option_20_title"><text:alphabetical-index-mark-start text:id="IMark94214232697768"/>--pre-command<text:alphabetical-index-mark-end text:id="IMark94214232697768"/>=&lt;command&gt;</text:p>
      <text:p text:style-name="Option_20_Start">Command to execute before a job is started.</text:p>
      <text:p text:style-name="Option_20_Start">Available macros: %name.</text:p>
      <text:p text:style-name="Option_20_title"><text:alphabetical-index-mark-start text:id="IMark94214250738440"/>--post-command<text:alphabetical-index-mark-end text:id="IMark94214250738440"/>=&lt;command&gt;</text:p>
      <text:p text:style-name="Option_20_Start">Command to execute after a job terminated.</text:p>
      <text:p text:style-name="Option_20_Start">Available macros: %name.</text:p>
      <text:p text:style-name="Option_20_title"><text:alphabetical-index-mark-start text:id="IMark94214229947192"/>--mount<text:alphabetical-index-mark-end text:id="IMark94214229947192"/>=&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214241170392"/>--include<text:alphabetical-index-mark-end text:id="IMark94214241170392"/>=&lt;pattern&gt;, <text:alphabetical-index-mark-start text:id="IMark94214232547288"/>-#<text:alphabetical-index-mark-end text:id="IMark9421423254728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214240597464"/>‑‑<text:span text:style-name="T115">include-file-list</text:span><text:alphabetical-index-mark-end text:id="IMark94214240597464"/>=&lt;file name&gt;</text:p>
      <text:p text:style-name="P70">Define the name of a file <text:span text:style-name="T114">from which </text:span>names or simple patterns (glob pattern) <text:span text:style-name="T114">are read </text:span>which must match to entries which are included into the created archive.</text:p>
      <text:p text:style-name="Option_20_title"><text:soft-page-break/><text:alphabetical-index-mark-start text:id="IMark94214232198360"/>--include-<text:span text:style-name="T115">file </text:span>command<text:bookmark-start text:name="__DdeLink__11102_1674148630"/><text:alphabetical-index-mark-end text:id="IMark9421423219836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214235017720"/>‑‑<text:span text:style-name="T115">include-image-list</text:span><text:alphabetical-index-mark-end text:id="IMark9421423501772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214250730712"/>--<text:span text:style-name="T115">include-image-command</text:span><text:alphabetical-index-mark-end text:id="IMark94214250730712"/>=<text:bookmark-start text:name="__DdeLink__11095_16741486302"/>&lt;command|script&gt;<text:bookmark-end text:name="__DdeLink__11095_16741486302"/></text:p>
      <text:p text:style-name="P72"><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alphabetical-index-mark-start text:id="IMark94214212181528"/>--exclude<text:alphabetical-index-mark-end text:id="IMark94214212181528"/>=&lt;pattern&gt;, <text:alphabetical-index-mark-start text:id="IMark94214232199272"/>-!<text:alphabetical-index-mark-end text:id="IMark9421423219927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214239656808"/>--exclude-command<text:alphabetical-index-mark-end text:id="IMark9421423965680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214233299928"/>--mount<text:alphabetical-index-mark-end text:id="IMark94214233299928"/>=&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02" text:outline-level="3"><text:bookmark-start text:name="__RefHeading__16294_1510295094"/>Incremental/Differential archives<text:bookmark-end text:name="__RefHeading__16294_1510295094"/></text:h>
      <text:p text:style-name="P36"><text:alphabetical-index-mark-start text:id="IMark94214203595656"/>--normal<text:alphabetical-index-mark-end text:id="IMark94214203595656"/></text:p>
      <text:p text:style-name="Option_20_Start">Create a normal archive. No incremental data is used or stored.</text:p>
      <text:p text:style-name="Option_20_title"><text:alphabetical-index-mark-start text:id="IMark94214213442760"/><text:span text:style-name="T12">--full</text:span><text:alphabetical-index-mark-end text:id="IMark94214213442760"/><text:span text:style-name="T12">, </text:span><text:alphabetical-index-mark-start text:id="IMark94214241170392"/><text:span text:style-name="T12">-f</text:span><text:alphabetical-index-mark-end text:id="IMark94214241170392"/></text:p>
      <text:p text:style-name="Option_20_Start">Create a full archive and store incremental data.</text:p>
      <text:p text:style-name="Option_20_title"><text:alphabetical-index-mark-start text:id="IMark94214230805784"/><text:span text:style-name="T12">--incremental</text:span><text:alphabetical-index-mark-end text:id="IMark94214230805784"/><text:span text:style-name="T12">, </text:span><text:alphabetical-index-mark-start text:id="IMark94214242135544"/><text:span text:style-name="T12">-i</text:span><text:alphabetical-index-mark-end text:id="IMark9421424213554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soft-page-break/><text:alphabetical-index-mark-start text:id="IMark94214232905464"/><text:span text:style-name="T12">--incremental-list-file</text:span><text:alphabetical-index-mark-end text:id="IMark94214232905464"/><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6"><text:alphabetical-index-mark-start text:id="IMark94214235164248"/>--differential<text:alphabetical-index-mark-end text:id="IMark94214235164248"/></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9">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214235081384"/>--compress-algorithm<text:alphabetical-index-mark-end text:id="IMark94214235081384"/>, <text:alphabetical-index-mark-start text:id="IMark94214250673400"/>-z<text:alphabetical-index-mark-end text:id="IMark9421425067340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4">Zstandard [</text:span><text:span text:style-name="T94"><text:reference-ref text:reference-format="text" text:ref-name="Zstd">Zstandard</text:reference-ref></text:span><text:span text:style-name="T94">],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7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7">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ext:soft-page-break/>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ext:soft-page-break/>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ext:soft-page-break/>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214252687496"/>--compress-min-size<text:alphabetical-index-mark-end text:id="IMark94214252687496"/>=&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214242405896"/>--compress-exclude<text:alphabetical-index-mark-end text:id="IMark9421424240589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214228284632"/>--crypt-algorithm<text:alphabetical-index-mark-end text:id="IMark94214228284632"/>, <text:alphabetical-index-mark-start text:id="IMark94214230788984"/>-y<text:alphabetical-index-mark-end text:id="IMark9421423078898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214252671096"/>--crypt-type<text:alphabetical-index-mark-end text:id="IMark9421425267109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214213495272"/>--crypt-password<text:alphabetical-index-mark-end text:id="IMark9421421349527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214229585800"/><text:alphabetical-index-mark-start text:id="IMark94214229637080"/><text:span text:style-name="T75">--crypt-new-password</text:span><text:alphabetical-index-mark-end text:id="IMark94214229637080"/><text:alphabetical-index-mark-end text:id="IMark94214229585800"/><text:span text:style-name="T75">=&lt;password&gt;</text:span></text:p>
      <text:p text:style-name="P64"><text:span text:style-name="T75">New </text:span>crypt password phrase to use.</text:p>
      <text:p text:style-name="P77">Note:<text:tab/>Use this option with care! Password phrases specified on the command line may be stored in the history of your shell, thus can be recovered by displaying the command history.</text:p>
      <text:p text:style-name="Option_20_title"><text:alphabetical-index-mark-start text:id="IMark94214232199272"/>--crypt-public-key<text:alphabetical-index-mark-end text:id="IMark94214232199272"/>=&lt;file name&gt;</text:p>
      <text:p text:style-name="Option_20_Start">Name of file with the RSA encryption public key. <text:span text:style-name="T96">The encryption public key is use to encrypt an archive.</text:span></text:p>
      <text:p text:style-name="Option_20_title"><text:soft-page-break/><text:alphabetical-index-mark-start text:id="IMark94214232448936"/>--crypt-private-key<text:alphabetical-index-mark-end text:id="IMark94214232448936"/>=&lt;file name&gt;</text:p>
      <text:p text:style-name="Option_20_Start">Name of file with the RSA encryption private key. <text:span text:style-name="T9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03" text:outline-level="3"><text:bookmark-start text:name="__RefHeading__12412_1972768539"/>Signatures<text:bookmark-end text:name="__RefHeading__12412_1972768539"/></text:h>
      <text:p text:style-name="Option_20_title"><text:alphabetical-index-mark-start text:id="IMark94214252904552"/>--signatures-public-key<text:alphabetical-index-mark-end text:id="IMark94214252904552"/>=&lt;file name&gt;</text:p>
      <text:p text:style-name="P65">Name of file with the RSA signature public key. The signature public key is used to verify the data integrity of an archive.</text:p>
      <text:p text:style-name="Option_20_title"><text:alphabetical-index-mark-start text:id="IMark94214252929192"/>--signature-private-key<text:alphabetical-index-mark-end text:id="IMark94214252929192"/>=&lt;file name&gt;</text:p>
      <text:p text:style-name="P65">Name of file with the RSA encryption private key. The signature public key is used to add a signature to an archive.</text:p>
      <text:p text:style-name="P78">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214241803112"/>--force-verify-signatures<text:alphabetical-index-mark-end text:id="IMark94214241803112"/></text:p>
      <text:p text:style-name="P78">Force verification of signatures. If the signature public key is not available or the signature is invalid an error is reported. If this option is not given only a warning may be shown.</text:p>
      <text:p text:style-name="Option_20_title"><text:alphabetical-index-mark-start text:id="IMark94214252767992"/>--skip-verify-signatures<text:alphabetical-index-mark-end text:id="IMark94214252767992"/></text:p>
      <text:p text:style-name="P78">Skip verification of signatures and do not show an error or a warning.</text:p>
      <text:p text:style-name="Option_20_title"><text:alphabetical-index-mark-start text:id="IMark94214252937512"/>--<text:span text:style-name="T97">no-signatures</text:span><text:alphabetical-index-mark-end text:id="IMark94214252937512"/></text:p>
      <text:p text:style-name="P79">Do not <text:span text:style-name="T98">add a </text:span>signature <text:span text:style-name="T9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214238778328"/>--archive-part-size<text:alphabetical-index-mark-end text:id="IMark94214238778328"/>=&lt;size&gt;, <text:alphabetical-index-mark-start text:id="IMark94214241799416"/>-s<text:alphabetical-index-mark-end text:id="IMark94214241799416"/>=&lt;size&gt;</text:p>
      <text:p text:style-name="P5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214230788984"/>--file-write-pre-command<text:alphabetical-index-mark-end text:id="IMark9421423078898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soft-page-break/><text:alphabetical-index-mark-start text:id="IMark94214242106456"/>--file-write-post-command<text:alphabetical-index-mark-end text:id="IMark9421424210645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214241805672"/>--ftp-login-name<text:alphabetical-index-mark-end text:id="IMark94214241805672"/>=&lt;name&gt;</text:p>
      <text:p text:style-name="Option_20_Start">Specify the general FTP login name.</text:p>
      <text:p text:style-name="Option_20_title"><text:alphabetical-index-mark-start text:id="IMark94214203880472"/>--ftp-password<text:alphabetical-index-mark-end text:id="IMark94214203880472"/>=&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214235164248"/>--ftp-max-connections<text:alphabetical-index-mark-end text:id="IMark94214235164248"/>=&lt;n&gt;</text:p>
      <text:p text:style-name="Option_20_note">Specify the max. number of concurrent connections for this FTP server.</text:p>
      <text:p text:style-name="Option_20_title"><text:alphabetical-index-mark-start text:id="IMark94214227400760"/>--ftp-max-storage-size<text:alphabetical-index-mark-end text:id="IMark94214227400760"/>=&lt;size&gt;</text:p>
      <text:p text:style-name="Option_20_note">Specify the max. size in bytes to use for storage for this FTP server.<text:bookmark-end text:name="__DdeLink__10735_1674148630"/></text:p>
      <text:p text:style-name="Option_20_title"><text:alphabetical-index-mark-start text:id="IMark94214229850168"/>--ftp-write-pre-command<text:alphabetical-index-mark-end text:id="IMark94214229850168"/>=&lt;command&gt;</text:p>
      <text:p text:style-name="Option_20_Start">Command to execute before file is transmitted to FTP server.</text:p>
      <text:p text:style-name="Option_20_Start">Available macros: %file, %number.</text:p>
      <text:p text:style-name="Option_20_title"><text:alphabetical-index-mark-start text:id="IMark94214232199272"/>--ftp-write-post-command<text:alphabetical-index-mark-end text:id="IMark94214232199272"/>=&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214242310584"/>--ssh-port<text:alphabetical-index-mark-end text:id="IMark94214242310584"/>=&lt;n&gt;</text:p>
      <text:p text:style-name="Option_20_Start">Specify ssh port to use. Default is 22.</text:p>
      <text:p text:style-name="Option_20_title"><text:alphabetical-index-mark-start text:id="IMark94214252907976"/>--ssh-login-name<text:alphabetical-index-mark-end text:id="IMark94214252907976"/>=&lt;name&gt;</text:p>
      <text:p text:style-name="Option_20_Start">Specify the default ssh login name.</text:p>
      <text:p text:style-name="Option_20_title"><text:alphabetical-index-mark-start text:id="IMark94214252925640"/>--ssh-password<text:alphabetical-index-mark-end text:id="IMark9421425292564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214252933960"/>--ssh-public-key<text:alphabetical-index-mark-end text:id="IMark94214252933960"/>=&lt;file name&gt;</text:p>
      <text:p text:style-name="Option_20_Start">Specify the file name with the ssh public key.</text:p>
      <text:p text:style-name="Option_20_title"><text:soft-page-break/><text:alphabetical-index-mark-start text:id="IMark94214242402296"/>--ssh-private-key<text:alphabetical-index-mark-end text:id="IMark9421424240229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214242340824"/>--ssh-max-connections<text:alphabetical-index-mark-end text:id="IMark94214242340824"/>=&lt;n&gt;</text:p>
      <text:p text:style-name="Option_20_note">Specify the max. number of concurrent connections for this SSH/SCP/SFTP server.</text:p>
      <text:p text:style-name="Option_20_title"><text:bookmark-start text:name="__DdeLink__8381_1674148630"/><text:alphabetical-index-mark-start text:id="IMark94214239659432"/>--ssh-max-storage-size<text:alphabetical-index-mark-end text:id="IMark94214239659432"/>=&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94214232697768"/>--scp-write-pre-command<text:alphabetical-index-mark-end text:id="IMark94214232697768"/>=&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214230788984"/>--scp-write-post-command<text:alphabetical-index-mark-end text:id="IMark9421423078898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214203595656"/>--sftp-write-pre-command<text:alphabetical-index-mark-end text:id="IMark9421420359565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214230805784"/>--sftp-write-post-command<text:alphabetical-index-mark-end text:id="IMark9421423080578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214240630712"/>--webdav-login<text:alphabetical-index-mark-end text:id="IMark94214240630712"/>=&lt;name&gt;</text:p>
      <text:p text:style-name="Option_20_Start">Specify the default WebDAV login name.</text:p>
      <text:p text:style-name="Option_20_title"><text:alphabetical-index-mark-start text:id="IMark94214227400760"/>--webdav-password<text:alphabetical-index-mark-end text:id="IMark94214227400760"/>=&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214229850168"/>--webdav-max-connections<text:alphabetical-index-mark-end text:id="IMark94214229850168"/>=&lt;n&gt;</text:p>
      <text:p text:style-name="Option_20_note">Specify the max. number of concurrent connections for this WebDAV server.</text:p>
      <text:p text:style-name="Option_20_title"><text:alphabetical-index-mark-start text:id="IMark94214232199272"/>--webdav-max-storage-size<text:alphabetical-index-mark-end text:id="IMark94214232199272"/>=&lt;size&gt;</text:p>
      <text:p text:style-name="Option_20_note">Specify the max. size in bytes to use for storage for this WebDAV server.<text:bookmark-end text:name="__DdeLink__10739_1674148630"/></text:p>
      <text:p text:style-name="Option_20_title"><text:bookmark-start text:name="__DdeLink__6762_909302912"/><text:soft-page-break/><text:alphabetical-index-mark-start text:id="IMark94214229018920"/>--webdav-write-pre-command<text:alphabetical-index-mark-end text:id="IMark9421422901892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214252919752"/>--webdav-write-post-command<text:alphabetical-index-mark-end text:id="IMark9421425291975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214252939848"/>--cd-device<text:alphabetical-index-mark-end text:id="IMark94214252939848"/>=&lt;device name&gt;, <text:alphabetical-index-mark-start text:id="IMark94214252929192"/>--dvd-device<text:alphabetical-index-mark-end text:id="IMark94214252929192"/>=&lt;device name&gt;, <text:alphabetical-index-mark-start text:id="IMark94214252937512"/>--bd-device<text:alphabetical-index-mark-end text:id="IMark94214252937512"/>=&lt;device name&gt;</text:p>
      <text:p text:style-name="Option_20_Start">Default device name for creating Cds/BDs/DVDs.</text:p>
      <text:p text:style-name="Option_20_title"><text:alphabetical-index-mark-start text:id="IMark94214253123448"/>--cd-request-volume-command<text:alphabetical-index-mark-end text:id="IMark94214253123448"/>=&lt;command&gt;, <text:alphabetical-index-mark-start text:id="IMark94214242402296"/>--dvd-request-volume-command<text:alphabetical-index-mark-end text:id="IMark94214242402296"/>=&lt;command&gt;, <text:alphabetical-index-mark-start text:id="IMark94214238764776"/>--bd-request-volume-command<text:alphabetical-index-mark-end text:id="IMark9421423876477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214241799416"/>--cd-unload-volume-command<text:alphabetical-index-mark-end text:id="IMark94214241799416"/>=&lt;command&gt;, <text:alphabetical-index-mark-start text:id="IMark94214229947192"/>--dvd-unload-volume-command<text:alphabetical-index-mark-end text:id="IMark94214229947192"/>=&lt;command&gt;, <text:alphabetical-index-mark-start text:id="IMark94214239604008"/>--bd-unload-volume-command<text:alphabetical-index-mark-end text:id="IMark9421423960400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214230788984"/>--cd-load-volume-command<text:alphabetical-index-mark-end text:id="IMark94214230788984"/>=&lt;command&gt;, <text:alphabetical-index-mark-start text:id="IMark94214204836200"/>--dvd-load-volume-command<text:alphabetical-index-mark-end text:id="IMark94214204836200"/>=&lt;command&gt;, <text:alphabetical-index-mark-start text:id="IMark94214203595656"/>--bd-load-volume-command<text:alphabetical-index-mark-end text:id="IMark9421420359565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214235044504"/>--cd-volume-size<text:alphabetical-index-mark-end text:id="IMark94214235044504"/>=<text:bookmark-start text:name="__DdeLink__5568_1180582065"/>&lt;n&gt;[G|M|K], <text:alphabetical-index-mark-start text:id="IMark94214235164248"/>--dvd-volume-size<text:alphabetical-index-mark-end text:id="IMark94214235164248"/>=&lt;n&gt;[G|M|K], <text:alphabetical-index-mark-start text:id="IMark94214242135544"/>--bd-volume-size<text:alphabetical-index-mark-end text:id="IMark9421424213554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214250730712"/>--cd-image-pre-command<text:alphabetical-index-mark-end text:id="IMark94214250730712"/>=&lt;command&gt;, <text:alphabetical-index-mark-start text:id="IMark94214237105192"/>--dvd-image-pre-command<text:alphabetical-index-mark-end text:id="IMark94214237105192"/>=&lt;command&gt;, <text:alphabetical-index-mark-start text:id="IMark94214230716024"/>--bd-image-pre-command<text:alphabetical-index-mark-end text:id="IMark94214230716024"/>=&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214235044504"/>--cd-image-post-command<text:alphabetical-index-mark-end text:id="IMark94214235044504"/>=&lt;command&gt;, <text:alphabetical-index-mark-start text:id="IMark94214232199272"/>--dvd-image-post-command<text:alphabetical-index-mark-end text:id="IMark94214232199272"/>=&lt;command&gt;, <text:alphabetical-index-mark-start text:id="IMark94214235017720"/>--bd-image-post-command<text:alphabetical-index-mark-end text:id="IMark9421423501772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214214351064"/>--cd-image-command<text:alphabetical-index-mark-end text:id="IMark94214214351064"/>=&lt;command&gt;, <text:alphabetical-index-mark-start text:id="IMark94214252911464"/>--dvd-image-command<text:alphabetical-index-mark-end text:id="IMark94214252911464"/>=&lt;command&gt;, <text:alphabetical-index-mark-start text:id="IMark94214252925640"/>--bd-image-command<text:alphabetical-index-mark-end text:id="IMark94214252925640"/>=&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94214205122744"/>--cd-ecc-pre-command<text:alphabetical-index-mark-end text:id="IMark94214205122744"/>=&lt;command&gt;, <text:alphabetical-index-mark-start text:id="IMark94214252937512"/>--dvd-ecc-pre-command<text:alphabetical-index-mark-end text:id="IMark94214252937512"/>=&lt;command&gt;, <text:alphabetical-index-mark-start text:id="IMark94214253125992"/>--bd-ecc-pre-command<text:alphabetical-index-mark-end text:id="IMark94214253125992"/>=&lt;command&gt;</text:p>
      <text:p text:style-name="Option_20_Start">Command to execute before error correction codes (ecc) are added to a CD/DVD/BD image.</text:p>
      <text:p text:style-name="Option_20_title"><text:alphabetical-index-mark-start text:id="IMark94214242292808"/>--cd-ecc-post-command<text:alphabetical-index-mark-end text:id="IMark94214242292808"/>=&lt;command&gt;, <text:alphabetical-index-mark-start text:id="IMark94214238764776"/>--dvd-ecc-post-command<text:alphabetical-index-mark-end text:id="IMark94214238764776"/>=&lt;command&gt;, <text:alphabetical-index-mark-start text:id="IMark94214234615096"/>--bd-ecc-post-command<text:alphabetical-index-mark-end text:id="IMark94214234615096"/>=&lt;command&gt;</text:p>
      <text:p text:style-name="Option_20_Start">Command to execute after error correction codes (ecc) are added to a CD/DVD/BD image.</text:p>
      <text:p text:style-name="Option_20_title"><text:alphabetical-index-mark-start text:id="IMark94214252764328"/>--cd-ecc-command<text:alphabetical-index-mark-end text:id="IMark94214252764328"/>=&lt;command&gt;, <text:alphabetical-index-mark-start text:id="IMark94214239604008"/>--dvd-ecc-command<text:alphabetical-index-mark-end text:id="IMark94214239604008"/>=&lt;command&gt;, <text:alphabetical-index-mark-start text:id="IMark94214233418312"/>--bd-ecc-command<text:alphabetical-index-mark-end text:id="IMark9421423341831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4214242126744"/><text:span text:style-name="T64">--cd‑blank-command</text:span><text:alphabetical-index-mark-end text:id="IMark94214242126744"/><text:span text:style-name="T64">=&lt;command&gt;, </text:span><text:alphabetical-index-mark-start text:id="IMark94214241805672"/><text:span text:style-name="T64">--dvd-blank-command</text:span><text:alphabetical-index-mark-end text:id="IMark94214241805672"/><text:span text:style-name="T64">=&lt;command&gt;, </text:span><text:alphabetical-index-mark-start text:id="IMark94214230788984"/><text:span text:style-name="T64">--bd-blank-command</text:span><text:alphabetical-index-mark-end text:id="IMark94214230788984"/><text:span text:style-name="T64">=&lt;command&gt;</text:span></text:p>
      <text:p text:style-name="Option_20_Start">Command to blank a CD/DVD/BD medium before writing.</text:p>
      <text:p text:style-name="Option_20_title"><text:alphabetical-index-mark-start text:id="IMark94214252776520"/>--cd-write-pre-command<text:alphabetical-index-mark-end text:id="IMark94214252776520"/>=&lt;command&gt;, <text:alphabetical-index-mark-start text:id="IMark94214250716280"/>--dvd-write-pre-command<text:alphabetical-index-mark-end text:id="IMark94214250716280"/>=&lt;command&gt;, <text:alphabetical-index-mark-start text:id="IMark94214240597464"/>--bd-write-pre-command<text:alphabetical-index-mark-end text:id="IMark94214240597464"/>=&lt;command&gt;</text:p>
      <text:p text:style-name="Option_20_Start">Command to execute before CD/DVD/BD image is written.</text:p>
      <text:p text:style-name="Option_20_title"><text:alphabetical-index-mark-start text:id="IMark94214228284632"/>--cd-write-post-command<text:alphabetical-index-mark-end text:id="IMark94214228284632"/>=&lt;command&gt;, <text:alphabetical-index-mark-start text:id="IMark94214229585800"/>--dvd-write-post-command<text:alphabetical-index-mark-end text:id="IMark94214229585800"/>=&lt;command&gt;, <text:alphabetical-index-mark-start text:id="IMark94214229850168"/>--bd-write-post-command<text:alphabetical-index-mark-end text:id="IMark94214229850168"/>=&lt;command&gt;</text:p>
      <text:p text:style-name="Option_20_Start">Command to execute after CD/DVD/BD image is written.</text:p>
      <text:p text:style-name="Option_20_title"><text:alphabetical-index-mark-start text:id="IMark94214228823000"/>--cd-write-command<text:alphabetical-index-mark-end text:id="IMark94214228823000"/>=&lt;command&gt;, <text:alphabetical-index-mark-start text:id="IMark94214239744648"/>--dvd-write-command<text:alphabetical-index-mark-end text:id="IMark94214239744648"/>=&lt;command&gt;, <text:alphabetical-index-mark-start text:id="IMark94214252914984"/>--bd-write-command<text:alphabetical-index-mark-end text:id="IMark94214252914984"/>=&lt;command&gt;</text:p>
      <text:p text:style-name="Option_20_Start">Command to write on CD/DVD/BD.</text:p>
      <text:p text:style-name="Option_20_Start">Available macros: %device, %file, %image, %sectors, %number.</text:p>
      <text:p text:style-name="Option_20_title"><text:soft-page-break/><text:alphabetical-index-mark-start text:id="IMark94214213495272"/>--cd-write-image-command<text:alphabetical-index-mark-end text:id="IMark94214213495272"/>=&lt;command&gt;, <text:alphabetical-index-mark-start text:id="IMark94214252922088"/>--dvd-write-image-command<text:alphabetical-index-mark-end text:id="IMark94214252922088"/>=&lt;command&gt;, <text:alphabetical-index-mark-start text:id="IMark94214229919352"/>--bd-write-image-command<text:alphabetical-index-mark-end text:id="IMark94214229919352"/>=&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4214252907976"/>--device<text:alphabetical-index-mark-end text:id="IMark94214252907976"/>=&lt;device name&gt;</text:p>
      <text:p text:style-name="Option_20_Start">Specify default device name.</text:p>
      <text:p text:style-name="Option_20_title"><text:alphabetical-index-mark-start text:id="IMark94214252930408"/>--device-request-volume-command<text:alphabetical-index-mark-end text:id="IMark94214252930408"/>=&lt;command&gt;</text:p>
      <text:p text:style-name="Option_20_Start">Command to request new volume for device.</text:p>
      <text:p text:style-name="Option_20_title"><text:alphabetical-index-mark-start text:id="IMark94214205122744"/>--device-load-volume-command<text:alphabetical-index-mark-end text:id="IMark94214205122744"/>=&lt;command&gt;</text:p>
      <text:p text:style-name="Option_20_Start">Command to load volume for device.</text:p>
      <text:p text:style-name="Option_20_title"><text:alphabetical-index-mark-start text:id="IMark94214241811400"/>--device-unload-volume-command<text:alphabetical-index-mark-end text:id="IMark94214241811400"/>=&lt;command&gt;</text:p>
      <text:p text:style-name="Option_20_Start">Command to unload volume from device.</text:p>
      <text:p text:style-name="Option_20_title"><text:alphabetical-index-mark-start text:id="IMark94214229272392"/>--device-volume-size<text:alphabetical-index-mark-end text:id="IMark94214229272392"/>=&lt;size&gt;</text:p>
      <text:p text:style-name="P58">Device volume size.<text:bookmark text:name="__DdeLink__5570_1180582065"/></text:p>
      <text:p text:style-name="Option_20_title"><text:alphabetical-index-mark-start text:id="IMark94214233418312"/>--device-image-pre-command<text:alphabetical-index-mark-end text:id="IMark9421423341831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4214239656808"/>--device-image-post-command<text:alphabetical-index-mark-end text:id="IMark9421423965680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4214242126744"/>--device-image-command<text:alphabetical-index-mark-end text:id="IMark94214242126744"/>=&lt;command&gt;</text:p>
      <text:p text:style-name="Option_20_Start">Command to create a device image.</text:p>
      <text:p text:style-name="Option_20_Start">Available macros: %device, %file, %image, %number.</text:p>
      <text:p text:style-name="Option_20_title"><text:alphabetical-index-mark-start text:id="IMark94214205132952"/>--device-ecc-pre-command<text:alphabetical-index-mark-end text:id="IMark9421420513295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214253253256"/>--device-ecc-post-command<text:alphabetical-index-mark-end text:id="IMark94214253253256"/>=&lt;command&gt;</text:p>
      <text:p text:style-name="Option_20_Start">Command to execute after error correction codes (ecc) are added to a device image.</text:p>
      <text:p text:style-name="Option_20_Start">Note: Still not implemented!</text:p>
      <text:p text:style-name="Option_20_title"><text:soft-page-break/><text:alphabetical-index-mark-start text:id="IMark94214250716280"/>--device-ecc-command<text:alphabetical-index-mark-end text:id="IMark94214250716280"/>=&lt;command&gt;</text:p>
      <text:p text:style-name="Option_20_Start">Command to added error correction codes (ecc) to a device image.</text:p>
      <text:p text:style-name="Option_20_Start">Note: Still not implemented!</text:p>
      <text:p text:style-name="Option_20_title"><text:alphabetical-index-mark-start text:id="IMark94214230755624"/>--device-blank-command<text:alphabetical-index-mark-end text:id="IMark94214230755624"/>=&lt;command&gt;</text:p>
      <text:p text:style-name="Option_20_Start">Comamnd to blank a device medium before writing.</text:p>
      <text:p text:style-name="Option_20_title"><text:alphabetical-index-mark-start text:id="IMark94214239670648"/>--device-write-pre-command<text:alphabetical-index-mark-end text:id="IMark94214239670648"/>=&lt;command&gt;</text:p>
      <text:p text:style-name="Option_20_Start">Command to execute before device image is written.</text:p>
      <text:p text:style-name="Option_20_Start">Available macros: %device, %file, %image, %number.</text:p>
      <text:p text:style-name="Option_20_title"><text:alphabetical-index-mark-start text:id="IMark94214227400760"/>--device-write-post-command<text:alphabetical-index-mark-end text:id="IMark94214227400760"/>=&lt;command&gt;</text:p>
      <text:p text:style-name="Option_20_Start">Command to execute after device image is written.</text:p>
      <text:p text:style-name="Option_20_Start">Available macros: %device, %file, %image, %number.</text:p>
      <text:p text:style-name="Option_20_title"><text:alphabetical-index-mark-start text:id="IMark94214235017720"/>--device-write-command<text:alphabetical-index-mark-end text:id="IMark94214235017720"/>=&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4214253274920"/>--directory-strip<text:alphabetical-index-mark-end text:id="IMark94214253274920"/>=&lt;n&gt;, <text:alphabetical-index-mark-start text:id="IMark94214241171992"/>-p<text:alphabetical-index-mark-end text:id="IMark94214241171992"/>=&lt;n&gt;</text:p>
      <text:p text:style-name="Option_20_Start">Strip specified number of directory levels from file names of restored files.</text:p>
      <text:p text:style-name="Option_20_title"><text:alphabetical-index-mark-start text:id="IMark94214252671096"/>--destination<text:alphabetical-index-mark-end text:id="IMark94214252671096"/>=&lt;path&gt;</text:p>
      <text:p text:style-name="Option_20_Start">Restore files into specified path.</text:p>
      <text:p text:style-name="Option_20_title"><text:alphabetical-index-mark-start text:id="IMark94214213495272"/>--owner<text:alphabetical-index-mark-end text:id="IMark94214213495272"/>=&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214253125992"/>--daemon<text:alphabetical-index-mark-end text:id="IMark94214253125992"/></text:p>
      <text:p text:style-name="Option_20_Start">Run <text:span text:style-name="Name">BAR</text:span> in daemon mode (as a server).</text:p>
      <text:p text:style-name="Option_20_title"><text:alphabetical-index-mark-start text:id="IMark94214241803112"/>--no-detach<text:alphabetical-index-mark-end text:id="IMark94214241803112"/>, <text:alphabetical-index-mark-start text:id="IMark94214253208824"/>-D<text:alphabetical-index-mark-end text:id="IMark94214253208824"/></text:p>
      <text:p text:style-name="Option_20_Start">Do not detach process when running in daemon mode.</text:p>
      <text:p text:style-name="Option_20_title"><text:alphabetical-index-mark-start text:id="IMark94214253125992"/>--server-port<text:alphabetical-index-mark-end text:id="IMark94214253125992"/>=&lt;n&gt;<text:note text:id="ftn20" text:note-class="footnote"><text:note-citation>20</text:note-citation><text:note-body><text:p text:style-name="P47">Connections on the server port may also accept SSL encrypted connections.</text:p></text:note-body></text:note></text:p>
      <text:p text:style-name="Option_20_Start">Specify server port to use. Default is: 38523.</text:p>
      <text:p text:style-name="Option_20_title"><text:soft-page-break/><text:alphabetical-index-mark-start text:id="IMark94214237101736"/>--server-tls-port<text:alphabetical-index-mark-end text:id="IMark94214237101736"/>=&lt;n&gt;<text:span text:style-name="T15"><text:note-ref text:note-class="footnote" text:reference-format="text" text:ref-name="ftn20">20</text:note-ref></text:span></text:p>
      <text:p text:style-name="Option_20_Start">Specify TLS (SSL) server port to use. Default is: 38524.</text:p>
      <text:p text:style-name="Option_20_title"><text:alphabetical-index-mark-start text:id="IMark94214229947192"/>--server-ca-file<text:alphabetical-index-mark-end text:id="IMark94214229947192"/>=&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94214233262920"/>--server-cert-file<text:alphabetical-index-mark-end text:id="IMark94214233262920"/>=&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alphabetical-index-mark-start text:id="IMark94214239604008"/>--server-key-file<text:alphabetical-index-mark-end text:id="IMark94214239604008"/>=&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94214253254776"/>--server-password<text:alphabetical-index-mark-end text:id="IMark9421425325477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214253225656"/>--jobs-directory<text:alphabetical-index-mark-end text:id="IMark94214253225656"/>=&lt;path name&gt;</text:p>
      <text:p text:style-name="Option_20_Start">Specify jobs directory. Default is: <text:span text:style-name="Filename"><text:span text:style-name="T12">/etc/bar/jobs</text:span></text:span>.</text:p>
      <text:p text:style-name="Option_20_title"><text:alphabetical-index-mark-start text:id="IMark94214228434712"/>--nice-level<text:alphabetical-index-mark-end text:id="IMark94214228434712"/>=&lt;n&gt;</text:p>
      <text:p text:style-name="Option_20_Start">Specify the nice-level the server should run. On Linux the nice level may be 0 (not nice) to 19 (very nice).</text:p>
      <text:p text:style-name="Option_20_title"><text:alphabetical-index-mark-start text:id="IMark94214241170392"/>--max-band-width<text:alphabetical-index-mark-end text:id="IMark9421424117039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545706215" text:style-name="L9">
        <text:list-item>
          <text:p text:style-name="P125"><text:bookmark-start text:name="__DdeLink__7433_664228686"/>year: four digit year</text:p>
        </text:list-item>
        <text:list-item>
          <text:p text:style-name="P125">month: 1..12 or names Jan, Feb, Mar, Apr, May, Jun, Jul, Aug, Sept, Oct, Nov, Dec</text:p>
        </text:list-item>
        <text:list-item>
          <text:p text:style-name="P125">day: 1..31</text:p>
        </text:list-item>
        <text:list-item>
          <text:p text:style-name="P125"><text:soft-page-break/>week day names: Mon, Tue, Wed, Thu, Fri, Sat, Sun</text:p>
        </text:list-item>
        <text:list-item>
          <text:p text:style-name="P125">hour: 00..23</text:p>
        </text:list-item>
        <text:list-item>
          <text:p text:style-name="P12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214232199272"/>--remote-bar-executable<text:alphabetical-index-mark-end text:id="IMark9421423219927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214242310584"/>--index-database<text:alphabetical-index-mark-end text:id="IMark94214242310584"/>=&lt;file name&gt;</text:p>
      <text:p text:style-name="Option_20_Start">Specify the file name of the internal index database. Default is: <text:span text:style-name="Filename">/var/lib/bar/index.db</text:span>.</text:p>
      <text:p text:style-name="Option_20_title"><text:alphabetical-index-mark-start text:id="IMark94214252911464"/>--index-database-auto-update<text:alphabetical-index-mark-end text:id="IMark94214252911464"/></text:p>
      <text:p text:style-name="Option_20_Start">Enable automatically update index database with archives found on the file system or some remote server.</text:p>
      <text:p text:style-name="Option_20_title"><text:alphabetical-index-mark-start text:id="IMark94214213495272"/>--index-database-max-band-width<text:alphabetical-index-mark-end text:id="IMark9421421349527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5006145141297" text:continue-list="list11500696494152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soft-page-break/><text:alphabetical-index-mark-start text:id="IMark94214229947192"/>--index-database-keep-time<text:alphabetical-index-mark-end text:id="IMark9421422994719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214204340312"/>--no-index-database<text:alphabetical-index-mark-end text:id="IMark94214204340312"/></text:p>
      <text:p text:style-name="Option_20_Start">Do not store index database for created archives.</text:p>
      <text:h text:style-name="P104" text:outline-level="3"><text:bookmark-start text:name="__RefHeading__10437_873480820"/><text:span text:style-name="T26">Continuous</text:span> database<text:bookmark-end text:name="__RefHeading__10437_873480820"/></text:h>
      <text:p text:style-name="Option_20_title"><text:alphabetical-index-mark-start text:id="IMark94214204340312"/>--<text:span text:style-name="T26">continuous-database</text:span><text:alphabetical-index-mark-end text:id="IMark94214204340312"/><text:span text:style-name="T26">=&lt;file name&gt;</text:span></text:p>
      <text:p text:style-name="P58">Specify the file name of the internal <text:span text:style-name="T26">continuous</text:span> database. Default is <text:span text:style-name="T26">empty to keep the database file in memory only.</text:span></text:p>
      <text:p text:style-name="Option_20_title"><text:alphabetical-index-mark-start text:id="IMark94214253254776"/>--<text:span text:style-name="T26">continuous-max-size</text:span><text:alphabetical-index-mark-end text:id="IMark94214253254776"/><text:span text:style-name="T26">=&lt;size&gt;</text:span></text:p>
      <text:p text:style-name="Option_20_Start">Specify the max. size of an entry which should be stored during a contin<text:span text:style-name="T27">u</text:span>ous job. Entries (files, images, hard links) which <text:s/>size exceed the limit are skipped.</text:p>
      <text:p text:style-name="Option_20_title"><text:alphabetical-index-mark-start text:id="IMark94214253225656"/>‑‑<text:span text:style-name="T113">continuous-min-time-delta</text:span><text:alphabetical-index-mark-end text:id="IMark94214253225656"/><text:span text:style-name="T113">=&lt;time&gt;[weeks|days|h|m|s]</text:span></text:p>
      <text:p text:style-name="Option_20_Start">Min. time delta for storage of continuous entries. <text:span text:style-name="T11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214250682264"/>--log<text:alphabetical-index-mark-end text:id="IMark9421425068226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214205118104"/>--log-file<text:alphabetical-index-mark-end text:id="IMark9421420511810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214252724072"/>--log-post-command<text:alphabetical-index-mark-end text:id="IMark9421425272407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214250673400"/>--config<text:alphabetical-index-mark-end text:id="IMark94214250673400"/>=&lt;file name&gt;</text:p>
      <text:p text:style-name="Option_20_Start">Read configuration from the specified file.</text:p>
      <text:p text:style-name="Option_20_title"><text:alphabetical-index-mark-start text:id="IMark94214229637080"/>--tmp-directory<text:alphabetical-index-mark-end text:id="IMark94214229637080"/>=&lt;path&gt;</text:p>
      <text:p text:style-name="Option_20_Start">Use the specified directory for temporary files.</text:p>
      <text:p text:style-name="Option_20_title"><text:alphabetical-index-mark-start text:id="IMark94214253336200"/>--max-tmp-size<text:alphabetical-index-mark-end text:id="IMark94214253336200"/>=&lt;size&gt;</text:p>
      <text:p text:style-name="P58">Use max. specified size for temporary files. If the space is occupied pause creating new <text:span text:style-name="T83">storage </text:span>files.</text:p>
      <text:p text:style-name="Option_20_note">Note: only temporary storage files are taken into account!</text:p>
      <text:p text:style-name="Option_20_title"><text:alphabetical-index-mark-start text:id="IMark94214252904552"/>--directory<text:alphabetical-index-mark-end text:id="IMark94214252904552"/>=&lt;path&gt;, <text:alphabetical-index-mark-start text:id="IMark94214204337320"/>-C<text:alphabetical-index-mark-end text:id="IMark94214204337320"/>=&lt;path&gt;</text:p>
      <text:p text:style-name="Option_20_Start">Change to directory.</text:p>
      <text:p text:style-name="P40"><text:soft-page-break/><text:alphabetical-index-mark-start text:id="IMark94214252904552"/>--jobs-directory<text:alphabetical-index-mark-end text:id="IMark94214252904552"/>=&lt;path name&gt;</text:p>
      <text:p text:style-name="P66">Specify jobs directory. Default is: <text:span text:style-name="Filename"><text:span text:style-name="T12">/etc/bar/jobs</text:span></text:span>.</text:p>
      <text:p text:style-name="P40"><text:alphabetical-index-mark-start text:id="IMark94214210951400"/>--<text:span text:style-name="T106">incremental-data</text:span>-directory<text:alphabetical-index-mark-end text:id="IMark94214210951400"/>=&lt;path name&gt;</text:p>
      <text:p text:style-name="P66">Specify directory <text:span text:style-name="T106">to write incremental data in server mode</text:span>. Default is: <text:span text:style-name="Filename"><text:span text:style-name="T12">/</text:span></text:span><text:span text:style-name="Filename"><text:span text:style-name="T14">var/lib/bar</text:span></text:span>.</text:p>
      <text:p text:style-name="Option_20_title"><text:alphabetical-index-mark-start text:id="IMark94214252932744"/>--pid-file<text:alphabetical-index-mark-end text:id="IMark9421425293274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214252767992"/>--<text:span text:style-name="T79">pairing-master-file</text:span><text:alphabetical-index-mark-end text:id="IMark94214252767992"/><text:span text:style-name="T79">=&lt;file name&gt;</text:span></text:p>
      <text:p text:style-name="Option_20_Start">File to enable or clear pairing of <text:span text:style-name="T101">a </text:span>master with slave. Write <text:span text:style-name="Command">start</text:span> into this file or <text:span text:style-name="T101">creating </text:span>an empty will start new pairing of <text:span text:style-name="T101">the </text:span>master, <text:span text:style-name="T101">the content </text:span><text:span text:style-name="Command">clear</text:span> <text:span text:style-name="T101">will </text:span>clear <text:span text:style-name="T101">the </text:span>current paired master.</text:p>
      <text:p text:style-name="Option_20_title"><text:alphabetical-index-mark-start text:id="IMark94214229272392"/>--group<text:alphabetical-index-mark-end text:id="IMark94214229272392"/>, <text:alphabetical-index-mark-start text:id="IMark94214229947192"/>-g<text:alphabetical-index-mark-end text:id="IMark94214229947192"/></text:p>
      <text:p text:style-name="Option_20_Start">Group files when listing archive content. </text:p>
      <text:p text:style-name="Option_20_title"><text:alphabetical-index-mark-start text:id="IMark94214252753208"/>--all<text:alphabetical-index-mark-end text:id="IMark94214252753208"/></text:p>
      <text:p text:style-name="Option_20_Start">Show all files, not only the newest version of a file when listing archive content.</text:p>
      <text:p text:style-name="Option_20_title"><text:alphabetical-index-mark-start text:id="IMark94214233262920"/>--long-format<text:alphabetical-index-mark-end text:id="IMark94214233262920"/>, <text:alphabetical-index-mark-start text:id="IMark94214239604008"/>-L<text:alphabetical-index-mark-end text:id="IMark94214239604008"/></text:p>
      <text:p text:style-name="Option_20_Start">Use long output format when listing archive content.</text:p>
      <text:p text:style-name="Option_20_title"><text:alphabetical-index-mark-start text:id="IMark94214204836200"/>--human-format<text:alphabetical-index-mark-end text:id="IMark94214204836200"/>, <text:alphabetical-index-mark-start text:id="IMark94214239656808"/>-H<text:alphabetical-index-mark-end text:id="IMark94214239656808"/></text:p>
      <text:p text:style-name="Option_20_Start">Print sizes in human readable format (number and unit) instead of bytes.</text:p>
      <text:p text:style-name="Option_20_title"><text:alphabetical-index-mark-start text:id="IMark94214239670152"/>--numeric-uid-gid<text:alphabetical-index-mark-end text:id="IMark94214239670152"/></text:p>
      <text:p text:style-name="Option_20_Start">Print user/group ids as numbers instead resolved names.</text:p>
      <text:p text:style-name="Option_20_title"><text:alphabetical-index-mark-start text:id="IMark94214253254776"/>--numeric-permission<text:alphabetical-index-mark-end text:id="IMark94214253254776"/></text:p>
      <text:p text:style-name="Option_20_Start">Print file/directory permissions as octal numbers instead of permission text flags.</text:p>
      <text:p text:style-name="Option_20_title"><text:alphabetical-index-mark-start text:id="IMark94214238764776"/>--no-header-footer<text:alphabetical-index-mark-end text:id="IMark94214238764776"/></text:p>
      <text:p text:style-name="Option_20_Start">Suppress output of header/footer when listing archive content.</text:p>
      <text:p text:style-name="Option_20_title"><text:alphabetical-index-mark-start text:id="IMark94214241799416"/>--delete-old-archive-files<text:alphabetical-index-mark-end text:id="IMark94214241799416"/></text:p>
      <text:p text:style-name="Option_20_Start">Delete all old archive files after creating new archive files.</text:p>
      <text:p text:style-name="Option_20_title"><text:alphabetical-index-mark-start text:id="IMark94214239670152"/>--ignore-no-backup-file<text:alphabetical-index-mark-end text:id="IMark94214239670152"/></text:p>
      <text:p text:style-name="Option_20_Start">Ignore <text:span text:style-name="Filename">.nobackup</text:span>/<text:span text:style-name="Filename">.NOBACKUP</text:span> file and store directories containing this file, too.</text:p>
      <text:p text:style-name="Option_20_title"><text:alphabetical-index-mark-start text:id="IMark94214229141736"/>--ignore-no-dump<text:alphabetical-index-mark-end text:id="IMark9421422914173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94214229365032"/>--skip-unreadable <text:alphabetical-index-mark-end text:id="IMark94214229365032"/></text:p>
      <text:p text:style-name="Option_20_Start">Skip unreadable files instead of reporting an error.</text:p>
      <text:p text:style-name="Option_20_title"><text:alphabetical-index-mark-start text:id="IMark94214242418488"/>--force-delta-compression<text:alphabetical-index-mark-end text:id="IMark94214242418488"/></text:p>
      <text:p text:style-name="Option_20_Start">Enable forced delta compression. If no delta compression can be used an error is reported instead of a warning only.</text:p>
      <text:p text:style-name="Option_20_title"><text:alphabetical-index-mark-start text:id="IMark94214262569464"/>--raw-images<text:alphabetical-index-mark-end text:id="IMark9421426256946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214262569464"/>--no-fragments-check<text:alphabetical-index-mark-end text:id="IMark94214262569464"/></text:p>
      <text:p text:style-name="Option_20_Start">Do not check if a fragmented file is complete.</text:p>
      <text:p text:style-name="Option_20_title"><text:alphabetical-index-mark-start text:id="IMark94214229850168"/>--archive-file-mode<text:alphabetical-index-mark-end text:id="IMark9421422985016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6">See also option </text:span><text:span text:style-name="Option"><text:span text:style-name="T36">--overwrite-archive-files</text:span></text:span><text:span text:style-name="T36">.</text:span></text:p>
      <text:p text:style-name="Option_20_title"><text:alphabetical-index-mark-start text:id="IMark94214239670648"/>--overwrite-archive-files<text:alphabetical-index-mark-end text:id="IMark94214239670648"/>, <text:alphabetical-index-mark-start text:id="IMark94214242449144"/>-o<text:alphabetical-index-mark-end text:id="IMark94214242449144"/></text:p>
      <text:p text:style-name="P62">Overwrite existing archive files instead of reporting an error when ab archive file already exists. <text:span text:style-name="T36">See also option </text:span><text:span text:style-name="Option"><text:span text:style-name="T36">--archive-file-mode</text:span></text:span><text:span text:style-name="T36">.</text:span></text:p>
      <text:p text:style-name="Option_20_title"><text:alphabetical-index-mark-start text:id="IMark94214205118104"/>--overwrite-files<text:alphabetical-index-mark-end text:id="IMark94214205118104"/></text:p>
      <text:p text:style-name="Option_20_Start">Overwrite existing files when restoring files instead of reporting an error.</text:p>
      <text:p text:style-name="Option_20_title"><text:alphabetical-index-mark-start text:id="IMark94214252698456"/>--wait-first-volume<text:alphabetical-index-mark-end text:id="IMark9421425269845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214252914984"/>--dry-run<text:alphabetical-index-mark-end text:id="IMark9421425291498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214242135544"/>--no-storage<text:alphabetical-index-mark-end text:id="IMark9421424213554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214239741608"/>--no-bar-on-medium<text:alphabetical-index-mark-end text:id="IMark94214239741608"/></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soft-page-break/><text:alphabetical-index-mark-start text:id="IMark94214231850248"/>--<text:span text:style-name="T71">no-stop-on-error</text:span><text:alphabetical-index-mark-end text:id="IMark94214231850248"/></text:p>
      <text:p text:style-name="Option_20_Start">Do not store operation when an error oc<text:span text:style-name="T107">c</text:span>ur. Try to continue with remaining restore.</text:p>
      <text:p text:style-name="Option_20_title"><text:alphabetical-index-mark-start text:id="IMark94214253336200"/>‑‑no-stop-on-attribute-error<text:alphabetical-index-mark-end text:id="IMark94214253336200"/></text:p>
      <text:p text:style-name="P67">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214253336200"/>--no-default-config<text:alphabetical-index-mark-end text:id="IMark94214253336200"/></text:p>
      <text:p text:style-name="Option_20_Start">Do not read personal configuration file <text:span text:style-name="Filename"><text:span text:style-name="T12">~/.bar/bar.cfg</text:span></text:span><text:span text:style-name="T1">.</text:span></text:p>
      <text:p text:style-name="Option_20_title"><text:alphabetical-index-mark-start text:id="IMark94214237105192"/><text:span text:style-name="T1">--volume-size</text:span><text:alphabetical-index-mark-end text:id="IMark94214237105192"/><text:span text:style-name="T1">=</text:span>&lt;n&gt;[G|M|K]</text:p>
      <text:p text:style-name="Option_20_Start"><text:span text:style-name="T18">CD/DVD/BD/device volume size. Specified size may have postfixes </text:span><text:span text:style-name="Option"><text:span text:style-name="T18">G</text:span></text:span><text:span text:style-name="T18"> (1024</text:span><text:span text:style-name="T16">3</text:span><text:span text:style-name="T18">bytes), </text:span><text:span text:style-name="Option"><text:span text:style-name="T18">M</text:span></text:span><text:span text:style-name="T18"> (1024</text:span><text:span text:style-name="T16">2</text:span><text:span text:style-name="T18">bytes), or </text:span><text:span text:style-name="Option"><text:span text:style-name="T18">K</text:span></text:span><text:span text:style-name="T18">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214253287384"/>--ecc<text:alphabetical-index-mark-end text:id="IMark94214253287384"/></text:p>
      <text:p text:style-name="Option_20_Start">Enable generation of error correction codes when creating CD/DVD/BD or device images. For CDs/DVDs/BDs the external tool <text:span text:style-name="T1">dvdisaster</text:span><text:span text:style-name="T5"> is required.</text:span></text:p>
      <text:p text:style-name="P37"><text:alphabetical-index-mark-start text:id="IMark94214236830968"/>--always-create-image<text:alphabetical-index-mark-end text:id="IMark94214236830968"/></text:p>
      <text:p text:style-name="Option_20_Start">Enable always generate an image file for CDs/DVDs/BDs or devices. Usually image files are only generated when error correction codes should be added.</text:p>
      <text:p text:style-name="P39"><text:alphabetical-index-mark-start text:id="IMark94214230046168"/>--blank<text:alphabetical-index-mark-end text:id="IMark94214230046168"/></text:p>
      <text:p text:style-name="Option_20_Start">Blank CD/DVD/BD medium before writing.</text:p>
      <text:p text:style-name="Option_20_title"><text:alphabetical-index-mark-start text:id="IMark94214242405896"/><text:alphabetical-index-mark-start text:id="IMark94214252939848"/>--quiet<text:alphabetical-index-mark-end text:id="IMark94214252939848"/><text:alphabetical-index-mark-end text:id="IMark94214242405896"/></text:p>
      <text:p text:style-name="Option_20_Start">Be quiet and suppress any output.</text:p>
      <text:p text:style-name="Option_20_title"><text:alphabetical-index-mark-start text:id="IMark94214236830968"/>--verbose<text:alphabetical-index-mark-end text:id="IMark9421423683096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3">Table <text:sequence text:ref-name="refTable9" text:name="Table" text:formula="ooow:Table+1" style:num-format="1">10</text:sequence>: Verbosity levels</text:p>
      <text:p text:style-name="Note">Note:<text:tab/><text:span text:style-name="T62">I</text:span>n interactive mode the verbose level is independent from the setting in the BAR configuration files and by default 1.</text:p>
      <text:p text:style-name="Option_20_title"><text:alphabetical-index-mark-start text:id="IMark94214233418312"/>--version<text:alphabetical-index-mark-end text:id="IMark94214233418312"/></text:p>
      <text:p text:style-name="Option_20_Start">Output version of <text:span text:style-name="Name">BAR</text:span>.</text:p>
      <text:p text:style-name="Option_20_title"><text:alphabetical-index-mark-start text:id="IMark94214253453528"/>--help<text:alphabetical-index-mark-end text:id="IMark94214253453528"/>, <text:alphabetical-index-mark-start text:id="IMark94214253244744"/>-h<text:alphabetical-index-mark-end text:id="IMark94214253244744"/></text:p>
      <text:p text:style-name="Option_20_Start">Output help to options.</text:p>
      <text:p text:style-name="Option_20_title"><text:alphabetical-index-mark-start text:id="IMark94214233418312"/>--xhelp<text:alphabetical-index-mark-end text:id="IMark94214233418312"/></text:p>
      <text:p text:style-name="Option_20_Start">Output help to extended options.</text:p>
      <text:p text:style-name="Option_20_title"><text:alphabetical-index-mark-start text:id="IMark94214241811400"/>--help-internal<text:alphabetical-index-mark-end text:id="IMark942142418114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214239659432"/>archive-name<text:alphabetical-index-mark-end text:id="IMark94214239659432"/>=&lt;name&gt;</text:p>
      <text:p text:style-name="Option_20_Start">Specify the archive name. Usually this configuration entry is only found in job files.</text:p>
      <text:p text:style-name="Option_20_title"><text:alphabetical-index-mark-start text:id="IMark94214238552488"/>archive-type<text:alphabetical-index-mark-end text:id="IMark94214238552488"/>=normal|full|incremental|differential</text:p>
      <text:p text:style-name="Option_20_Start">Specify the archive type to create. Usually this configuration entry is only found in job files.</text:p>
      <text:p text:style-name="Option_20_title"><text:alphabetical-index-mark-start text:id="IMark94214232697768"/>crypt-password-mode<text:alphabetical-index-mark-end text:id="IMark94214232697768"/>=default|ask|config</text:p>
      <text:p text:style-name="Option_20_Start">Specify the password mode. Usually this configuration entry is only found in job files.</text:p>
      <text:p text:style-name="Option_20_title"><text:alphabetical-index-mark-start text:id="IMark94214250716280"/>include-file<text:alphabetical-index-mark-end text:id="IMark94214250716280"/>=&lt;pattern&gt;</text:p>
      <text:p text:style-name="Option_20_Start">Include matching entries into the created archive.</text:p>
      <text:p text:style-name="Option_20_title"><text:alphabetical-index-mark-start text:id="IMark94214230716024"/>include-file-list<text:alphabetical-index-mark-end text:id="IMark94214230716024"/>=&lt;file name&gt;</text:p>
      <text:p text:style-name="P68">Define the name of a file <text:span text:style-name="T114">from which </text:span>names or simple patterns (glob pattern) <text:span text:style-name="T114">are read </text:span>which must match to entries which are included into the created archive.</text:p>
      <text:p text:style-name="Option_20_title"><text:bookmark-start text:name="__DdeLink__12524_1674148630"/><text:alphabetical-index-mark-start text:id="IMark94214250673400"/>include-file-command<text:alphabetical-index-mark-end text:id="IMark9421425067340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214230780744"/>include-image<text:alphabetical-index-mark-end text:id="IMark94214230780744"/>=&lt;pattern&gt;</text:p>
      <text:p text:style-name="Option_20_Start">Include matching devices as disk images into the created archive.</text:p>
      <text:p text:style-name="Option_20_title"><text:alphabetical-index-mark-start text:id="IMark94214253336200"/>include-<text:span text:style-name="T114">image</text:span>-list<text:alphabetical-index-mark-end text:id="IMark94214253336200"/>=&lt;file name&gt;</text:p>
      <text:p text:style-name="P69">Define the name of a file <text:span text:style-name="T114">from which </text:span>names or simple patterns (glob pattern) <text:span text:style-name="T114">are read which must match to devices which are included into the created archive as disk images.</text:span></text:p>
      <text:p text:style-name="Option_20_title"><text:alphabetical-index-mark-start text:id="IMark94214252936296"/>include-image-command<text:alphabetical-index-mark-end text:id="IMark9421425293629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214252904552"/>exclude<text:alphabetical-index-mark-end text:id="IMark94214252904552"/>=&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soft-page-break/><text:alphabetical-index-mark-start text:id="IMark94214252912648"/><text:span text:style-name="T114">exclude</text:span>-list<text:alphabetical-index-mark-end text:id="IMark94214252912648"/>=&lt;file name&gt;</text:p>
      <text:p text:style-name="P69">Define the name of a file <text:span text:style-name="T114">from which </text:span>names or simple patterns (glob pattern) <text:span text:style-name="T114">are read which must not match to files and are excluded from the created archive.</text:span></text:p>
      <text:p text:style-name="Option_20_title"><text:alphabetical-index-mark-start text:id="IMark94214242405896"/>exclude-command<text:alphabetical-index-mark-end text:id="IMark9421424240589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9</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0</text:bookmark-ref><text:s/>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text:soft-page-break/>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0</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1</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4</text:bookmark-ref><text:s/>for details to the configuration entires.</text:p>
      <text:h text:style-name="Heading_20_4" text:outline-level="4"><text:bookmark-start text:name="__RefHeading__9033_1272517093"/><text:soft-page-break/>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15007039740773" text:continue-list="list3545706215" text:style-name="L9">
        <text:list-item>
          <text:p text:style-name="P93">month names: Jan, Feb, Mar, Apr, May, Jun, Jul, Aug, Sept, Oct, Nov, Dec</text:p>
        </text:list-item>
        <text:list-item>
          <text:p text:style-name="P93">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4">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8">BARC</text:span></text:span><text:span text:style-name="Command">ontrol</text:span> command line options.</text:p>
      <text:p text:style-name="Text_20_body"/>
      <text:p text:style-name="Option_20_title"><text:alphabetical-index-mark-start text:id="IMark94214250682264"/><text:alphabetical-index-mark-start text:id="IMark94214229365032"/>--port<text:alphabetical-index-mark-end text:id="IMark94214229365032"/><text:alphabetical-index-mark-end text:id="IMark94214250682264"/>=&lt;n&gt;, <text:alphabetical-index-mark-start text:id="IMark94214253272856"/><text:alphabetical-index-mark-start text:id="IMark94214204871672"/>-p<text:alphabetical-index-mark-end text:id="IMark94214204871672"/><text:alphabetical-index-mark-end text:id="IMark94214253272856"/>=&lt;n&gt;<text:note text:id="ftn21" text:note-class="footnote"><text:note-citation>21</text:note-citation><text:note-body><text:p text:style-name="P48">A SSL encrypted connection may also be established on the plain server port.</text:p></text:note-body></text:note></text:p>
      <text:p text:style-name="Option_20_Start">Server port. Default is:: 38523.</text:p>
      <text:p text:style-name="Option_20_title"><text:alphabetical-index-mark-start text:id="IMark94214253253256"/><text:alphabetical-index-mark-start text:id="IMark94214205132952"/>--tls-port<text:alphabetical-index-mark-end text:id="IMark94214205132952"/><text:alphabetical-index-mark-end text:id="IMark94214253253256"/>=&lt;n&gt;</text:p>
      <text:p text:style-name="Option_20_Start">TLS server port. Default is: 38524.</text:p>
      <text:p text:style-name="Option_20_title"><text:alphabetical-index-mark-start text:id="IMark94214253103656"/>--password<text:alphabetical-index-mark-end text:id="IMark9421425310365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214205052440"/>--login-dialog<text:alphabetical-index-mark-end text:id="IMark94214205052440"/></text:p>
      <text:p text:style-name="Option_20_Start">Force to open the login dialog.</text:p>
      <text:p text:style-name="Option_20_title"><text:alphabetical-index-mark-start text:id="IMark94214240597464"/><text:alphabetical-index-mark-start text:id="IMark94214253504936"/>--key-file<text:alphabetical-index-mark-end text:id="IMark94214253504936"/><text:alphabetical-index-mark-end text:id="IMark9421424059746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soft-page-break/><text:alphabetical-index-mark-start text:id="IMark94214253331448"/><text:span text:style-name="Filename"><text:span text:style-name="T5">--</text:span></text:span><text:span text:style-name="Filename"><text:span text:style-name="T10">force-ssl</text:span></text:span><text:alphabetical-index-mark-end text:id="IMark94214253331448"/></text:p>
      <text:p text:style-name="Option_20_Start"><text:span text:style-name="Filename"><text:span text:style-name="T68">Force SSL connection</text:span></text:span></text:p>
      <text:p text:style-name="Option_20_title"><text:alphabetical-index-mark-start text:id="IMark94214237105192"/>--select-job<text:alphabetical-index-mark-end text:id="IMark94214237105192"/>=&lt;name&gt;</text:p>
      <text:p text:style-name="Option_20_Start">Select a job in the status tab.</text:p>
      <text:p text:style-name="Option_20_title"><text:alphabetical-index-mark-start text:id="IMark94214252922088"/><text:alphabetical-index-mark-start text:id="IMark94214252916200"/>--job<text:alphabetical-index-mark-end text:id="IMark94214252916200"/><text:alphabetical-index-mark-end text:id="IMark94214252922088"/>=&lt;name&gt;, <text:alphabetical-index-mark-start text:id="IMark94214241171992"/><text:alphabetical-index-mark-start text:id="IMark94214204337320"/>-j<text:alphabetical-index-mark-end text:id="IMark94214204337320"/><text:alphabetical-index-mark-end text:id="IMark94214241171992"/>=&lt;name&gt;</text:p>
      <text:p text:style-name="P59">Start execution of job &lt;name&gt; and terminate <text:span text:style-name="Command"><text:span text:style-name="T28">BARC</text:span></text:span><text:span text:style-name="Command">ontrol</text:span>.</text:p>
      <text:p text:style-name="Option_20_title"><text:alphabetical-index-mark-start text:id="IMark94214242310584"/>--archive-type<text:alphabetical-index-mark-end text:id="IMark94214242310584"/>=&lt;mode&gt;</text:p>
      <text:p text:style-name="Option_20_Start">Set job mode: normal, full, incremental, differential. Default is: normal.</text:p>
      <text:p text:style-name="Option_20_title"><text:alphabetical-index-mark-start text:id="IMark94214252767992"/><text:alphabetical-index-mark-start text:id="IMark94214204331640"/>--abort<text:alphabetical-index-mark-end text:id="IMark94214204331640"/><text:alphabetical-index-mark-end text:id="IMark94214252767992"/>=&lt;name&gt;</text:p>
      <text:p text:style-name="P59">Abort execution of job &lt;name&gt; and terminate <text:span text:style-name="Command"><text:span text:style-name="T28">BARC</text:span></text:span><text:span text:style-name="Command">ontrol</text:span>.</text:p>
      <text:p text:style-name="Option_20_title"><text:alphabetical-index-mark-start text:id="IMark94214252930408"/>--pause<text:alphabetical-index-mark-end text:id="IMark94214252930408"/>=&lt;n&gt;, <text:alphabetical-index-mark-start text:id="IMark94214253526488"/>-t<text:alphabetical-index-mark-end text:id="IMark94214253526488"/>=&lt;n&gt;</text:p>
      <text:p text:style-name="P59">Pause job execution for &lt;n&gt; seconds and terminate <text:span text:style-name="Command"><text:span text:style-name="T28">BARC</text:span></text:span><text:span text:style-name="Command">ontrol</text:span>.</text:p>
      <text:p text:style-name="Option_20_title"><text:alphabetical-index-mark-start text:id="IMark94214238778328"/>--ping<text:alphabetical-index-mark-end text:id="IMark94214238778328"/>, <text:alphabetical-index-mark-start text:id="IMark94214252930408"/>-i<text:alphabetical-index-mark-end text:id="IMark94214252930408"/></text:p>
      <text:p text:style-name="P59">Check connection to server and terminate <text:span text:style-name="Command"><text:span text:style-name="T28">BARC</text:span></text:span><text:span text:style-name="Command">ontrol</text:span>.</text:p>
      <text:p text:style-name="Option_20_title"><text:alphabetical-index-mark-start text:id="IMark94214205122744"/>--suspend<text:alphabetical-index-mark-end text:id="IMark94214205122744"/>, <text:alphabetical-index-mark-start text:id="IMark94214253208824"/>-s<text:alphabetical-index-mark-end text:id="IMark94214253208824"/></text:p>
      <text:p text:style-name="P59">Suspend job execution and terminate <text:span text:style-name="Command"><text:span text:style-name="T28">BARC</text:span></text:span><text:span text:style-name="Command">ontrol</text:span>.</text:p>
      <text:p text:style-name="Option_20_title"><text:alphabetical-index-mark-start text:id="IMark94214241806040"/>--continue<text:alphabetical-index-mark-end text:id="IMark94214241806040"/>, <text:alphabetical-index-mark-start text:id="IMark94214252937512"/>-c<text:alphabetical-index-mark-end text:id="IMark94214252937512"/></text:p>
      <text:p text:style-name="P59">Continue job execution and terminate <text:span text:style-name="Command"><text:span text:style-name="T28">BARC</text:span></text:span><text:span text:style-name="Command">ontrol</text:span>.</text:p>
      <text:p text:style-name="Option_20_title"><text:alphabetical-index-mark-start text:id="IMark94214203932344"/>--list<text:alphabetical-index-mark-end text:id="IMark94214203932344"/>, <text:alphabetical-index-mark-start text:id="IMark94214252923304"/>-l<text:alphabetical-index-mark-end text:id="IMark94214252923304"/></text:p>
      <text:p text:style-name="P59">List jobs and terminate <text:span text:style-name="Command"><text:span text:style-name="T28">BARC</text:span></text:span><text:span text:style-name="Command">ontrol</text:span>.</text:p>
      <text:p text:style-name="P38"><text:alphabetical-index-mark-start text:id="IMark94214240836728"/>--index-database-add<text:alphabetical-index-mark-end text:id="IMark94214240836728"/>=<text:span text:style-name="T29">&lt;pattern&gt;</text:span></text:p>
      <text:p text:style-name="P60">Add storage archive to <text:span text:style-name="T29">the </text:span>index database and terminate <text:span text:style-name="Command"><text:span text:style-name="T28">BARC</text:span></text:span><text:span text:style-name="Command">ontrol</text:span>. <text:span text:style-name="T29">If &lt;pattern&gt; is a directory all containing files with the suffix .bar are added to the index database.</text:span></text:p>
      <text:p text:style-name="P38"><text:alphabetical-index-mark-start text:id="IMark94214239604008"/>--index-database-remove<text:alphabetical-index-mark-end text:id="IMark94214239604008"/>=<text:span text:style-name="T29">&lt;pattern&gt;</text:span></text:p>
      <text:p text:style-name="P60">Remove storage archive from <text:span text:style-name="T29">the </text:span>index database and terminate <text:span text:style-name="Command"><text:span text:style-name="T28">BARC</text:span></text:span><text:span text:style-name="Command">ontrol</text:span>.</text:p>
      <text:p text:style-name="P38"><text:alphabetical-index-mark-start text:id="IMark94214204851496"/>--<text:span text:style-name="T29">index-database-refresh</text:span><text:alphabetical-index-mark-end text:id="IMark94214204851496"/><text:span text:style-name="T29">=&lt;pattern&gt;</text:span></text:p>
      <text:p text:style-name="P61">Refresh storage archives in the index database and terminate <text:span text:style-name="Command"><text:span text:style-name="T28">BARC</text:span></text:span><text:span text:style-name="Command">ontrol</text:span>.</text:p>
      <text:p text:style-name="P38"><text:alphabetical-index-mark-start text:id="IMark94214229494696"/>--<text:span text:style-name="T68">index-database-entities-list</text:span><text:alphabetical-index-mark-end text:id="IMark94214229494696"/><text:span text:style-name="T68">=&lt;name&gt;, </text:span><text:alphabetical-index-mark-start text:id="IMark94214229365032"/><text:span text:style-name="T68">-n</text:span><text:alphabetical-index-mark-end text:id="IMark94214229365032"/><text:span text:style-name="T68">=&lt;name&gt;</text:span></text:p>
      <text:p text:style-name="P63">List <text:span text:style-name="T68">entities</text:span> which match to <text:span text:style-name="T29">the names</text:span> &lt;<text:span text:style-name="T29">names</text:span>&gt; and terminate <text:span text:style-name="Command"><text:span text:style-name="T28">BARC</text:span></text:span><text:span text:style-name="Command">ontrol</text:span>.</text:p>
      <text:p text:style-name="P38"><text:alphabetical-index-mark-start text:id="IMark94214252776520"/>--index-database-storage<text:span text:style-name="T68">s</text:span>-list<text:alphabetical-index-mark-end text:id="IMark94214252776520"/>=&lt;<text:span text:style-name="T29">name</text:span>&gt;, <text:alphabetical-index-mark-start text:id="IMark94214250723480"/>-<text:span text:style-name="T29">a</text:span><text:alphabetical-index-mark-end text:id="IMark94214250723480"/><text:span text:style-name="T29">=&lt;names&gt;</text:span></text:p>
      <text:p text:style-name="P60">List storage archives which match to <text:span text:style-name="T29">the names</text:span> &lt;<text:span text:style-name="T29">names</text:span>&gt; and terminate <text:span text:style-name="Command"><text:span text:style-name="T28">BARC</text:span></text:span><text:span text:style-name="Command">ontrol</text:span>.</text:p>
      <text:p text:style-name="P38"><text:soft-page-break/><text:alphabetical-index-mark-start text:id="IMark94214250711112"/>--index-database-entries-list<text:alphabetical-index-mark-end text:id="IMark94214250711112"/>=&lt;pattern&gt;, <text:alphabetical-index-mark-start text:id="IMark94214228823000"/>-<text:span text:style-name="T29">e</text:span><text:alphabetical-index-mark-end text:id="IMark94214228823000"/><text:span text:style-name="T29">=&lt;name&gt;</text:span></text:p>
      <text:p text:style-name="P60">List index entries which match to <text:span text:style-name="T29">the names</text:span> &lt;<text:span text:style-name="T29">name</text:span>&gt; and terminate <text:span text:style-name="Command"><text:span text:style-name="T28">BARC</text:span></text:span><text:span text:style-name="Command">ontrol</text:span>.</text:p>
      <text:p text:style-name="Option_20_title"><text:alphabetical-index-mark-start text:id="IMark94214240597464"/>--restore<text:alphabetical-index-mark-end text:id="IMark94214240597464"/>=&lt;name&gt;</text:p>
      <text:p text:style-name="Option_20_Start">Restore storage with name &lt;name&gt;</text:p>
      <text:p text:style-name="Option_20_title"><text:alphabetical-index-mark-start text:id="IMark94214252671096"/>--destination<text:alphabetical-index-mark-end text:id="IMark94214252671096"/>=&lt;directory&gt;</text:p>
      <text:p text:style-name="Option_20_Start">Selected destination directory for restore.</text:p>
      <text:p text:style-name="Option_20_title"><text:alphabetical-index-mark-start text:id="IMark94214252775320"/>--overwrite-entries<text:alphabetical-index-mark-end text:id="IMark94214252775320"/></text:p>
      <text:p text:style-name="Option_20_Start">Enable overwrite existing entries on restore.</text:p>
      <text:p text:style-name="Option_20_title"><text:alphabetical-index-mark-start text:id="IMark94214252911464"/>--version<text:alphabetical-index-mark-end text:id="IMark94214252911464"/></text:p>
      <text:p text:style-name="P59">Output version of <text:span text:style-name="Command"><text:span text:style-name="T28">BARC</text:span></text:span><text:span text:style-name="Command">ontrol</text:span>.</text:p>
      <text:p text:style-name="Option_20_title"><text:alphabetical-index-mark-start text:id="IMark94214229018920"/>--help<text:alphabetical-index-mark-end text:id="IMark94214229018920"/>, <text:alphabetical-index-mark-start text:id="IMark94214252775320"/>-h<text:alphabetical-index-mark-end text:id="IMark9421425277532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8">BARC</text:span></text:span><text:span text:style-name="Command">ontrol</text:span> also store a few settings into a personal configuration file in <text:span text:style-name="Filename">~/bar/barcontrol.cfg</text:span>. Some entries in the file are updated by <text:span text:style-name="Command"><text:span text:style-name="T2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214252911464"/>pause-create<text:alphabetical-index-mark-end text:id="IMark94214252911464"/>=yes|no</text:p>
      <text:p text:style-name="Configuration">Pause creating new archive files when pause-button is pressed.</text:p>
      <text:p text:style-name="Configuration_20_title"><text:alphabetical-index-mark-start text:id="IMark94214236830968"/>pause-storage<text:alphabetical-index-mark-end text:id="IMark94214236830968"/>=yes|no</text:p>
      <text:p text:style-name="Configuration">Pause storage of archive files when pause-button is pressed.</text:p>
      <text:p text:style-name="Configuration_20_title"><text:alphabetical-index-mark-start text:id="IMark94214253350360"/>pause-restore<text:alphabetical-index-mark-end text:id="IMark94214253350360"/>=yes|no</text:p>
      <text:p text:style-name="Configuration">Pause restoring archive files when pause-button is pressed.</text:p>
      <text:p text:style-name="Configuration_20_title"><text:alphabetical-index-mark-start text:id="IMark94214253428264"/>pause-index-database-update<text:alphabetical-index-mark-end text:id="IMark94214253428264"/>=yes|no</text:p>
      <text:p text:style-name="Configuration">Pause automatic update index database when pause-button is pressed.</text:p>
      <text:p text:style-name="Configuration_20_title"><text:alphabetical-index-mark-start text:id="IMark94214252933960"/>server<text:alphabetical-index-mark-end text:id="IMark94214252933960"/>=&lt;name&gt;</text:p>
      <text:p text:style-name="Configuration">Name of computer running a <text:span text:style-name="Name">BAR</text:span> server daemon.</text:p>
      <text:p text:style-name="Configuration_20_title"><text:alphabetical-index-mark-start text:id="IMark94214234615096"/>server-password<text:alphabetical-index-mark-end text:id="IMark94214234615096"/>=&lt;password&gt;</text:p>
      <text:p text:style-name="Configuration"><text:span text:style-name="Name">BAR</text:span> server daemon password.</text:p>
      <text:p text:style-name="Configuration_20_title"><text:alphabetical-index-mark-start text:id="IMark94214203755624"/>server-port<text:alphabetical-index-mark-end text:id="IMark94214203755624"/>=&lt;n&gt;</text:p>
      <text:p text:style-name="Configuration"><text:span text:style-name="Name">BAR</text:span> server port number for plain network connections.</text:p>
      <text:p text:style-name="Configuration_20_title"><text:alphabetical-index-mark-start text:id="IMark94214253554024"/>server-tls-port<text:alphabetical-index-mark-end text:id="IMark94214253554024"/>=&lt;n&gt;</text:p>
      <text:p text:style-name="Configuration"><text:span text:style-name="Name">BAR</text:span> server port number for TLS/SSL network connections.</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0">≧</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4214239670152"/><text:span text:style-name="T1">chunks</text:span><text:alphabetical-index-mark-end text:id="IMark94214239670152"/><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1783847615" text:style-name="L10">
        <text:list-item>
          <text:p text:style-name="P142"><text:soft-page-break/>id (4 characters)</text:p>
        </text:list-item>
      </text:list>
      <text:list xml:id="list115006042823783" text:continue-list="list115006145141297" text:style-name="List_20_1">
        <text:list-item>
          <text:p text:style-name="List_20_1">size (uint64)</text:p>
        </text:list-item>
      </text:list>
      <text:list xml:id="list115007504882541" text:continue-list="list1783847615" text:style-name="L10">
        <text:list-item>
          <text:p text:style-name="P13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4" text:note-class="footnote"><text:note-citation>24</text:note-citation><text:note-body><text:p text:style-name="P52">Zst<text:span text:style-name="T94">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4">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8">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Standard">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9">may </text:span>output at the end:</text:p>
      <text:p text:style-name="P76">Configuration 0.21:</text:p>
      <text:p text:style-name="P76"><text:s text:c="2"/>Host <text:s text:c="13"/>: x86_64-unknown-linux-gnu</text:p>
      <text:p text:style-name="P76"><text:s text:c="2"/>Dynamic linked <text:s text:c="3"/>: no</text:p>
      <text:p text:style-name="P76"><text:s text:c="2"/>SQLite <text:s text:c="11"/>: yes (3.21.0)</text:p>
      <text:p text:style-name="P76"><text:s text:c="2"/>zip compression <text:s text:c="2"/>: yes (1.2.11)</text:p>
      <text:p text:style-name="P76"><text:s text:c="2"/>bzip2 compression : yes (1.0.6, 6-Sept-2010)</text:p>
      <text:p text:style-name="P76"><text:s text:c="2"/>lzma compression <text:s/>: yes (5.2.4)</text:p>
      <text:p text:style-name="P76"><text:s text:c="2"/>lzo compression <text:s text:c="2"/>: yes (2.09)</text:p>
      <text:p text:style-name="P76"><text:s text:c="2"/>lz4 compression <text:s text:c="2"/>: yes (1.7.1)</text:p>
      <text:p text:style-name="P76"><text:s text:c="2"/>zstd compression <text:s/>: yes (1.3.2)</text:p>
      <text:p text:style-name="P76"><text:s text:c="2"/>xdelta compression: yes</text:p>
      <text:p text:style-name="P76"><text:s text:c="2"/>crypto support <text:s text:c="3"/>: yes (1.8.4)</text:p>
      <text:p text:style-name="P76"><text:s text:c="2"/>FTP support <text:s text:c="6"/>: yes</text:p>
      <text:p text:style-name="P76"><text:s text:c="2"/>curl support <text:s text:c="5"/>: yes (7.62.0)</text:p>
      <text:p text:style-name="P76"><text:s text:c="2"/>SCP/SFTP support <text:s/>: yes (1.8.0)</text:p>
      <text:p text:style-name="P76"><text:s text:c="2"/>TLS/SSL server <text:s text:c="3"/>: yes (OpenSSL 1.1.1 <text:s/>11 Sep 2018, GMP 6.1.2, GnuTLS 3.5.19)</text:p>
      <text:p text:style-name="P76"><text:s text:c="2"/>ISO 9660 support <text:s/>: yes (2.0.0 x86_64-pc-linux-gnu)</text:p>
      <text:p text:style-name="P76"><text:s text:c="2"/>PCRE support <text:s text:c="5"/>: yes (8.40 2017-01-11)</text:p>
      <text:p text:style-name="P76"><text:s text:c="2"/>ICU support <text:s text:c="6"/>: yes (58.2)</text:p>
      <text:p text:style-name="P76"><text:s text:c="2"/>GUI support <text:s text:c="6"/>: yes</text:p>
      <text:p text:style-name="P76"><text:s text:c="2"/>GUI i18n support <text:s/>: yes</text:p>
      <text:p text:style-name="P76"><text:s text:c="2"/>SWT directory <text:s text:c="4"/>: </text:p>
      <text:p text:style-name="P75"/>
      <text:p text:style-name="P76"><text:s text:c="2"/>Debug version <text:s text:c="4"/>: no</text:p>
      <text:p text:style-name="P76"><text:s text:c="2"/>Crash dump support: no</text:p>
      <text:p text:style-name="P76"><text:s text:c="2"/>Stacktrace support: yes</text:p>
      <text:p text:style-name="P75"/>
      <text:p text:style-name="P76"><text:s text:c="2"/>Packages support <text:s/>: no</text:p>
      <text:p text:style-name="P75"/>
      <text:p text:style-name="P76"><text:s text:c="2"/>Install directory : /usr</text:p>
      <text:p text:style-name="P76"><text:s text:c="2"/>Binary directory <text:s/>: /usr/bin</text:p>
      <text:p text:style-name="P76"><text:s text:c="2"/>Config directory <text:s/>: /etc/bar</text:p>
      <text:p text:style-name="P76"><text:s text:c="2"/>Runtime directory : /var/lib/bar</text:p>
      <text:p text:style-name="P76"><text:s text:c="2"/>TLS directory <text:s text:c="4"/>: /etc/ssl</text:p>
      <text:p text:style-name="P75"/>
      <text:p text:style-name="P76"><text:s text:c="2"/>Heapview diretory : </text:p>
      <text:p text:style-name="P75"/>
      <text:p text:style-name="P76">Note: you can download missing additional packages with the script</text:p>
      <text:p text:style-name="P76"><text:s text:c="6"/>'./download-third-party-packages.sh'. Please rerun configure</text:p>
      <text:p text:style-name="P76"><text:soft-page-break/><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_20_End">make install</text:p>
      <text:p text:style-name="Note">Note:<text:tab/>This will <text:span text:style-name="T21">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99">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477946945"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1500706224819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15005651279927" text:continue-list="list11500724002489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15005778897857"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8">lz4</text:span></text:span><text:span text:style-name="Command">, </text:span><text:span text:style-name="Command"><text:span text:style-name="T78">and zstd</text:span></text:span> are faster compression algorithms with the expense of reduced compression results. A higher compression level result <text:span text:style-name="T100">in general </text:span>in a better compression result. <text:span text:style-name="T10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8">zstd-0</text:span></text:span> or <text:span text:style-name="Option">zip1</text:span>.</text:p>
      <text:list xml:id="list115007179195044"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15007708198957" text:continue-numbering="true" text:style-name="Numbering_20_5">
        <text:list-item>
          <text:p text:style-name="Question"><text:soft-page-break/>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15006043589074" text:continue-numbering="true" text:style-name="Numbering_20_5">
        <text:list-item>
          <text:p text:style-name="Question">I cannot establish a TLS/SSL connection with BARControl.</text:p>
        </text:list-item>
      </text:list>
      <text:p text:style-name="P53">For the TLS/SSL connection in <text:span text:style-name="Command"><text:span text:style-name="T2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1500562228969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15006612173736" text:continue-numbering="true" text:style-name="Numbering_20_5">
        <text:list-item>
          <text:p text:style-name="Question">I tried to list a *.bid-file, but it does not show anything <text:span text:style-name="T10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15006172841967"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15005954858733"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1500586396054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1500638679960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15006490630654"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0</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text:soft-page-break/>independently. <text:span text:style-name="Name">BAR</text:span> can partially restore files, even when archives are broken or parts got lost.</text:p>
      <text:list xml:id="list115005837844069" text:continue-numbering="true" text:style-name="Numbering_20_5">
        <text:list-item>
          <text:p text:style-name="P145">When I create an archive, BAR append a 6-digit number to the archive name. Why is BAR doing this and how can I avoid it?</text:p>
        </text:list-item>
      </text:list>
      <text:p text:style-name="P57">When you enabled to create split archives and there is not a single # in the specified archive name, BAR append internally ###### to the archive name for the part number. The result is a continuous increasing 6-digit-number appended to the name.</text:p>
      <text:p text:style-name="P57">To avoid appending the number either disable splitting archives (see <text:bookmark-ref text:reference-format="text" text:ref-name="__RefHeading__29665410">Splitting</text:bookmark-ref>, page <text:bookmark-ref text:reference-format="page" text:ref-name="__RefHeading__29665410">49</text:bookmark-ref>) or place some # into the archive file name where you want to have the generated part number.</text:p>
      <text:list xml:id="list11500751989907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15005806286665"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1500714731204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1500598247258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15006636221156"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text:soft-page-break/>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1500576822482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1500755168513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1500610735277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1500605048417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15007716234173"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15007683417589" text:continue-numbering="true" text:style-name="Numbering_20_5">
        <text:list-item>
          <text:p text:style-name="Question"><text:soft-page-break/>BARControl does not start on my system. I get the error “No more handles [gtk_init_check() failed]”. What is wrong?</text:p>
        </text:list-item>
      </text:list>
      <text:p text:style-name="P53">Probably <text:span text:style-name="Command"><text:span text:style-name="T28">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15007317690834"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3">If you start <text:span text:style-name="Command"><text:span text:style-name="T28">BARC</text:span></text:span><text:span text:style-name="Command">ontrol</text:span> then the password to login on a (remote) running <text:span text:style-name="Name">BAR</text:span> is required. This password is defined in <text:span text:style-name="Filename">bar.cfg</text:span> under “server-password”.</text:p>
      <text:list xml:id="list115005834933902" text:continue-numbering="true" text:style-name="Numbering_20_5">
        <text:list-item>
          <text:p text:style-name="Question">Can I automate the login with BARControl?</text:p>
        </text:list-item>
      </text:list>
      <text:p text:style-name="P53">Yes. You can store the login name and password in your personal <text:span text:style-name="Command"><text:span text:style-name="T28">BARC</text:span></text:span><text:span text:style-name="Command">ontrol</text:span> configuration file <text:span text:style-name="Filename">~/.bar/barcontrol.cfg</text:span> under “server-password”. By default <text:span text:style-name="Command"><text:span text:style-name="T2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15006347251765" text:continue-numbering="true" text:style-name="Numbering_20_5">
        <text:list-item>
          <text:p text:style-name="Question">BAR server is running with the Linux root account on my system. Is it required that BARControl is also running as root?</text:p>
        </text:list-item>
      </text:list>
      <text:p text:style-name="P53">No, this is not required. Any user account can be used for starting <text:span text:style-name="Command"><text:span text:style-name="T2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15006969278342"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3">When <text:span text:style-name="Name">BAR</text:span> (in daemon mode) is requested by <text:span text:style-name="Command"><text:span text:style-name="T28">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ext:soft-page-break/>the required pass phrase for reading the archive is read from the internal cache, thus <text:span text:style-name="Command"><text:span text:style-name="T28">BARC</text:span></text:span><text:span text:style-name="Command">ontrol</text:span> is not asking for the pass phrase. If the pass phrase is unknown, <text:span text:style-name="Command"><text:span text:style-name="T28">BARC</text:span></text:span><text:span text:style-name="Command">ontrol</text:span> will ask for the it.</text:p>
      <text:p text:style-name="Answer_20_Note">Note:<text:tab/>The cache is cleared when the <text:span text:style-name="Name">BAR</text:span> daemon is restarted.</text:p>
      <text:list xml:id="list115005720434144" text:continue-numbering="true" text:style-name="Numbering_20_5">
        <text:list-item>
          <text:p text:style-name="Question">Sometimes when I create an archive I see in the progress bars of BARControl numbers over 100%. How can this happen?</text:p>
        </text:list-item>
      </text:list>
      <text:p text:style-name="P53">The numbers shown in the progress bars of <text:span text:style-name="Command"><text:span text:style-name="T2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15005826473569"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1500702109837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1500690805908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15006888798003" text:continue-numbering="true" text:style-name="Numbering_20_5">
        <text:list-item>
          <text:p text:style-name="Question"><text:span text:style-name="Command">Is the graphical front end available as a separated package?</text:span></text:p>
        </text:list-item>
      </text:list>
      <text:p text:style-name="P53">Yes. Download <text:span text:style-name="Filename">bar-gui-&lt;version&gt;.zip</text:span>. The archives contain the compiled <text:span text:style-name="Command"><text:span text:style-name="T28">BARC</text:span></text:span><text:span text:style-name="Command">ontrol</text:span> graphical front end for Linux, Windows, Solaris, and MacOSX.</text:p>
      <text:list xml:id="list11500622393104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15005695047971"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15007496686445"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15007771720062" text:continue-numbering="true" text:style-name="Numbering_20_5">
        <text:list-item>
          <text:p text:style-name="P146">A full backup is expired and was purged. Is it useful to keep the following incremental backups?</text:p>
        </text:list-item>
      </text:list>
      <text:p text:style-name="P5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4">Note: if the delta-compress-algorithm is used the original file for the delta-compression must still exists to extract the delta-compressed files, because the archive only contain the differences to the original files.</text:p>
      <text:list xml:id="list115006399136094" text:continue-numbering="true" text:style-name="Numbering_20_5">
        <text:list-item>
          <text:p text:style-name="P147">How can I use BAR on computer with tightly limited resources? I always get the error insufficient disk space when BAR try to create archives.</text:p>
        </text:list-item>
      </text:list>
      <text:p text:style-name="P56">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5"><text:span text:style-name="T84">C</text:span>reate a RAM disk, e. g.:</text:p>
      <text:p text:style-name="Answer_20_Command"><text:s/><text:span text:style-name="Command">mount -t tmpfs -o size=2G none /media/ramdisk</text:span></text:p>
      <text:p text:style-name="P55"><text:span text:style-name="T84">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672383403" text:style-name="L11">
        <text:list-item>
          <text:p text:style-name="P143">version number of <text:span text:style-name="Name">BAR</text:span></text:p>
        </text:list-item>
      </text:list>
      <text:list xml:id="list115007763531459" text:continue-list="list115006042823783"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15006765433816" text:continue-list="list1672383403" text:style-name="L11">
        <text:list-item>
          <text:p text:style-name="P132">what is going wrong</text:p>
        </text:list-item>
      </text:list>
      <text:p text:style-name="Text_20_Body_20_Start"><text:soft-page-break/>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0">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15006690919479" text:continue-list="list115007763531459"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15005953657725"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8">BARC</text:span></text:span><text:span text:style-name="Command">ontrol</text:span> is using SWT [<text:reference-ref text:reference-format="text" text:ref-name="SWT">SWT</text:reference-ref>]. SWT is under the "Eclipse Public License" which can be found here:</text:p>
      <text:list xml:id="list115005778817030"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95"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2"><text:reference-mark-start text:name="Zstd"/>Zst<text:span text:style-name="T94">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1"/>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5">--abort<text:tab/>68</text:p>
          <text:p text:style-name="P85">--all<text:tab/>59</text:p>
          <text:p text:style-name="P85">--always-create-image<text:tab/>61</text:p>
          <text:p text:style-name="P85">--archive-file-mode<text:tab/>60</text:p>
          <text:p text:style-name="P85">--archive-part-size<text:tab/>49</text:p>
          <text:p text:style-name="P85">--archive-type<text:tab/>68</text:p>
          <text:p text:style-name="P85">--bd-blank-command<text:tab/>53</text:p>
          <text:p text:style-name="P85">--bd-device<text:tab/>51</text:p>
          <text:p text:style-name="P85">--bd-ecc-command<text:tab/>53</text:p>
          <text:p text:style-name="P85">--bd-ecc-post-command<text:tab/>53</text:p>
          <text:p text:style-name="P85">--bd-ecc-pre-command<text:tab/>53</text:p>
          <text:p text:style-name="P85">--bd-image-command<text:tab/>52</text:p>
          <text:p text:style-name="P85">--bd-image-post-command<text:tab/>52</text:p>
          <text:p text:style-name="P85">--bd-image-pre-command<text:tab/>52</text:p>
          <text:p text:style-name="P85">--bd-load-volume-command<text:tab/>52</text:p>
          <text:p text:style-name="P85">--bd-request-volume-command<text:tab/>52</text:p>
          <text:p text:style-name="P85">--bd-unload-volume-command<text:tab/>52</text:p>
          <text:p text:style-name="P85">--bd-volume-size<text:tab/>52</text:p>
          <text:p text:style-name="P85">--bd-write-command<text:tab/>53</text:p>
          <text:p text:style-name="P85">--bd-write-image-command<text:tab/>53</text:p>
          <text:p text:style-name="P85">--bd-write-post-command<text:tab/>53</text:p>
          <text:p text:style-name="P85">--bd-write-pre-command<text:tab/>53</text:p>
          <text:p text:style-name="P85">--blank<text:tab/>61</text:p>
          <text:p text:style-name="P85">--cd-device<text:tab/>51</text:p>
          <text:p text:style-name="P85">--cd-ecc-command<text:tab/>53</text:p>
          <text:p text:style-name="P85">--cd-ecc-post-command<text:tab/>53</text:p>
          <text:p text:style-name="P85">--cd-ecc-pre-command<text:tab/>53</text:p>
          <text:p text:style-name="P85">--cd-image-command<text:tab/>52</text:p>
          <text:p text:style-name="P85">--cd-image-post-command<text:tab/>52</text:p>
          <text:p text:style-name="P85">--cd-image-pre-command<text:tab/>52</text:p>
          <text:p text:style-name="P85">--cd-load-volume-command<text:tab/>52</text:p>
          <text:p text:style-name="P85">--cd-request-volume-command<text:tab/>52</text:p>
          <text:p text:style-name="P85">--cd-unload-volume-command<text:tab/>52</text:p>
          <text:p text:style-name="P85">--cd-volume-size<text:tab/>52</text:p>
          <text:p text:style-name="P85">--cd-write-command<text:tab/>53</text:p>
          <text:p text:style-name="P85">--cd-write-image-command<text:tab/>53</text:p>
          <text:p text:style-name="P85">--cd-write-post-command<text:tab/>53</text:p>
          <text:p text:style-name="P85">--cd-write-pre-command<text:tab/>53</text:p>
          <text:p text:style-name="P85">--cd‑blank-command<text:tab/>53</text:p>
          <text:p text:style-name="P85">--compare<text:tab/>11, 41</text:p>
          <text:p text:style-name="P85">--compress-algorithm<text:tab/>13, 44</text:p>
          <text:p text:style-name="P85">--compress-exclude<text:tab/>47</text:p>
          <text:p text:style-name="P85">--compress-min-size<text:tab/>47</text:p>
          <text:p text:style-name="P85">--config<text:tab/>58</text:p>
          <text:p text:style-name="P85">--continue<text:tab/>68</text:p>
          <text:p text:style-name="P85">--continuous-database<text:tab/>57</text:p>
          <text:p text:style-name="P85">--continuous-max-size<text:tab/>57</text:p>
          <text:p text:style-name="P85">--create<text:tab/>8, 41</text:p>
          <text:p text:style-name="P85">--crypt-algorithm<text:tab/>47</text:p>
          <text:p text:style-name="P85">--crypt-new-password<text:tab/>48</text:p>
          <text:p text:style-name="P85">--crypt-password<text:tab/>48</text:p>
          <text:p text:style-name="P85">--crypt-private-key<text:tab/>48</text:p>
          <text:p text:style-name="P85">--crypt-public-key<text:tab/>48</text:p>
          <text:p text:style-name="P85">--crypt-type<text:tab/>48</text:p>
          <text:p text:style-name="P85">--daemon<text:tab/>55</text:p>
          <text:p text:style-name="P85">--delete-old-archive-files<text:tab/>60</text:p>
          <text:p text:style-name="P85">--destination<text:tab/>55, 69</text:p>
          <text:p text:style-name="P85">--device<text:tab/>53</text:p>
          <text:p text:style-name="P85">--device-blank-command<text:tab/>54</text:p>
          <text:p text:style-name="P85">--device-ecc-command<text:tab/>54</text:p>
          <text:p text:style-name="P85">--device-ecc-post-command<text:tab/>54</text:p>
          <text:p text:style-name="P85">--device-ecc-pre-command<text:tab/>54</text:p>
          <text:p text:style-name="P85">--device-image-command<text:tab/>54</text:p>
          <text:p text:style-name="P85">--device-image-post-command<text:tab/>54</text:p>
          <text:p text:style-name="P85">--device-image-pre-command<text:tab/>54</text:p>
          <text:p text:style-name="P85">--device-load-volume-command<text:tab/>53</text:p>
          <text:p text:style-name="P85">--device-request-volume-command<text:tab/>53</text:p>
          <text:p text:style-name="P85">--device-unload-volume-command<text:tab/>54</text:p>
          <text:p text:style-name="P85">--device-volume-size<text:tab/>54</text:p>
          <text:p text:style-name="P85">--device-write-command<text:tab/>55</text:p>
          <text:p text:style-name="P85">--device-write-post-command<text:tab/>54</text:p>
          <text:p text:style-name="P85">--device-write-pre-command<text:tab/>54</text:p>
          <text:p text:style-name="P85">--differential<text:tab/>44</text:p>
          <text:p text:style-name="P85">--directory<text:tab/>59</text:p>
          <text:p text:style-name="P85">--directory-strip<text:tab/>55</text:p>
          <text:p text:style-name="P85">--dry-run<text:tab/>61</text:p>
          <text:p text:style-name="P85">--dvd-blank-command<text:tab/>53</text:p>
          <text:p text:style-name="P85">--dvd-device<text:tab/>51</text:p>
          <text:p text:style-name="P85">--dvd-ecc-command<text:tab/>53</text:p>
          <text:p text:style-name="P85">--dvd-ecc-post-command<text:tab/>53</text:p>
          <text:p text:style-name="P85">--dvd-ecc-pre-command<text:tab/>53</text:p>
          <text:p text:style-name="P85">--dvd-image-command<text:tab/>52</text:p>
          <text:p text:style-name="P85">--dvd-image-post-command<text:tab/>52</text:p>
          <text:p text:style-name="P85">--dvd-image-pre-command<text:tab/>52</text:p>
          <text:p text:style-name="P85">--dvd-load-volume-command<text:tab/>52</text:p>
          <text:p text:style-name="P85">--dvd-request-volume-command<text:tab/>52</text:p>
          <text:p text:style-name="P85">--dvd-unload-volume-command<text:tab/>52</text:p>
          <text:p text:style-name="P85">--dvd-volume-size<text:tab/>52</text:p>
          <text:p text:style-name="P85">--dvd-write-command<text:tab/>53</text:p>
          <text:p text:style-name="P85">--dvd-write-image-command<text:tab/>53</text:p>
          <text:p text:style-name="P85">--dvd-write-post-command<text:tab/>53</text:p>
          <text:p text:style-name="P85">--dvd-write-pre-command<text:tab/>53</text:p>
          <text:p text:style-name="P85">--ecc<text:tab/>61</text:p>
          <text:p text:style-name="P85">--exclude<text:tab/>43</text:p>
          <text:p text:style-name="P85"><text:soft-page-break/>--exclude-command<text:tab/>43</text:p>
          <text:p text:style-name="P85">--extract<text:tab/>11, 41</text:p>
          <text:p text:style-name="P85">--file-write-post-command<text:tab/>49</text:p>
          <text:p text:style-name="P85">--file-write-pre-command<text:tab/>49</text:p>
          <text:p text:style-name="P85">--force-delta-compression<text:tab/>60</text:p>
          <text:p text:style-name="P85"><text:span text:style-name="T5">--force-ssl</text:span><text:tab/>68</text:p>
          <text:p text:style-name="P85">--force-verify-signatures<text:tab/>49</text:p>
          <text:p text:style-name="P85">--ftp-login-name<text:tab/>49</text:p>
          <text:p text:style-name="P85">--ftp-max-connections<text:tab/>50</text:p>
          <text:p text:style-name="P85">--ftp-max-storage-size<text:tab/>50</text:p>
          <text:p text:style-name="P85">--ftp-password<text:tab/>49</text:p>
          <text:p text:style-name="P85">--ftp-write-post-command<text:tab/>50</text:p>
          <text:p text:style-name="P85">--ftp-write-pre-command<text:tab/>50</text:p>
          <text:p text:style-name="P85"><text:span text:style-name="T12">--full</text:span><text:tab/>43</text:p>
          <text:p text:style-name="P85">--generate-keys<text:tab/>41</text:p>
          <text:p text:style-name="P85">--generate-keys-bits<text:tab/>41</text:p>
          <text:p text:style-name="P85">--generate-keys-mode<text:tab/>42</text:p>
          <text:p text:style-name="P85">--group<text:tab/>59</text:p>
          <text:p text:style-name="P85">--help<text:tab/>62, 69</text:p>
          <text:p text:style-name="P85">--help-internal<text:tab/>62</text:p>
          <text:p text:style-name="P85">--human-format<text:tab/>59</text:p>
          <text:p text:style-name="P85">--ignore-no-backup-file<text:tab/>60</text:p>
          <text:p text:style-name="P85">--ignore-no-dump<text:tab/>60</text:p>
          <text:p text:style-name="P85">--image<text:tab/>41</text:p>
          <text:p text:style-name="P85">--include<text:tab/>42</text:p>
          <text:p text:style-name="P85">--include-file command<text:tab/>42</text:p>
          <text:p text:style-name="P85">--include-image-command<text:tab/>43</text:p>
          <text:p text:style-name="P85"><text:span text:style-name="T12">--incremental</text:span><text:tab/>43</text:p>
          <text:p text:style-name="P85">--incremental-data-directory<text:tab/>59</text:p>
          <text:p text:style-name="P85"><text:span text:style-name="T12">--incremental-list-file</text:span><text:tab/>43</text:p>
          <text:p text:style-name="P85">--index-database<text:tab/>56</text:p>
          <text:p text:style-name="P85">--index-database-add<text:tab/>68</text:p>
          <text:p text:style-name="P85">--index-database-auto-update<text:tab/>56</text:p>
          <text:p text:style-name="P85">--index-database-entities-list<text:tab/>68</text:p>
          <text:p text:style-name="P85">--index-database-entries-list<text:tab/>69</text:p>
          <text:p text:style-name="P85">--index-database-keep-time<text:tab/>57</text:p>
          <text:p text:style-name="P85">--index-database-max-band-width<text:tab/>57</text:p>
          <text:p text:style-name="P85">--index-database-refresh<text:tab/>68</text:p>
          <text:p text:style-name="P85">--index-database-remove<text:tab/>68</text:p>
          <text:p text:style-name="P85">--index-database-storages-list<text:tab/>69</text:p>
          <text:p text:style-name="P85">--job<text:tab/>68</text:p>
          <text:p text:style-name="P85">--jobs-directory<text:tab/>56, 59</text:p>
          <text:p text:style-name="P85">--key-file<text:tab/>68</text:p>
          <text:p text:style-name="P85">--list<text:tab/>10, 41, 68</text:p>
          <text:p text:style-name="P85">--log<text:tab/>58</text:p>
          <text:p text:style-name="P85">--log-file<text:tab/>58</text:p>
          <text:p text:style-name="P85">--log-post-command<text:tab/>58</text:p>
          <text:p text:style-name="P85">--login-dialog<text:tab/>67</text:p>
          <text:p text:style-name="P85">--long-format<text:tab/>59</text:p>
          <text:p text:style-name="P85">--max-band-width<text:tab/>56</text:p>
          <text:p text:style-name="P85">--max-tmp-size<text:tab/>59</text:p>
          <text:p text:style-name="P85">--mount<text:tab/>42p.</text:p>
          <text:p text:style-name="P85">--nice-level<text:tab/>56</text:p>
          <text:p text:style-name="P85">--no-bar-on-medium<text:tab/>61</text:p>
          <text:p text:style-name="P85">--no-default-config<text:tab/>61</text:p>
          <text:p text:style-name="P85">--no-detach<text:tab/>55</text:p>
          <text:p text:style-name="P85">--no-fragments-check<text:tab/>60</text:p>
          <text:p text:style-name="P85">--no-header-footer<text:tab/>59</text:p>
          <text:p text:style-name="P85">--no-index-database<text:tab/>57</text:p>
          <text:p text:style-name="P85">--no-signatures<text:tab/>49</text:p>
          <text:p text:style-name="P85">--no-stop-on-error<text:tab/>61</text:p>
          <text:p text:style-name="P85">--no-storage<text:tab/>61</text:p>
          <text:p text:style-name="P85">--normal<text:tab/>43</text:p>
          <text:p text:style-name="P85">--numeric-permission<text:tab/>59</text:p>
          <text:p text:style-name="P85">--numeric-uid-gid<text:tab/>59</text:p>
          <text:p text:style-name="P85">--overwrite-archive-files<text:tab/>60</text:p>
          <text:p text:style-name="P85">--overwrite-entries<text:tab/>69</text:p>
          <text:p text:style-name="P85">--overwrite-files<text:tab/>60</text:p>
          <text:p text:style-name="P85">--owner<text:tab/>55</text:p>
          <text:p text:style-name="P85">--pairing-master-file<text:tab/>59</text:p>
          <text:p text:style-name="P85">--password<text:tab/>67</text:p>
          <text:p text:style-name="P85">--pause<text:tab/>68</text:p>
          <text:p text:style-name="P85">--pid-file<text:tab/>59</text:p>
          <text:p text:style-name="P85">--ping<text:tab/>68</text:p>
          <text:p text:style-name="P85">--port<text:tab/>67</text:p>
          <text:p text:style-name="P85">--post-command<text:tab/>42</text:p>
          <text:p text:style-name="P85">--pre-command<text:tab/>42</text:p>
          <text:p text:style-name="P85">--quiet<text:tab/>61</text:p>
          <text:p text:style-name="P85">--raw-images<text:tab/>60</text:p>
          <text:p text:style-name="P85">--remote-bar-executable<text:tab/>56</text:p>
          <text:p text:style-name="P85">--restore<text:tab/>69</text:p>
          <text:p text:style-name="P85">--scp-write-post-command<text:tab/>51</text:p>
          <text:p text:style-name="P85">--scp-write-pre-command<text:tab/>50</text:p>
          <text:p text:style-name="P85">--select-job<text:tab/>68</text:p>
          <text:p text:style-name="P85">--server-ca-file<text:tab/>55</text:p>
          <text:p text:style-name="P85">--server-cert-file<text:tab/>55</text:p>
          <text:p text:style-name="P85">--server-key-file<text:tab/>55</text:p>
          <text:p text:style-name="P85">--server-password<text:tab/>55</text:p>
          <text:p text:style-name="P85">--server-port<text:tab/>55</text:p>
          <text:p text:style-name="P85">--server-tls-port<text:tab/>55</text:p>
          <text:p text:style-name="P85">--sftp-write-post-command<text:tab/>51</text:p>
          <text:p text:style-name="P85">--sftp-write-pre-command<text:tab/>51</text:p>
          <text:p text:style-name="P85">--signature-private-key<text:tab/>49</text:p>
          <text:p text:style-name="P85">--signatures-public-key<text:tab/>48</text:p>
          <text:p text:style-name="P85">--skip-unreadable<text:tab/>60</text:p>
          <text:p text:style-name="P85">--skip-verify-signatures<text:tab/>49</text:p>
          <text:p text:style-name="P85">--ssh-login-name<text:tab/>50</text:p>
          <text:p text:style-name="P85">--ssh-max-connections<text:tab/>50</text:p>
          <text:p text:style-name="P85">--ssh-max-storage-size<text:tab/>50</text:p>
          <text:p text:style-name="P85">--ssh-password<text:tab/>50</text:p>
          <text:p text:style-name="P85"><text:soft-page-break/>--ssh-port<text:tab/>50</text:p>
          <text:p text:style-name="P85">--ssh-private-key<text:tab/>50</text:p>
          <text:p text:style-name="P85">--ssh-public-key<text:tab/>50</text:p>
          <text:p text:style-name="P85">--suspend<text:tab/>68</text:p>
          <text:p text:style-name="P85">--test<text:tab/>10, 41</text:p>
          <text:p text:style-name="P85">--tls-port<text:tab/>67</text:p>
          <text:p text:style-name="P85">--tmp-directory<text:tab/>59</text:p>
          <text:p text:style-name="P85">--verbose<text:tab/>62</text:p>
          <text:p text:style-name="P85">--version<text:tab/>62, 69</text:p>
          <text:p text:style-name="P85"><text:span text:style-name="T1">--volume-size</text:span><text:tab/>61</text:p>
          <text:p text:style-name="P85">--wait-first-volume<text:tab/>60</text:p>
          <text:p text:style-name="P85">--webdav-login<text:tab/>51</text:p>
          <text:p text:style-name="P85">--webdav-max-connections<text:tab/>51</text:p>
          <text:p text:style-name="P85">--webdav-max-storage-size<text:tab/>51</text:p>
          <text:p text:style-name="P85">--webdav-password<text:tab/>51</text:p>
          <text:p text:style-name="P85">--webdav-write-post-command<text:tab/>51</text:p>
          <text:p text:style-name="P85">--webdav-write-pre-command<text:tab/>51</text:p>
          <text:p text:style-name="P85">--xhelp<text:tab/>62</text:p>
          <text:p text:style-name="P85">-!<text:tab/>43</text:p>
          <text:p text:style-name="P85">-#<text:tab/>42</text:p>
          <text:p text:style-name="P85">-a<text:tab/>69</text:p>
          <text:p text:style-name="P85">-c<text:tab/>41, 68</text:p>
          <text:p text:style-name="P85">-C<text:tab/>59</text:p>
          <text:p text:style-name="P85">-d<text:tab/>41</text:p>
          <text:p text:style-name="P85">-D<text:tab/>55</text:p>
          <text:p text:style-name="P85">-e<text:tab/>69</text:p>
          <text:p text:style-name="P85"><text:span text:style-name="T12">-f</text:span><text:tab/>43</text:p>
          <text:p text:style-name="P85">-g<text:tab/>59</text:p>
          <text:p text:style-name="P85">-h<text:tab/>62, 69</text:p>
          <text:p text:style-name="P85">-H<text:tab/>59</text:p>
          <text:p text:style-name="P85">-i<text:tab/>43, 68</text:p>
          <text:p text:style-name="P85">-j<text:tab/>68</text:p>
          <text:p text:style-name="P85">-l<text:tab/>41, 68</text:p>
          <text:p text:style-name="P85">-L<text:tab/>59</text:p>
          <text:p text:style-name="P85">-m<text:tab/>41</text:p>
          <text:p text:style-name="P85">-n<text:tab/>68</text:p>
          <text:p text:style-name="P85">-o<text:tab/>60</text:p>
          <text:p text:style-name="P85">-p<text:tab/>55, 67</text:p>
          <text:p text:style-name="P85">-s<text:tab/>16, 49, 68</text:p>
          <text:p text:style-name="P85">-t<text:tab/>41, 68</text:p>
          <text:p text:style-name="P85">-x<text:tab/>41</text:p>
          <text:p text:style-name="P85">-y<text:tab/>47</text:p>
          <text:p text:style-name="P85">-z<text:tab/>13, 44</text:p>
          <text:p text:style-name="P85">‑‑continuous-min-time-delta<text:tab/>58</text:p>
          <text:p text:style-name="P85">‑‑include-file-list<text:tab/>42</text:p>
          <text:p text:style-name="P85">‑‑include-image-list<text:tab/>43</text:p>
          <text:p text:style-name="P85">‑‑no-stop-on-attribute-error<text:tab/>61</text:p>
          <text:p text:style-name="P85">‑‑storage-command<text:tab/>42</text:p>
          <text:p text:style-name="P85">‑‑storage-list<text:tab/>42</text:p>
          <text:p text:style-name="P87">A</text:p>
          <text:p text:style-name="P85">archive-name<text:tab/>63</text:p>
          <text:p text:style-name="P85">archive-type<text:tab/>63</text:p>
          <text:p text:style-name="P85">atime<text:tab/>9</text:p>
          <text:p text:style-name="P87">B</text:p>
          <text:p text:style-name="P85">bar-keygen<text:tab/>7</text:p>
          <text:p text:style-name="P85">basic commands<text:tab/>41</text:p>
          <text:p text:style-name="P87">C</text:p>
          <text:p text:style-name="P85">chunks<text:tab/>70</text:p>
          <text:p text:style-name="P85">compare archive<text:tab/>11</text:p>
          <text:p text:style-name="P85">compress archive<text:tab/>13</text:p>
          <text:p text:style-name="P85">compression<text:tab/>44</text:p>
          <text:p text:style-name="P85">creating archive<text:tab/>8</text:p>
          <text:p text:style-name="P85">crypt-password-mode<text:tab/>63</text:p>
          <text:p text:style-name="P87">D</text:p>
          <text:p text:style-name="P85">device configuration<text:tab/>65</text:p>
          <text:p text:style-name="P85">differential archive<text:tab/>12</text:p>
          <text:p text:style-name="P87">E</text:p>
          <text:p text:style-name="P85">encryption<text:tab/>47</text:p>
          <text:p text:style-name="P85">exclude<text:tab/>63</text:p>
          <text:p text:style-name="P85">exclude-command<text:tab/>64</text:p>
          <text:p text:style-name="P85">exclude-list<text:tab/>64</text:p>
          <text:p text:style-name="P85">extract archive<text:tab/>11</text:p>
          <text:p text:style-name="P87">F</text:p>
          <text:p text:style-name="P85">file format<text:tab/>70</text:p>
          <text:p text:style-name="P85">ftp server configuration<text:tab/>64</text:p>
          <text:p text:style-name="P87">G</text:p>
          <text:p text:style-name="P85">graphical front end<text:tab/>22</text:p>
          <text:p text:style-name="P87">I</text:p>
          <text:p text:style-name="P85">include-file<text:tab/>63</text:p>
          <text:p text:style-name="P85">include-file-command<text:tab/>63</text:p>
          <text:p text:style-name="P85">include-file-list<text:tab/>63</text:p>
          <text:p text:style-name="P85">include-image<text:tab/>63</text:p>
          <text:p text:style-name="P85">include-image-command<text:tab/>63</text:p>
          <text:p text:style-name="P85">include-image-list<text:tab/>63</text:p>
          <text:p text:style-name="P85">include/exclude files<text:tab/>42</text:p>
          <text:p text:style-name="P85">incremental archive<text:tab/>12</text:p>
          <text:p text:style-name="P87">L</text:p>
          <text:p text:style-name="P85">list archive<text:tab/>10</text:p>
          <text:p text:style-name="P87">P</text:p>
          <text:p text:style-name="P85">pause-create<text:tab/>69</text:p>
          <text:p text:style-name="P85">pause-index-database-update<text:tab/>69</text:p>
          <text:p text:style-name="P85">pause-restore<text:tab/>69</text:p>
          <text:p text:style-name="P85">pause-storage<text:tab/>69</text:p>
          <text:p text:style-name="P87">S</text:p>
          <text:p text:style-name="P85">schedule configuration<text:tab/>66</text:p>
          <text:p text:style-name="P85">server<text:tab/>19, 55, 69</text:p>
          <text:p text:style-name="P85">server-password<text:tab/>69</text:p>
          <text:p text:style-name="P85">server-port<text:tab/>69</text:p>
          <text:p text:style-name="P85">server-tls-port<text:tab/>69</text:p>
          <text:p text:style-name="P85"><text:soft-page-break/>split archives<text:tab/>16, 49</text:p>
          <text:p text:style-name="P85">ssh/scp/sftp server configuration<text:tab/>65</text:p>
          <text:p text:style-name="P85">store archives<text:tab/>16, 49</text:p>
          <text:p text:style-name="P87">T</text:p>
          <text:p text:style-name="P85">test archive<text:tab/>10</text:p>
          <text:p text:style-name="P87">U</text:p>
          <text:p text:style-name="P85">URI<text:tab/>16</text:p>
        </text:index-body>
      </text:alphabetical-index>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0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9-03-17T10:40:52.211798954</dc:date>
    <meta:editing-duration>P330DT9H12M53S</meta:editing-duration>
    <meta:editing-cycles>611</meta:editing-cycles>
    <meta:generator>LibreOffice/6.0.7.3$Linux_X86_64 LibreOffice_project/00m0$Build-3</meta:generator>
    <meta:document-statistic meta:table-count="14" meta:image-count="20" meta:object-count="0" meta:page-count="88" meta:paragraph-count="2577" meta:word-count="23888" meta:character-count="150587" meta:non-whitespace-character-count="129739"/>
  </office:meta>
</office:document-meta>
</file>